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1.5pt solid #000000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49" style:family="table-cell" style:parent-style-name="Default">
      <style:table-cell-properties fo:border-bottom="none" fo:border-left="2.24pt solid #000000" fo:border-right="none" fo:border-top="none"/>
    </style:style>
    <style:style style:name="ce4" style:family="table-cell" style:parent-style-name="Default">
      <style:table-cell-properties fo:border-bottom="none" fo:background-color="#e6e6e6" fo:border-left="2.24pt solid #000000" fo:border-right="none" fo:border-top="none"/>
    </style:style>
    <style:style style:name="ce5" style:family="table-cell" style:parent-style-name="Default">
      <style:table-cell-properties fo:border-bottom="none" fo:background-color="#e6e6ff" fo:border-left="2.24pt solid #000000" fo:border-right="none" fo:border-top="none"/>
    </style:style>
    <style:style style:name="ce6" style:family="table-cell" style:parent-style-name="Default">
      <style:table-cell-properties fo:border-bottom="2.24pt solid #000000" fo:border-left="2.24pt solid #000000" fo:border-right="none" fo:border-top="none"/>
    </style:style>
    <style:style style:name="ce53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1.5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 fo:hyphenate="true"/>
    </style:style>
    <style:style style:name="ce9" style:family="table-cell" style:parent-style-name="Default">
      <style:table-cell-properties fo:border-bottom="0.74pt solid #000000" fo:border-left="1.5pt solid #000000" fo:border-right="none" fo:border-top="0.74pt solid #000000"/>
    </style:style>
    <style:style style:name="ce10" style:family="table-cell" style:parent-style-name="Default">
      <style:table-cell-properties fo:border-bottom="none" fo:border-left="1.5pt solid #000000" fo:border-right="none" fo:border-top="none"/>
    </style:style>
    <style:style style:name="ce11" style:family="table-cell" style:parent-style-name="Default">
      <style:table-cell-properties fo:border-bottom="1.5pt solid #000000" fo:border-left="1.5pt solid #000000" fo:border-right="none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none" fo:border-top="2.24pt solid #000000"/>
    </style:style>
    <style:style style:name="ce15" style:family="table-cell" style:parent-style-name="Default">
      <style:table-cell-properties fo:background-color="#e6e6ff"/>
    </style:style>
    <style:style style:name="ce16" style:family="table-cell" style:parent-style-name="Default">
      <style:table-cell-properties fo:border-bottom="2.24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1.5pt solid #000000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in"/>
    </style:style>
    <style:style style:name="ce22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in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1.5pt solid #000000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1.5pt solid #000000" fo:border-top="1.5pt solid #000000"/>
    </style:style>
    <style:style style:name="ce28" style:family="table-cell" style:parent-style-name="Default">
      <style:table-cell-properties fo:border-bottom="0.74pt solid #000000" fo:border-left="none" fo:border-right="1.5pt solid #000000" fo:border-top="0.74pt solid #000000"/>
    </style:style>
    <style:style style:name="ce29" style:family="table-cell" style:parent-style-name="Default">
      <style:table-cell-properties fo:border-bottom="none" fo:border-left="none" fo:border-right="1.5pt solid #000000" fo:border-top="none"/>
    </style:style>
    <style:style style:name="ce30" style:family="table-cell" style:parent-style-name="Default">
      <style:table-cell-properties fo:border-bottom="1.5pt solid #000000" fo:border-left="none" fo:border-right="1.5pt solid #000000" fo:border-top="none"/>
    </style:style>
    <style:style style:name="ce31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1.5pt solid #000000" fo:border-right="none" fo:border-top="1.5pt solid #000000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1.5pt solid #000000"/>
      <style:paragraph-properties fo:text-align="center" fo:margin-left="0in"/>
    </style:style>
    <style:style style:name="ce35" style:family="table-cell" style:parent-style-name="Default" style:data-style-name="N0"/>
    <style:style style:name="ce36" style:family="table-cell" style:parent-style-name="Default">
      <style:table-cell-properties fo:border-bottom="0.74pt solid #000000" fo:border-left="none" fo:border-right="1.5pt solid #000000" fo:border-top="1.5pt solid #000000"/>
    </style:style>
    <style:style style:name="ce37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e6e6ff" style:text-align-source="fix" style:repeat-content="false" fo:border-left="none" fo:border-right="2.24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case-sensitive="false" table:automatic-find-labels="false"/>
      <table:table table:name="Card data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Sor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oot_i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version</text:p>
          </table:table-cell>
          <table:table-cell table:style-name="ce3" office:value-type="string" calcext:value-type="string">
            <text:p><text:s text:c="3"/></text:p>
          </table:table-cell>
          <table:table-cell office:value-type="string" calcext:value-type="string">
            <text:p>Rootless_V_Off_7th</text:p>
          </table:table-cell>
          <table:table-cell office:value-type="string" calcext:value-type="string">
            <text:p>Rootless_V_Off_3rd_RH</text:p>
          </table:table-cell>
          <table:table-cell office:value-type="string" calcext:value-type="string">
            <text:p>Rootless_V_Off_3rd_LH</text:p>
          </table:table-cell>
          <table:table-cell office:value-type="string" calcext:value-type="string">
            <text:p>Rootless_V_Off_3rd_RH</text:p>
          </table:table-cell>
          <table:table-cell office:value-type="string" calcext:value-type="string">
            <text:p>Rootless_V_Off_3rd_LH</text:p>
          </table:table-cell>
          <table:table-cell office:value-type="string" calcext:value-type="string">
            <text:p>Rootless_V_Off_3rd_lilypond</text:p>
          </table:table-cell>
          <table:table-cell table:style-name="ce7" office:value-type="string" calcext:value-type="string">
            <text:p>Rootless_V_Off_3rd_lilypondimg</text:p>
          </table:table-cell>
          <table:table-cell office:value-type="string" calcext:value-type="string">
            <text:p>Rootless_V_Off_7th_lilypond</text:p>
          </table:table-cell>
          <table:table-cell office:value-type="string" calcext:value-type="string">
            <text:p>Rootless_V_Off_7th_lilypondimg</text:p>
          </table:table-cell>
          <table:table-cell office:value-type="string" calcext:value-type="string">
            <text:p>Rootless_V_Off_3rd_ABC</text:p>
          </table:table-cell>
          <table:table-cell office:value-type="string" calcext:value-type="string">
            <text:p>Rootless_V_Off_3rd_ABC_mp3</text:p>
          </table:table-cell>
          <table:table-cell office:value-type="string" calcext:value-type="string">
            <text:p>Rootless_V_Off_7th_ABC</text:p>
          </table:table-cell>
          <table:table-cell office:value-type="string" calcext:value-type="string">
            <text:p>Rootless_V_Off_7th_ABC_mp3</text:p>
          </table:table-cell>
          <table:table-cell office:value-type="string" calcext:value-type="string">
            <text:p>GuideTones_V_Off_3rd</text:p>
          </table:table-cell>
          <table:table-cell office:value-type="string" calcext:value-type="string">
            <text:p>GuideTones_V_Off_7th</text:p>
          </table:table-cell>
          <table:table-cell office:value-type="string" calcext:value-type="string">
            <text:p>GuideTones_V_Off_3rd_RH</text:p>
          </table:table-cell>
          <table:table-cell office:value-type="string" calcext:value-type="string">
            <text:p>GuideTones_V_Off_3rd_LH</text:p>
          </table:table-cell>
          <table:table-cell office:value-type="string" calcext:value-type="string">
            <text:p>GuideTones_V_Off_3rd_RH</text:p>
          </table:table-cell>
          <table:table-cell office:value-type="string" calcext:value-type="string">
            <text:p>GuideTones_V_Off_3rd_LH</text:p>
          </table:table-cell>
          <table:table-cell office:value-type="string" calcext:value-type="string">
            <text:p>GuideTones_V_Off_3rd_lilypond</text:p>
          </table:table-cell>
          <table:table-cell office:value-type="string" calcext:value-type="string">
            <text:p>GuideTones_V_Off_3rd_lilypondimg</text:p>
          </table:table-cell>
          <table:table-cell office:value-type="string" calcext:value-type="string">
            <text:p>GuideTones_V_Off_7th_lilypond</text:p>
          </table:table-cell>
          <table:table-cell office:value-type="string" calcext:value-type="string">
            <text:p>GuideTones_V_Off_7th_lilypondimg</text:p>
          </table:table-cell>
          <table:table-cell office:value-type="string" calcext:value-type="string">
            <text:p>GuideTones_V_Off_3rd_ABC</text:p>
          </table:table-cell>
          <table:table-cell office:value-type="string" calcext:value-type="string">
            <text:p>GuideTones_V_Off_3rd_ABC_mp3</text:p>
          </table:table-cell>
          <table:table-cell office:value-type="string" calcext:value-type="string">
            <text:p>GuideTones_V_Off_7th_ABC</text:p>
          </table:table-cell>
          <table:table-cell office:value-type="string" calcext:value-type="string">
            <text:p>GuideTones_V_Off_7th_ABC_mp3</text:p>
          </table:table-cell>
          <table:table-cell table:style-name="ce12" office:value-type="string" calcext:value-type="string">
            <text:p>FourNotesSh_Ext_V_Off_3rd</text:p>
          </table:table-cell>
          <table:table-cell office:value-type="string" calcext:value-type="string">
            <text:p>FourNotesSh_Ext_V_Off_7th</text:p>
          </table:table-cell>
          <table:table-cell office:value-type="string" calcext:value-type="string">
            <text:p>FourNotesSh_Ext_V_Off_3rd_RH</text:p>
          </table:table-cell>
          <table:table-cell office:value-type="string" calcext:value-type="string">
            <text:p>FourNotesSh_Ext_V_Off_3rd_LH</text:p>
          </table:table-cell>
          <table:table-cell office:value-type="string" calcext:value-type="string">
            <text:p>FourNotesSh_Ext_V_Off_3rd_RH</text:p>
          </table:table-cell>
          <table:table-cell office:value-type="string" calcext:value-type="string">
            <text:p>FourNotesSh_Ext_V_Off_3rd_LH</text:p>
          </table:table-cell>
          <table:table-cell office:value-type="string" calcext:value-type="string">
            <text:p>FourNotesSh_Ext_V_Off_3rd_lilypond</text:p>
          </table:table-cell>
          <table:table-cell office:value-type="string" calcext:value-type="string">
            <text:p>FourNotesSh_Ext_V_Off_3rd_lilypondimg</text:p>
          </table:table-cell>
          <table:table-cell office:value-type="string" calcext:value-type="string">
            <text:p>FourNotesSh_Ext_V_Off_7th_lilypond</text:p>
          </table:table-cell>
          <table:table-cell office:value-type="string" calcext:value-type="string">
            <text:p>FourNotesSh_Ext_V_Off_7th_lilypondimg</text:p>
          </table:table-cell>
          <table:table-cell office:value-type="string" calcext:value-type="string">
            <text:p>FourNotesSh_Ext_V_Off_3rd_ABC</text:p>
          </table:table-cell>
          <table:table-cell office:value-type="string" calcext:value-type="string">
            <text:p>FourNotesSh_Ext_V_Off_3rd_ABC_mp3</text:p>
          </table:table-cell>
          <table:table-cell office:value-type="string" calcext:value-type="string">
            <text:p>FourNotesSh_Ext_V_Off_7th_ABC</text:p>
          </table:table-cell>
          <table:table-cell office:value-type="string" calcext:value-type="string">
            <text:p>FourNotesSh_Ext_V_Off_7th_ABC_mp3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2];&quot; &quot;;[.E2];&quot; &quot;;[.F2])" office:value-type="string" office:string-value="A 7  " calcext:value-type="string">
            <text:p>A 7 <text:s/></text:p>
          </table:table-cell>
          <table:table-cell office:value-type="string" calcext:value-type="string">
            <text:p>A</text:p>
          </table:table-cell>
          <table:table-cell table:formula="of:=VLOOKUP([.C2];Engl_to_Ital;2)" office:value-type="string" office:string-value="La" calcext:value-type="string">
            <text:p>La</text:p>
          </table:table-cell>
          <table:table-cell office:value-type="string" calcext:value-type="string">
            <text:p>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2];Roots_and_intervals;VLOOKUP(&quot;M3&quot;;Int_Solfege_steps;4)); &quot; &quot;; VLOOKUP([.$D2];Roots_and_intervals;VLOOKUP(&quot;min7&quot;;Int_Solfege_steps;4)))" office:value-type="string" office:string-value="Dod Sol" calcext:value-type="string">
            <text:p>Dod Sol</text:p>
          </table:table-cell>
          <table:table-cell table:formula="of:=CONCATENATE(VLOOKUP([.$D2];Roots_and_intervals;VLOOKUP(&quot;min7&quot;;Int_Solfege_steps;4)); &quot; &quot;; VLOOKUP([.$D2];Roots_and_intervals;VLOOKUP(&quot;M3&quot;;Int_Solfege_steps;4)))" office:value-type="string" office:string-value="Sol Dod" calcext:value-type="string">
            <text:p>Sol Dod</text:p>
          </table:table-cell>
          <table:table-cell table:number-columns-repeated="12"/>
          <table:table-cell table:formula="of:=CONCATENATE([.$D2]; &quot; &quot;;VLOOKUP([.$D2];Roots_and_intervals;VLOOKUP(&quot;M3&quot;;Int_Solfege_steps;4)); &quot; &quot;; VLOOKUP([.$D2];Roots_and_intervals;VLOOKUP(&quot;min7&quot;;Int_Solfege_steps;4)))" office:value-type="string" office:string-value="La Dod Sol" calcext:value-type="string">
            <text:p>La Dod Sol</text:p>
          </table:table-cell>
          <table:table-cell table:formula="of:=CONCATENATE([.$D2];&quot; &quot;;VLOOKUP([.$D2];Roots_and_intervals;VLOOKUP(&quot;min7&quot;;Int_Solfege_steps;4));&quot; &quot;;VLOOKUP([.$D2];Roots_and_intervals;VLOOKUP(&quot;M3&quot;;Int_Solfege_steps;4)))" office:value-type="string" office:string-value="La Sol Dod" calcext:value-type="string">
            <text:p>La Sol Dod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3];&quot; &quot;;[.E3];&quot; &quot;;[.F3])" office:value-type="string" office:string-value="Ab 7  " calcext:value-type="string">
            <text:p>Ab 7 <text:s/></text:p>
          </table:table-cell>
          <table:table-cell office:value-type="string" calcext:value-type="string">
            <text:p>Ab</text:p>
          </table:table-cell>
          <table:table-cell table:formula="of:=VLOOKUP([.C3];Engl_to_Ital;2)" office:value-type="string" office:string-value="Lab" calcext:value-type="string">
            <text:p>Lab</text:p>
          </table:table-cell>
          <table:table-cell office:value-type="string" calcext:value-type="string">
            <text:p>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3];Roots_and_intervals;VLOOKUP(&quot;M3&quot;;Int_Solfege_steps;4)); &quot; &quot;; VLOOKUP([.$D3];Roots_and_intervals;VLOOKUP(&quot;min7&quot;;Int_Solfege_steps;4)))" office:value-type="string" office:string-value="Do Solb" calcext:value-type="string">
            <text:p>Do Solb</text:p>
          </table:table-cell>
          <table:table-cell table:formula="of:=CONCATENATE(VLOOKUP([.$D3];Roots_and_intervals;VLOOKUP(&quot;min7&quot;;Int_Solfege_steps;4)); &quot; &quot;; VLOOKUP([.$D3];Roots_and_intervals;VLOOKUP(&quot;M3&quot;;Int_Solfege_steps;4)))" office:value-type="string" office:string-value="Solb Do" calcext:value-type="string">
            <text:p>Solb Do</text:p>
          </table:table-cell>
          <table:table-cell table:number-columns-repeated="12"/>
          <table:table-cell table:formula="of:=CONCATENATE([.$D3]; &quot; &quot;;VLOOKUP([.$D3];Roots_and_intervals;VLOOKUP(&quot;M3&quot;;Int_Solfege_steps;4)); &quot; &quot;; VLOOKUP([.$D3];Roots_and_intervals;VLOOKUP(&quot;min7&quot;;Int_Solfege_steps;4)))" office:value-type="string" office:string-value="Lab Do Solb" calcext:value-type="string">
            <text:p>Lab Do Solb</text:p>
          </table:table-cell>
          <table:table-cell table:formula="of:=CONCATENATE([.$D3];&quot; &quot;;VLOOKUP([.$D3];Roots_and_intervals;VLOOKUP(&quot;min7&quot;;Int_Solfege_steps;4));&quot; &quot;;VLOOKUP([.$D3];Roots_and_intervals;VLOOKUP(&quot;M3&quot;;Int_Solfege_steps;4)))" office:value-type="string" office:string-value="Lab Solb Do" calcext:value-type="string">
            <text:p>Lab Solb Do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4];&quot; &quot;;[.E4];&quot; &quot;;[.F4])" office:value-type="string" office:string-value="B 7  " calcext:value-type="string">
            <text:p>B 7 <text:s/></text:p>
          </table:table-cell>
          <table:table-cell office:value-type="string" calcext:value-type="string">
            <text:p>B</text:p>
          </table:table-cell>
          <table:table-cell table:formula="of:=VLOOKUP([.C4];Engl_to_Ital;2)" office:value-type="string" office:string-value="Si" calcext:value-type="string">
            <text:p>Si</text:p>
          </table:table-cell>
          <table:table-cell office:value-type="string" calcext:value-type="string">
            <text:p>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4];Roots_and_intervals;VLOOKUP(&quot;M3&quot;;Int_Solfege_steps;4)); &quot; &quot;; VLOOKUP([.$D4];Roots_and_intervals;VLOOKUP(&quot;min7&quot;;Int_Solfege_steps;4)))" office:value-type="string" office:string-value="Red La" calcext:value-type="string">
            <text:p>Red La</text:p>
          </table:table-cell>
          <table:table-cell table:formula="of:=CONCATENATE(VLOOKUP([.$D4];Roots_and_intervals;VLOOKUP(&quot;min7&quot;;Int_Solfege_steps;4)); &quot; &quot;; VLOOKUP([.$D4];Roots_and_intervals;VLOOKUP(&quot;M3&quot;;Int_Solfege_steps;4)))" office:value-type="string" office:string-value="La Red" calcext:value-type="string">
            <text:p>La Red</text:p>
          </table:table-cell>
          <table:table-cell table:number-columns-repeated="12"/>
          <table:table-cell table:formula="of:=CONCATENATE([.$D4]; &quot; &quot;;VLOOKUP([.$D4];Roots_and_intervals;VLOOKUP(&quot;M3&quot;;Int_Solfege_steps;4)); &quot; &quot;; VLOOKUP([.$D4];Roots_and_intervals;VLOOKUP(&quot;min7&quot;;Int_Solfege_steps;4)))" office:value-type="string" office:string-value="Si Red La" calcext:value-type="string">
            <text:p>Si Red La</text:p>
          </table:table-cell>
          <table:table-cell table:formula="of:=CONCATENATE([.$D4];&quot; &quot;;VLOOKUP([.$D4];Roots_and_intervals;VLOOKUP(&quot;min7&quot;;Int_Solfege_steps;4));&quot; &quot;;VLOOKUP([.$D4];Roots_and_intervals;VLOOKUP(&quot;M3&quot;;Int_Solfege_steps;4)))" office:value-type="string" office:string-value="Si La Red" calcext:value-type="string">
            <text:p>Si La Red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5];&quot; &quot;;[.E5];&quot; &quot;;[.F5])" office:value-type="string" office:string-value="Bb 7  " calcext:value-type="string">
            <text:p>Bb 7 <text:s/></text:p>
          </table:table-cell>
          <table:table-cell office:value-type="string" calcext:value-type="string">
            <text:p>Bb</text:p>
          </table:table-cell>
          <table:table-cell table:formula="of:=VLOOKUP([.C5];Engl_to_Ital;2)" office:value-type="string" office:string-value="Sib" calcext:value-type="string">
            <text:p>Sib</text:p>
          </table:table-cell>
          <table:table-cell office:value-type="string" calcext:value-type="string">
            <text:p>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5];Roots_and_intervals;VLOOKUP(&quot;M3&quot;;Int_Solfege_steps;4)); &quot; &quot;; VLOOKUP([.$D5];Roots_and_intervals;VLOOKUP(&quot;min7&quot;;Int_Solfege_steps;4)))" office:value-type="string" office:string-value="Re Lab" calcext:value-type="string">
            <text:p>Re Lab</text:p>
          </table:table-cell>
          <table:table-cell table:formula="of:=CONCATENATE(VLOOKUP([.$D5];Roots_and_intervals;VLOOKUP(&quot;min7&quot;;Int_Solfege_steps;4)); &quot; &quot;; VLOOKUP([.$D5];Roots_and_intervals;VLOOKUP(&quot;M3&quot;;Int_Solfege_steps;4)))" office:value-type="string" office:string-value="Lab Re" calcext:value-type="string">
            <text:p>Lab Re</text:p>
          </table:table-cell>
          <table:table-cell table:number-columns-repeated="12"/>
          <table:table-cell table:formula="of:=CONCATENATE([.$D5]; &quot; &quot;;VLOOKUP([.$D5];Roots_and_intervals;VLOOKUP(&quot;M3&quot;;Int_Solfege_steps;4)); &quot; &quot;; VLOOKUP([.$D5];Roots_and_intervals;VLOOKUP(&quot;min7&quot;;Int_Solfege_steps;4)))" office:value-type="string" office:string-value="Sib Re Lab" calcext:value-type="string">
            <text:p>Sib Re Lab</text:p>
          </table:table-cell>
          <table:table-cell table:formula="of:=CONCATENATE([.$D5];&quot; &quot;;VLOOKUP([.$D5];Roots_and_intervals;VLOOKUP(&quot;min7&quot;;Int_Solfege_steps;4));&quot; &quot;;VLOOKUP([.$D5];Roots_and_intervals;VLOOKUP(&quot;M3&quot;;Int_Solfege_steps;4)))" office:value-type="string" office:string-value="Sib Lab Re" calcext:value-type="string">
            <text:p>Sib Lab Re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6];&quot; &quot;;[.E6];&quot; &quot;;[.F6])" office:value-type="string" office:string-value="C 7  " calcext:value-type="string">
            <text:p>C 7 <text:s/></text:p>
          </table:table-cell>
          <table:table-cell office:value-type="string" calcext:value-type="string">
            <text:p>C</text:p>
          </table:table-cell>
          <table:table-cell table:formula="of:=VLOOKUP([.C6];Engl_to_Ital;2)" office:value-type="string" office:string-value="Do" calcext:value-type="string">
            <text:p>Do</text:p>
          </table:table-cell>
          <table:table-cell office:value-type="string" calcext:value-type="string">
            <text:p>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6];Roots_and_intervals;VLOOKUP(&quot;M3&quot;;Int_Solfege_steps;4)); &quot; &quot;; VLOOKUP([.$D6];Roots_and_intervals;VLOOKUP(&quot;min7&quot;;Int_Solfege_steps;4)))" office:value-type="string" office:string-value="Mi Sib" calcext:value-type="string">
            <text:p>Mi Sib</text:p>
          </table:table-cell>
          <table:table-cell table:formula="of:=CONCATENATE(VLOOKUP([.$D6];Roots_and_intervals;VLOOKUP(&quot;min7&quot;;Int_Solfege_steps;4)); &quot; &quot;; VLOOKUP([.$D6];Roots_and_intervals;VLOOKUP(&quot;M3&quot;;Int_Solfege_steps;4)))" office:value-type="string" office:string-value="Sib Mi" calcext:value-type="string">
            <text:p>Sib Mi</text:p>
          </table:table-cell>
          <table:table-cell table:number-columns-repeated="12"/>
          <table:table-cell table:formula="of:=CONCATENATE([.$D6]; &quot; &quot;;VLOOKUP([.$D6];Roots_and_intervals;VLOOKUP(&quot;M3&quot;;Int_Solfege_steps;4)); &quot; &quot;; VLOOKUP([.$D6];Roots_and_intervals;VLOOKUP(&quot;min7&quot;;Int_Solfege_steps;4)))" office:value-type="string" office:string-value="Do Mi Sib" calcext:value-type="string">
            <text:p>Do Mi Sib</text:p>
          </table:table-cell>
          <table:table-cell table:formula="of:=CONCATENATE([.$D6];&quot; &quot;;VLOOKUP([.$D6];Roots_and_intervals;VLOOKUP(&quot;min7&quot;;Int_Solfege_steps;4));&quot; &quot;;VLOOKUP([.$D6];Roots_and_intervals;VLOOKUP(&quot;M3&quot;;Int_Solfege_steps;4)))" office:value-type="string" office:string-value="Do Sib Mi" calcext:value-type="string">
            <text:p>Do Sib M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7];&quot; &quot;;[.E7];&quot; &quot;;[.F7])" office:value-type="string" office:string-value="D 7  " calcext:value-type="string">
            <text:p>D 7 <text:s/></text:p>
          </table:table-cell>
          <table:table-cell office:value-type="string" calcext:value-type="string">
            <text:p>D</text:p>
          </table:table-cell>
          <table:table-cell table:formula="of:=VLOOKUP([.C7];Engl_to_Ital;2)" office:value-type="string" office:string-value="Re" calcext:value-type="string">
            <text:p>Re</text:p>
          </table:table-cell>
          <table:table-cell office:value-type="string" calcext:value-type="string">
            <text:p>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7];Roots_and_intervals;VLOOKUP(&quot;M3&quot;;Int_Solfege_steps;4)); &quot; &quot;; VLOOKUP([.$D7];Roots_and_intervals;VLOOKUP(&quot;min7&quot;;Int_Solfege_steps;4)))" office:value-type="string" office:string-value="Fad Do" calcext:value-type="string">
            <text:p>Fad Do</text:p>
          </table:table-cell>
          <table:table-cell table:formula="of:=CONCATENATE(VLOOKUP([.$D7];Roots_and_intervals;VLOOKUP(&quot;min7&quot;;Int_Solfege_steps;4)); &quot; &quot;; VLOOKUP([.$D7];Roots_and_intervals;VLOOKUP(&quot;M3&quot;;Int_Solfege_steps;4)))" office:value-type="string" office:string-value="Do Fad" calcext:value-type="string">
            <text:p>Do Fad</text:p>
          </table:table-cell>
          <table:table-cell table:number-columns-repeated="12"/>
          <table:table-cell table:formula="of:=CONCATENATE([.$D7]; &quot; &quot;;VLOOKUP([.$D7];Roots_and_intervals;VLOOKUP(&quot;M3&quot;;Int_Solfege_steps;4)); &quot; &quot;; VLOOKUP([.$D7];Roots_and_intervals;VLOOKUP(&quot;min7&quot;;Int_Solfege_steps;4)))" office:value-type="string" office:string-value="Re Fad Do" calcext:value-type="string">
            <text:p>Re Fad Do</text:p>
          </table:table-cell>
          <table:table-cell table:formula="of:=CONCATENATE([.$D7];&quot; &quot;;VLOOKUP([.$D7];Roots_and_intervals;VLOOKUP(&quot;min7&quot;;Int_Solfege_steps;4));&quot; &quot;;VLOOKUP([.$D7];Roots_and_intervals;VLOOKUP(&quot;M3&quot;;Int_Solfege_steps;4)))" office:value-type="string" office:string-value="Re Do Fad" calcext:value-type="string">
            <text:p>Re Do Fad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8];&quot; &quot;;[.E8];&quot; &quot;;[.F8])" office:value-type="string" office:string-value="Db 7  " calcext:value-type="string">
            <text:p>Db 7 <text:s/></text:p>
          </table:table-cell>
          <table:table-cell office:value-type="string" calcext:value-type="string">
            <text:p>Db</text:p>
          </table:table-cell>
          <table:table-cell table:formula="of:=VLOOKUP([.C8];Engl_to_Ital;2)" office:value-type="string" office:string-value="Reb" calcext:value-type="string">
            <text:p>Reb</text:p>
          </table:table-cell>
          <table:table-cell office:value-type="string" calcext:value-type="string">
            <text:p>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8];Roots_and_intervals;VLOOKUP(&quot;M3&quot;;Int_Solfege_steps;4)); &quot; &quot;; VLOOKUP([.$D8];Roots_and_intervals;VLOOKUP(&quot;min7&quot;;Int_Solfege_steps;4)))" office:value-type="string" office:string-value="Fa Si" calcext:value-type="string">
            <text:p>Fa Si</text:p>
          </table:table-cell>
          <table:table-cell table:formula="of:=CONCATENATE(VLOOKUP([.$D8];Roots_and_intervals;VLOOKUP(&quot;min7&quot;;Int_Solfege_steps;4)); &quot; &quot;; VLOOKUP([.$D8];Roots_and_intervals;VLOOKUP(&quot;M3&quot;;Int_Solfege_steps;4)))" office:value-type="string" office:string-value="Si Fa" calcext:value-type="string">
            <text:p>Si Fa</text:p>
          </table:table-cell>
          <table:table-cell table:number-columns-repeated="12"/>
          <table:table-cell table:formula="of:=CONCATENATE([.$D8]; &quot; &quot;;VLOOKUP([.$D8];Roots_and_intervals;VLOOKUP(&quot;M3&quot;;Int_Solfege_steps;4)); &quot; &quot;; VLOOKUP([.$D8];Roots_and_intervals;VLOOKUP(&quot;min7&quot;;Int_Solfege_steps;4)))" office:value-type="string" office:string-value="Reb Fa Si" calcext:value-type="string">
            <text:p>Reb Fa Si</text:p>
          </table:table-cell>
          <table:table-cell table:formula="of:=CONCATENATE([.$D8];&quot; &quot;;VLOOKUP([.$D8];Roots_and_intervals;VLOOKUP(&quot;min7&quot;;Int_Solfege_steps;4));&quot; &quot;;VLOOKUP([.$D8];Roots_and_intervals;VLOOKUP(&quot;M3&quot;;Int_Solfege_steps;4)))" office:value-type="string" office:string-value="Reb Si Fa" calcext:value-type="string">
            <text:p>Reb Si F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9];&quot; &quot;;[.E9];&quot; &quot;;[.F9])" office:value-type="string" office:string-value="E 7  " calcext:value-type="string">
            <text:p>E 7 <text:s/></text:p>
          </table:table-cell>
          <table:table-cell office:value-type="string" calcext:value-type="string">
            <text:p>E</text:p>
          </table:table-cell>
          <table:table-cell table:formula="of:=VLOOKUP([.C9];Engl_to_Ital;2)" office:value-type="string" office:string-value="Mi" calcext:value-type="string">
            <text:p>Mi</text:p>
          </table:table-cell>
          <table:table-cell office:value-type="string" calcext:value-type="string">
            <text:p>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9];Roots_and_intervals;VLOOKUP(&quot;M3&quot;;Int_Solfege_steps;4)); &quot; &quot;; VLOOKUP([.$D9];Roots_and_intervals;VLOOKUP(&quot;min7&quot;;Int_Solfege_steps;4)))" office:value-type="string" office:string-value="Sold Re" calcext:value-type="string">
            <text:p>Sold Re</text:p>
          </table:table-cell>
          <table:table-cell table:formula="of:=CONCATENATE(VLOOKUP([.$D9];Roots_and_intervals;VLOOKUP(&quot;min7&quot;;Int_Solfege_steps;4)); &quot; &quot;; VLOOKUP([.$D9];Roots_and_intervals;VLOOKUP(&quot;M3&quot;;Int_Solfege_steps;4)))" office:value-type="string" office:string-value="Re Sold" calcext:value-type="string">
            <text:p>Re Sold</text:p>
          </table:table-cell>
          <table:table-cell table:number-columns-repeated="12"/>
          <table:table-cell table:formula="of:=CONCATENATE([.$D9]; &quot; &quot;;VLOOKUP([.$D9];Roots_and_intervals;VLOOKUP(&quot;M3&quot;;Int_Solfege_steps;4)); &quot; &quot;; VLOOKUP([.$D9];Roots_and_intervals;VLOOKUP(&quot;min7&quot;;Int_Solfege_steps;4)))" office:value-type="string" office:string-value="Mi Sold Re" calcext:value-type="string">
            <text:p>Mi Sold Re</text:p>
          </table:table-cell>
          <table:table-cell table:formula="of:=CONCATENATE([.$D9];&quot; &quot;;VLOOKUP([.$D9];Roots_and_intervals;VLOOKUP(&quot;min7&quot;;Int_Solfege_steps;4));&quot; &quot;;VLOOKUP([.$D9];Roots_and_intervals;VLOOKUP(&quot;M3&quot;;Int_Solfege_steps;4)))" office:value-type="string" office:string-value="Mi Re Sold" calcext:value-type="string">
            <text:p>Mi Re Sold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0];&quot; &quot;;[.E10];&quot; &quot;;[.F10])" office:value-type="string" office:string-value="Eb 7  " calcext:value-type="string">
            <text:p>Eb 7 <text:s/></text:p>
          </table:table-cell>
          <table:table-cell office:value-type="string" calcext:value-type="string">
            <text:p>Eb</text:p>
          </table:table-cell>
          <table:table-cell table:formula="of:=VLOOKUP([.C10];Engl_to_Ital;2)" office:value-type="string" office:string-value="Mib" calcext:value-type="string">
            <text:p>Mib</text:p>
          </table:table-cell>
          <table:table-cell office:value-type="string" calcext:value-type="string">
            <text:p>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0];Roots_and_intervals;VLOOKUP(&quot;M3&quot;;Int_Solfege_steps;4)); &quot; &quot;; VLOOKUP([.$D10];Roots_and_intervals;VLOOKUP(&quot;min7&quot;;Int_Solfege_steps;4)))" office:value-type="string" office:string-value="Sol Reb" calcext:value-type="string">
            <text:p>Sol Reb</text:p>
          </table:table-cell>
          <table:table-cell table:formula="of:=CONCATENATE(VLOOKUP([.$D10];Roots_and_intervals;VLOOKUP(&quot;min7&quot;;Int_Solfege_steps;4)); &quot; &quot;; VLOOKUP([.$D10];Roots_and_intervals;VLOOKUP(&quot;M3&quot;;Int_Solfege_steps;4)))" office:value-type="string" office:string-value="Reb Sol" calcext:value-type="string">
            <text:p>Reb Sol</text:p>
          </table:table-cell>
          <table:table-cell table:number-columns-repeated="12"/>
          <table:table-cell table:formula="of:=CONCATENATE([.$D10]; &quot; &quot;;VLOOKUP([.$D10];Roots_and_intervals;VLOOKUP(&quot;M3&quot;;Int_Solfege_steps;4)); &quot; &quot;; VLOOKUP([.$D10];Roots_and_intervals;VLOOKUP(&quot;min7&quot;;Int_Solfege_steps;4)))" office:value-type="string" office:string-value="Mib Sol Reb" calcext:value-type="string">
            <text:p>Mib Sol Reb</text:p>
          </table:table-cell>
          <table:table-cell table:formula="of:=CONCATENATE([.$D10];&quot; &quot;;VLOOKUP([.$D10];Roots_and_intervals;VLOOKUP(&quot;min7&quot;;Int_Solfege_steps;4));&quot; &quot;;VLOOKUP([.$D10];Roots_and_intervals;VLOOKUP(&quot;M3&quot;;Int_Solfege_steps;4)))" office:value-type="string" office:string-value="Mib Reb Sol" calcext:value-type="string">
            <text:p>Mib Reb Sol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1];&quot; &quot;;[.E11];&quot; &quot;;[.F11])" office:value-type="string" office:string-value="F 7  " calcext:value-type="string">
            <text:p>F 7 <text:s/></text:p>
          </table:table-cell>
          <table:table-cell office:value-type="string" calcext:value-type="string">
            <text:p>F</text:p>
          </table:table-cell>
          <table:table-cell table:formula="of:=VLOOKUP([.C11];Engl_to_Ital;2)" office:value-type="string" office:string-value="Fa" calcext:value-type="string">
            <text:p>Fa</text:p>
          </table:table-cell>
          <table:table-cell office:value-type="string" calcext:value-type="string">
            <text:p>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1];Roots_and_intervals;VLOOKUP(&quot;M3&quot;;Int_Solfege_steps;4)); &quot; &quot;; VLOOKUP([.$D11];Roots_and_intervals;VLOOKUP(&quot;min7&quot;;Int_Solfege_steps;4)))" office:value-type="string" office:string-value="La Mib" calcext:value-type="string">
            <text:p>La Mib</text:p>
          </table:table-cell>
          <table:table-cell table:formula="of:=CONCATENATE(VLOOKUP([.$D11];Roots_and_intervals;VLOOKUP(&quot;min7&quot;;Int_Solfege_steps;4)); &quot; &quot;; VLOOKUP([.$D11];Roots_and_intervals;VLOOKUP(&quot;M3&quot;;Int_Solfege_steps;4)))" office:value-type="string" office:string-value="Mib La" calcext:value-type="string">
            <text:p>Mib La</text:p>
          </table:table-cell>
          <table:table-cell table:number-columns-repeated="12"/>
          <table:table-cell table:formula="of:=CONCATENATE([.$D11]; &quot; &quot;;VLOOKUP([.$D11];Roots_and_intervals;VLOOKUP(&quot;M3&quot;;Int_Solfege_steps;4)); &quot; &quot;; VLOOKUP([.$D11];Roots_and_intervals;VLOOKUP(&quot;min7&quot;;Int_Solfege_steps;4)))" office:value-type="string" office:string-value="Fa La Mib" calcext:value-type="string">
            <text:p>Fa La Mib</text:p>
          </table:table-cell>
          <table:table-cell table:formula="of:=CONCATENATE([.$D11];&quot; &quot;;VLOOKUP([.$D11];Roots_and_intervals;VLOOKUP(&quot;min7&quot;;Int_Solfege_steps;4));&quot; &quot;;VLOOKUP([.$D11];Roots_and_intervals;VLOOKUP(&quot;M3&quot;;Int_Solfege_steps;4)))" office:value-type="string" office:string-value="Fa Mib La" calcext:value-type="string">
            <text:p>Fa Mib L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2];&quot; &quot;;[.E12];&quot; &quot;;[.F12])" office:value-type="string" office:string-value="F # 7  " calcext:value-type="string">
            <text:p>F # 7 <text:s/></text:p>
          </table:table-cell>
          <table:table-cell office:value-type="string" calcext:value-type="string">
            <text:p>F #</text:p>
          </table:table-cell>
          <table:table-cell table:formula="of:=VLOOKUP([.C12];Engl_to_Ital;2)" office:value-type="string" office:string-value="Fa" calcext:value-type="string">
            <text:p>Fa</text:p>
          </table:table-cell>
          <table:table-cell office:value-type="string" calcext:value-type="string">
            <text:p>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2];Roots_and_intervals;VLOOKUP(&quot;M3&quot;;Int_Solfege_steps;4)); &quot; &quot;; VLOOKUP([.$D12];Roots_and_intervals;VLOOKUP(&quot;min7&quot;;Int_Solfege_steps;4)))" office:value-type="string" office:string-value="La Mib" calcext:value-type="string">
            <text:p>La Mib</text:p>
          </table:table-cell>
          <table:table-cell table:formula="of:=CONCATENATE(VLOOKUP([.$D12];Roots_and_intervals;VLOOKUP(&quot;min7&quot;;Int_Solfege_steps;4)); &quot; &quot;; VLOOKUP([.$D12];Roots_and_intervals;VLOOKUP(&quot;M3&quot;;Int_Solfege_steps;4)))" office:value-type="string" office:string-value="Mib La" calcext:value-type="string">
            <text:p>Mib La</text:p>
          </table:table-cell>
          <table:table-cell table:number-columns-repeated="12"/>
          <table:table-cell table:formula="of:=CONCATENATE([.$D12]; &quot; &quot;;VLOOKUP([.$D12];Roots_and_intervals;VLOOKUP(&quot;M3&quot;;Int_Solfege_steps;4)); &quot; &quot;; VLOOKUP([.$D12];Roots_and_intervals;VLOOKUP(&quot;min7&quot;;Int_Solfege_steps;4)))" office:value-type="string" office:string-value="Fa La Mib" calcext:value-type="string">
            <text:p>Fa La Mib</text:p>
          </table:table-cell>
          <table:table-cell table:formula="of:=CONCATENATE([.$D12];&quot; &quot;;VLOOKUP([.$D12];Roots_and_intervals;VLOOKUP(&quot;min7&quot;;Int_Solfege_steps;4));&quot; &quot;;VLOOKUP([.$D12];Roots_and_intervals;VLOOKUP(&quot;M3&quot;;Int_Solfege_steps;4)))" office:value-type="string" office:string-value="Fa Mib La" calcext:value-type="string">
            <text:p>Fa Mib L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3];&quot; &quot;;[.E13];&quot; &quot;;[.F13])" office:value-type="string" office:string-value="G 7  " calcext:value-type="string">
            <text:p>G 7 <text:s/></text:p>
          </table:table-cell>
          <table:table-cell office:value-type="string" calcext:value-type="string">
            <text:p>G</text:p>
          </table:table-cell>
          <table:table-cell table:formula="of:=VLOOKUP([.C13];Engl_to_Ital;2)" office:value-type="string" office:string-value="Sol" calcext:value-type="string">
            <text:p>Sol</text:p>
          </table:table-cell>
          <table:table-cell office:value-type="string" calcext:value-type="string">
            <text:p>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3];Roots_and_intervals;VLOOKUP(&quot;M3&quot;;Int_Solfege_steps;4)); &quot; &quot;; VLOOKUP([.$D13];Roots_and_intervals;VLOOKUP(&quot;min7&quot;;Int_Solfege_steps;4)))" office:value-type="string" office:string-value="Si Fa" calcext:value-type="string">
            <text:p>Si Fa</text:p>
          </table:table-cell>
          <table:table-cell table:formula="of:=CONCATENATE(VLOOKUP([.$D13];Roots_and_intervals;VLOOKUP(&quot;min7&quot;;Int_Solfege_steps;4)); &quot; &quot;; VLOOKUP([.$D13];Roots_and_intervals;VLOOKUP(&quot;M3&quot;;Int_Solfege_steps;4)))" office:value-type="string" office:string-value="Fa Si" calcext:value-type="string">
            <text:p>Fa Si</text:p>
          </table:table-cell>
          <table:table-cell table:number-columns-repeated="12"/>
          <table:table-cell table:formula="of:=CONCATENATE([.$D13]; &quot; &quot;;VLOOKUP([.$D13];Roots_and_intervals;VLOOKUP(&quot;M3&quot;;Int_Solfege_steps;4)); &quot; &quot;; VLOOKUP([.$D13];Roots_and_intervals;VLOOKUP(&quot;min7&quot;;Int_Solfege_steps;4)))" office:value-type="string" office:string-value="Sol Si Fa" calcext:value-type="string">
            <text:p>Sol Si Fa</text:p>
          </table:table-cell>
          <table:table-cell table:formula="of:=CONCATENATE([.$D13];&quot; &quot;;VLOOKUP([.$D13];Roots_and_intervals;VLOOKUP(&quot;min7&quot;;Int_Solfege_steps;4));&quot; &quot;;VLOOKUP([.$D13];Roots_and_intervals;VLOOKUP(&quot;M3&quot;;Int_Solfege_steps;4)))" office:value-type="string" office:string-value="Sol Fa Si" calcext:value-type="string">
            <text:p>Sol Fa S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4];&quot; &quot;;[.E14];&quot; &quot;;[.F14])" office:value-type="string" office:string-value="A 7 6" calcext:value-type="string">
            <text:p>A 7 6</text:p>
          </table:table-cell>
          <table:table-cell office:value-type="string" calcext:value-type="string">
            <text:p>A</text:p>
          </table:table-cell>
          <table:table-cell table:formula="of:=VLOOKUP([.C14];Engl_to_Ital;2)" office:value-type="string" office:string-value="La" calcext:value-type="string">
            <text:p>L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5];&quot; &quot;;[.E15];&quot; &quot;;[.F15])" office:value-type="string" office:string-value="Ab 7 6" calcext:value-type="string">
            <text:p>Ab 7 6</text:p>
          </table:table-cell>
          <table:table-cell office:value-type="string" calcext:value-type="string">
            <text:p>Ab</text:p>
          </table:table-cell>
          <table:table-cell table:formula="of:=VLOOKUP([.C15];Engl_to_Ital;2)" office:value-type="string" office:string-value="Lab" calcext:value-type="string">
            <text:p>La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6];&quot; &quot;;[.E16];&quot; &quot;;[.F16])" office:value-type="string" office:string-value="B 7 6" calcext:value-type="string">
            <text:p>B 7 6</text:p>
          </table:table-cell>
          <table:table-cell office:value-type="string" calcext:value-type="string">
            <text:p>B</text:p>
          </table:table-cell>
          <table:table-cell table:formula="of:=VLOOKUP([.C16];Engl_to_Ital;2)" office:value-type="string" office:string-value="Si" calcext:value-type="string">
            <text:p>S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7];&quot; &quot;;[.E17];&quot; &quot;;[.F17])" office:value-type="string" office:string-value="Bb 7 6" calcext:value-type="string">
            <text:p>Bb 7 6</text:p>
          </table:table-cell>
          <table:table-cell office:value-type="string" calcext:value-type="string">
            <text:p>Bb</text:p>
          </table:table-cell>
          <table:table-cell table:formula="of:=VLOOKUP([.C17];Engl_to_Ital;2)" office:value-type="string" office:string-value="Sib" calcext:value-type="string">
            <text:p>Si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8];&quot; &quot;;[.E18];&quot; &quot;;[.F18])" office:value-type="string" office:string-value="C 7 6" calcext:value-type="string">
            <text:p>C 7 6</text:p>
          </table:table-cell>
          <table:table-cell office:value-type="string" calcext:value-type="string">
            <text:p>C</text:p>
          </table:table-cell>
          <table:table-cell table:formula="of:=VLOOKUP([.C18];Engl_to_Ital;2)" office:value-type="string" office:string-value="Do" calcext:value-type="string">
            <text:p>D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9];&quot; &quot;;[.E19];&quot; &quot;;[.F19])" office:value-type="string" office:string-value="D 7 6" calcext:value-type="string">
            <text:p>D 7 6</text:p>
          </table:table-cell>
          <table:table-cell office:value-type="string" calcext:value-type="string">
            <text:p>D</text:p>
          </table:table-cell>
          <table:table-cell table:formula="of:=VLOOKUP([.C19];Engl_to_Ital;2)" office:value-type="string" office:string-value="Re" calcext:value-type="string">
            <text:p>R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0];&quot; &quot;;[.E20];&quot; &quot;;[.F20])" office:value-type="string" office:string-value="Db 7 6" calcext:value-type="string">
            <text:p>Db 7 6</text:p>
          </table:table-cell>
          <table:table-cell office:value-type="string" calcext:value-type="string">
            <text:p>Db</text:p>
          </table:table-cell>
          <table:table-cell table:formula="of:=VLOOKUP([.C20];Engl_to_Ital;2)" office:value-type="string" office:string-value="Reb" calcext:value-type="string">
            <text:p>Re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1];&quot; &quot;;[.E21];&quot; &quot;;[.F21])" office:value-type="string" office:string-value="E 7 6" calcext:value-type="string">
            <text:p>E 7 6</text:p>
          </table:table-cell>
          <table:table-cell office:value-type="string" calcext:value-type="string">
            <text:p>E</text:p>
          </table:table-cell>
          <table:table-cell table:formula="of:=VLOOKUP([.C21];Engl_to_Ital;2)" office:value-type="string" office:string-value="Mi" calcext:value-type="string">
            <text:p>M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2];&quot; &quot;;[.E22];&quot; &quot;;[.F22])" office:value-type="string" office:string-value="Eb 7 6" calcext:value-type="string">
            <text:p>Eb 7 6</text:p>
          </table:table-cell>
          <table:table-cell office:value-type="string" calcext:value-type="string">
            <text:p>Eb</text:p>
          </table:table-cell>
          <table:table-cell table:formula="of:=VLOOKUP([.C22];Engl_to_Ital;2)" office:value-type="string" office:string-value="Mib" calcext:value-type="string">
            <text:p>Mi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3];&quot; &quot;;[.E23];&quot; &quot;;[.F23])" office:value-type="string" office:string-value="F 7 6" calcext:value-type="string">
            <text:p>F 7 6</text:p>
          </table:table-cell>
          <table:table-cell office:value-type="string" calcext:value-type="string">
            <text:p>F</text:p>
          </table:table-cell>
          <table:table-cell table:formula="of:=VLOOKUP([.C23];Engl_to_Ital;2)" office:value-type="string" office:string-value="Fa" calcext:value-type="string">
            <text:p>F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4];&quot; &quot;;[.E24];&quot; &quot;;[.F24])" office:value-type="string" office:string-value="F # 7 6" calcext:value-type="string">
            <text:p>F # 7 6</text:p>
          </table:table-cell>
          <table:table-cell office:value-type="string" calcext:value-type="string">
            <text:p>F #</text:p>
          </table:table-cell>
          <table:table-cell table:formula="of:=VLOOKUP([.C24];Engl_to_Ital;2)" office:value-type="string" office:string-value="Fa" calcext:value-type="string">
            <text:p>F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5];&quot; &quot;;[.E25];&quot; &quot;;[.F25])" office:value-type="string" office:string-value="G 7 6" calcext:value-type="string">
            <text:p>G 7 6</text:p>
          </table:table-cell>
          <table:table-cell office:value-type="string" calcext:value-type="string">
            <text:p>G</text:p>
          </table:table-cell>
          <table:table-cell table:formula="of:=VLOOKUP([.C25];Engl_to_Ital;2)" office:value-type="string" office:string-value="Sol" calcext:value-type="string">
            <text:p>Sol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6];&quot; &quot;;[.E26];&quot; &quot;;[.F26])" office:value-type="string" office:string-value="A 7 6 /4" calcext:value-type="string">
            <text:p>A 7 6 /4</text:p>
          </table:table-cell>
          <table:table-cell office:value-type="string" calcext:value-type="string">
            <text:p>A</text:p>
          </table:table-cell>
          <table:table-cell table:formula="of:=VLOOKUP([.C26];Engl_to_Ital;2)" office:value-type="string" office:string-value="La" calcext:value-type="string">
            <text:p>L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7];&quot; &quot;;[.E27];&quot; &quot;;[.F27])" office:value-type="string" office:string-value="Ab 7 6 /4" calcext:value-type="string">
            <text:p>Ab 7 6 /4</text:p>
          </table:table-cell>
          <table:table-cell office:value-type="string" calcext:value-type="string">
            <text:p>Ab</text:p>
          </table:table-cell>
          <table:table-cell table:formula="of:=VLOOKUP([.C27];Engl_to_Ital;2)" office:value-type="string" office:string-value="Lab" calcext:value-type="string">
            <text:p>La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8];&quot; &quot;;[.E28];&quot; &quot;;[.F28])" office:value-type="string" office:string-value="B 7 6 /4" calcext:value-type="string">
            <text:p>B 7 6 /4</text:p>
          </table:table-cell>
          <table:table-cell office:value-type="string" calcext:value-type="string">
            <text:p>B</text:p>
          </table:table-cell>
          <table:table-cell table:formula="of:=VLOOKUP([.C28];Engl_to_Ital;2)" office:value-type="string" office:string-value="Si" calcext:value-type="string">
            <text:p>S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9];&quot; &quot;;[.E29];&quot; &quot;;[.F29])" office:value-type="string" office:string-value="Bb 7 6 /4" calcext:value-type="string">
            <text:p>Bb 7 6 /4</text:p>
          </table:table-cell>
          <table:table-cell office:value-type="string" calcext:value-type="string">
            <text:p>Bb</text:p>
          </table:table-cell>
          <table:table-cell table:formula="of:=VLOOKUP([.C29];Engl_to_Ital;2)" office:value-type="string" office:string-value="Sib" calcext:value-type="string">
            <text:p>Si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30];&quot; &quot;;[.E30];&quot; &quot;;[.F30])" office:value-type="string" office:string-value="C 7 6 /4" calcext:value-type="string">
            <text:p>C 7 6 /4</text:p>
          </table:table-cell>
          <table:table-cell office:value-type="string" calcext:value-type="string">
            <text:p>C</text:p>
          </table:table-cell>
          <table:table-cell table:formula="of:=VLOOKUP([.C30];Engl_to_Ital;2)" office:value-type="string" office:string-value="Do" calcext:value-type="string">
            <text:p>D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31];&quot; &quot;;[.E31];&quot; &quot;;[.F31])" office:value-type="string" office:string-value="D 7 6 /4" calcext:value-type="string">
            <text:p>D 7 6 /4</text:p>
          </table:table-cell>
          <table:table-cell office:value-type="string" calcext:value-type="string">
            <text:p>D</text:p>
          </table:table-cell>
          <table:table-cell table:formula="of:=VLOOKUP([.C31];Engl_to_Ital;2)" office:value-type="string" office:string-value="Re" calcext:value-type="string">
            <text:p>R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32];&quot; &quot;;[.E32];&quot; &quot;;[.F32])" office:value-type="string" office:string-value="Db 7 6 /4" calcext:value-type="string">
            <text:p>Db 7 6 /4</text:p>
          </table:table-cell>
          <table:table-cell office:value-type="string" calcext:value-type="string">
            <text:p>Db</text:p>
          </table:table-cell>
          <table:table-cell table:formula="of:=VLOOKUP([.C32];Engl_to_Ital;2)" office:value-type="string" office:string-value="Reb" calcext:value-type="string">
            <text:p>Re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33];&quot; &quot;;[.E33];&quot; &quot;;[.F33])" office:value-type="string" office:string-value="E 7 6 /4" calcext:value-type="string">
            <text:p>E 7 6 /4</text:p>
          </table:table-cell>
          <table:table-cell office:value-type="string" calcext:value-type="string">
            <text:p>E</text:p>
          </table:table-cell>
          <table:table-cell table:formula="of:=VLOOKUP([.C33];Engl_to_Ital;2)" office:value-type="string" office:string-value="Mi" calcext:value-type="string">
            <text:p>M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34];&quot; &quot;;[.E34];&quot; &quot;;[.F34])" office:value-type="string" office:string-value="Eb 7 6 /4" calcext:value-type="string">
            <text:p>Eb 7 6 /4</text:p>
          </table:table-cell>
          <table:table-cell office:value-type="string" calcext:value-type="string">
            <text:p>Eb</text:p>
          </table:table-cell>
          <table:table-cell table:formula="of:=VLOOKUP([.C34];Engl_to_Ital;2)" office:value-type="string" office:string-value="Mib" calcext:value-type="string">
            <text:p>Mi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35];&quot; &quot;;[.E35];&quot; &quot;;[.F35])" office:value-type="string" office:string-value="F 7 6 /4" calcext:value-type="string">
            <text:p>F 7 6 /4</text:p>
          </table:table-cell>
          <table:table-cell office:value-type="string" calcext:value-type="string">
            <text:p>F</text:p>
          </table:table-cell>
          <table:table-cell table:formula="of:=VLOOKUP([.C35];Engl_to_Ital;2)" office:value-type="string" office:string-value="Fa" calcext:value-type="string">
            <text:p>F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36];&quot; &quot;;[.E36];&quot; &quot;;[.F36])" office:value-type="string" office:string-value="F # 7 6 /4" calcext:value-type="string">
            <text:p>F # 7 6 /4</text:p>
          </table:table-cell>
          <table:table-cell office:value-type="string" calcext:value-type="string">
            <text:p>F #</text:p>
          </table:table-cell>
          <table:table-cell table:formula="of:=VLOOKUP([.C36];Engl_to_Ital;2)" office:value-type="string" office:string-value="Fa" calcext:value-type="string">
            <text:p>F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37];&quot; &quot;;[.E37];&quot; &quot;;[.F37])" office:value-type="string" office:string-value="G 7 6 /4" calcext:value-type="string">
            <text:p>G 7 6 /4</text:p>
          </table:table-cell>
          <table:table-cell office:value-type="string" calcext:value-type="string">
            <text:p>G</text:p>
          </table:table-cell>
          <table:table-cell table:formula="of:=VLOOKUP([.C37];Engl_to_Ital;2)" office:value-type="string" office:string-value="Sol" calcext:value-type="string">
            <text:p>Sol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38];&quot; &quot;;[.E38];&quot; &quot;;[.F38])" office:value-type="string" office:string-value="A 7 4 / 2" calcext:value-type="string">
            <text:p>A 7 4 / 2</text:p>
          </table:table-cell>
          <table:table-cell office:value-type="string" calcext:value-type="string">
            <text:p>A</text:p>
          </table:table-cell>
          <table:table-cell table:formula="of:=VLOOKUP([.C38];Engl_to_Ital;2)" office:value-type="string" office:string-value="La" calcext:value-type="string">
            <text:p>L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39];&quot; &quot;;[.E39];&quot; &quot;;[.F39])" office:value-type="string" office:string-value="Ab 7 4 / 2" calcext:value-type="string">
            <text:p>Ab 7 4 / 2</text:p>
          </table:table-cell>
          <table:table-cell office:value-type="string" calcext:value-type="string">
            <text:p>Ab</text:p>
          </table:table-cell>
          <table:table-cell table:formula="of:=VLOOKUP([.C39];Engl_to_Ital;2)" office:value-type="string" office:string-value="Lab" calcext:value-type="string">
            <text:p>La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40];&quot; &quot;;[.E40];&quot; &quot;;[.F40])" office:value-type="string" office:string-value="B 7 4 / 2" calcext:value-type="string">
            <text:p>B 7 4 / 2</text:p>
          </table:table-cell>
          <table:table-cell office:value-type="string" calcext:value-type="string">
            <text:p>B</text:p>
          </table:table-cell>
          <table:table-cell table:formula="of:=VLOOKUP([.C40];Engl_to_Ital;2)" office:value-type="string" office:string-value="Si" calcext:value-type="string">
            <text:p>S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41];&quot; &quot;;[.E41];&quot; &quot;;[.F41])" office:value-type="string" office:string-value="Bb 7 4 / 2" calcext:value-type="string">
            <text:p>Bb 7 4 / 2</text:p>
          </table:table-cell>
          <table:table-cell office:value-type="string" calcext:value-type="string">
            <text:p>Bb</text:p>
          </table:table-cell>
          <table:table-cell table:formula="of:=VLOOKUP([.C41];Engl_to_Ital;2)" office:value-type="string" office:string-value="Sib" calcext:value-type="string">
            <text:p>Si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42];&quot; &quot;;[.E42];&quot; &quot;;[.F42])" office:value-type="string" office:string-value="C 7 4 / 2" calcext:value-type="string">
            <text:p>C 7 4 / 2</text:p>
          </table:table-cell>
          <table:table-cell office:value-type="string" calcext:value-type="string">
            <text:p>C</text:p>
          </table:table-cell>
          <table:table-cell table:formula="of:=VLOOKUP([.C42];Engl_to_Ital;2)" office:value-type="string" office:string-value="Do" calcext:value-type="string">
            <text:p>D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43];&quot; &quot;;[.E43];&quot; &quot;;[.F43])" office:value-type="string" office:string-value="D 7 4 / 2" calcext:value-type="string">
            <text:p>D 7 4 / 2</text:p>
          </table:table-cell>
          <table:table-cell office:value-type="string" calcext:value-type="string">
            <text:p>D</text:p>
          </table:table-cell>
          <table:table-cell table:formula="of:=VLOOKUP([.C43];Engl_to_Ital;2)" office:value-type="string" office:string-value="Re" calcext:value-type="string">
            <text:p>R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44];&quot; &quot;;[.E44];&quot; &quot;;[.F44])" office:value-type="string" office:string-value="Db 7 4 / 2" calcext:value-type="string">
            <text:p>Db 7 4 / 2</text:p>
          </table:table-cell>
          <table:table-cell office:value-type="string" calcext:value-type="string">
            <text:p>Db</text:p>
          </table:table-cell>
          <table:table-cell table:formula="of:=VLOOKUP([.C44];Engl_to_Ital;2)" office:value-type="string" office:string-value="Reb" calcext:value-type="string">
            <text:p>Re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45];&quot; &quot;;[.E45];&quot; &quot;;[.F45])" office:value-type="string" office:string-value="E 7 4 / 2" calcext:value-type="string">
            <text:p>E 7 4 / 2</text:p>
          </table:table-cell>
          <table:table-cell office:value-type="string" calcext:value-type="string">
            <text:p>E</text:p>
          </table:table-cell>
          <table:table-cell table:formula="of:=VLOOKUP([.C45];Engl_to_Ital;2)" office:value-type="string" office:string-value="Mi" calcext:value-type="string">
            <text:p>Mi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46];&quot; &quot;;[.E46];&quot; &quot;;[.F46])" office:value-type="string" office:string-value="Eb 7 4 / 2" calcext:value-type="string">
            <text:p>Eb 7 4 / 2</text:p>
          </table:table-cell>
          <table:table-cell office:value-type="string" calcext:value-type="string">
            <text:p>Eb</text:p>
          </table:table-cell>
          <table:table-cell table:formula="of:=VLOOKUP([.C46];Engl_to_Ital;2)" office:value-type="string" office:string-value="Mib" calcext:value-type="string">
            <text:p>Mi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47];&quot; &quot;;[.E47];&quot; &quot;;[.F47])" office:value-type="string" office:string-value="F 7 4 / 2" calcext:value-type="string">
            <text:p>F 7 4 / 2</text:p>
          </table:table-cell>
          <table:table-cell office:value-type="string" calcext:value-type="string">
            <text:p>F</text:p>
          </table:table-cell>
          <table:table-cell table:formula="of:=VLOOKUP([.C47];Engl_to_Ital;2)" office:value-type="string" office:string-value="Fa" calcext:value-type="string">
            <text:p>F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48];&quot; &quot;;[.E48];&quot; &quot;;[.F48])" office:value-type="string" office:string-value="F # 7 4 / 2" calcext:value-type="string">
            <text:p>F # 7 4 / 2</text:p>
          </table:table-cell>
          <table:table-cell office:value-type="string" calcext:value-type="string">
            <text:p>F #</text:p>
          </table:table-cell>
          <table:table-cell table:formula="of:=VLOOKUP([.C48];Engl_to_Ital;2)" office:value-type="string" office:string-value="Fa" calcext:value-type="string">
            <text:p>F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49];&quot; &quot;;[.E49];&quot; &quot;;[.F49])" office:value-type="string" office:string-value="G 7 4 / 2" calcext:value-type="string">
            <text:p>G 7 4 / 2</text:p>
          </table:table-cell>
          <table:table-cell office:value-type="string" calcext:value-type="string">
            <text:p>G</text:p>
          </table:table-cell>
          <table:table-cell table:formula="of:=VLOOKUP([.C49];Engl_to_Ital;2)" office:value-type="string" office:string-value="Sol" calcext:value-type="string">
            <text:p>Sol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50];&quot; &quot;;[.E50];&quot; &quot;;[.F50])" office:value-type="string" office:string-value="A half dim  " calcext:value-type="string">
            <text:p>A half dim <text:s/></text:p>
          </table:table-cell>
          <table:table-cell office:value-type="string" calcext:value-type="string">
            <text:p>A</text:p>
          </table:table-cell>
          <table:table-cell table:formula="of:=VLOOKUP([.C50];Engl_to_Ital;2)" office:value-type="string" office:string-value="La" calcext:value-type="string">
            <text:p>La</text:p>
          </table:table-cell>
          <table:table-cell office:value-type="string" calcext:value-type="string">
            <text:p>half 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50];Roots_and_intervals;VLOOKUP(&quot;min3&quot;;Int_Solfege_steps;4)); &quot; &quot;; VLOOKUP([.$D50];Roots_and_intervals;VLOOKUP(&quot;min7&quot;;Int_Solfege_steps;4)))" office:value-type="string" office:string-value="Do Sol" calcext:value-type="string">
            <text:p>Do Sol</text:p>
          </table:table-cell>
          <table:table-cell table:formula="of:=CONCATENATE(VLOOKUP([.$D50];Roots_and_intervals;VLOOKUP(&quot;min7&quot;;Int_Solfege_steps;4)); &quot; &quot;; VLOOKUP([.$D50];Roots_and_intervals;VLOOKUP(&quot;min3&quot;;Int_Solfege_steps;4)))" office:value-type="string" office:string-value="Sol Do" calcext:value-type="string">
            <text:p>Sol Do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50]; &quot; &quot;;VLOOKUP([.$D50];Roots_and_intervals;VLOOKUP(&quot;min3&quot;;Int_Solfege_steps;4)); &quot; &quot;; VLOOKUP([.$D50];Roots_and_intervals;VLOOKUP(&quot;min7&quot;;Int_Solfege_steps;4)))" office:value-type="string" office:string-value="La Do Sol" calcext:value-type="string">
            <text:p>La Do Sol</text:p>
          </table:table-cell>
          <table:table-cell table:formula="of:=CONCATENATE([.$D50];&quot; &quot;;VLOOKUP([.$D50];Roots_and_intervals;VLOOKUP(&quot;min7&quot;;Int_Solfege_steps;4));&quot; &quot;;VLOOKUP([.$D50];Roots_and_intervals;VLOOKUP(&quot;min3&quot;;Int_Solfege_steps;4)))" office:value-type="string" office:string-value="La Sol Do" calcext:value-type="string">
            <text:p>La Sol Do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51];&quot; &quot;;[.E51];&quot; &quot;;[.F51])" office:value-type="string" office:string-value="Ab half dim  " calcext:value-type="string">
            <text:p>Ab half dim <text:s/></text:p>
          </table:table-cell>
          <table:table-cell office:value-type="string" calcext:value-type="string">
            <text:p>Ab</text:p>
          </table:table-cell>
          <table:table-cell table:formula="of:=VLOOKUP([.C51];Engl_to_Ital;2)" office:value-type="string" office:string-value="Lab" calcext:value-type="string">
            <text:p>Lab</text:p>
          </table:table-cell>
          <table:table-cell office:value-type="string" calcext:value-type="string">
            <text:p>half 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51];Roots_and_intervals;VLOOKUP(&quot;min3&quot;;Int_Solfege_steps;4)); &quot; &quot;; VLOOKUP([.$D51];Roots_and_intervals;VLOOKUP(&quot;min7&quot;;Int_Solfege_steps;4)))" office:value-type="string" office:string-value="Si Solb" calcext:value-type="string">
            <text:p>Si Solb</text:p>
          </table:table-cell>
          <table:table-cell table:formula="of:=CONCATENATE(VLOOKUP([.$D51];Roots_and_intervals;VLOOKUP(&quot;min7&quot;;Int_Solfege_steps;4)); &quot; &quot;; VLOOKUP([.$D51];Roots_and_intervals;VLOOKUP(&quot;min3&quot;;Int_Solfege_steps;4)))" office:value-type="string" office:string-value="Solb Si" calcext:value-type="string">
            <text:p>Solb S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51]; &quot; &quot;;VLOOKUP([.$D51];Roots_and_intervals;VLOOKUP(&quot;min3&quot;;Int_Solfege_steps;4)); &quot; &quot;; VLOOKUP([.$D51];Roots_and_intervals;VLOOKUP(&quot;min7&quot;;Int_Solfege_steps;4)))" office:value-type="string" office:string-value="Lab Si Solb" calcext:value-type="string">
            <text:p>Lab Si Solb</text:p>
          </table:table-cell>
          <table:table-cell table:formula="of:=CONCATENATE([.$D51];&quot; &quot;;VLOOKUP([.$D51];Roots_and_intervals;VLOOKUP(&quot;min7&quot;;Int_Solfege_steps;4));&quot; &quot;;VLOOKUP([.$D51];Roots_and_intervals;VLOOKUP(&quot;min3&quot;;Int_Solfege_steps;4)))" office:value-type="string" office:string-value="Lab Solb Si" calcext:value-type="string">
            <text:p>Lab Solb S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52];&quot; &quot;;[.E52];&quot; &quot;;[.F52])" office:value-type="string" office:string-value="B half dim  " calcext:value-type="string">
            <text:p>B half dim <text:s/></text:p>
          </table:table-cell>
          <table:table-cell office:value-type="string" calcext:value-type="string">
            <text:p>B</text:p>
          </table:table-cell>
          <table:table-cell table:formula="of:=VLOOKUP([.C52];Engl_to_Ital;2)" office:value-type="string" office:string-value="Si" calcext:value-type="string">
            <text:p>Si</text:p>
          </table:table-cell>
          <table:table-cell office:value-type="string" calcext:value-type="string">
            <text:p>half 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52];Roots_and_intervals;VLOOKUP(&quot;min3&quot;;Int_Solfege_steps;4)); &quot; &quot;; VLOOKUP([.$D52];Roots_and_intervals;VLOOKUP(&quot;min7&quot;;Int_Solfege_steps;4)))" office:value-type="string" office:string-value="Re La" calcext:value-type="string">
            <text:p>Re La</text:p>
          </table:table-cell>
          <table:table-cell table:formula="of:=CONCATENATE(VLOOKUP([.$D52];Roots_and_intervals;VLOOKUP(&quot;min7&quot;;Int_Solfege_steps;4)); &quot; &quot;; VLOOKUP([.$D52];Roots_and_intervals;VLOOKUP(&quot;min3&quot;;Int_Solfege_steps;4)))" office:value-type="string" office:string-value="La Re" calcext:value-type="string">
            <text:p>La Re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52]; &quot; &quot;;VLOOKUP([.$D52];Roots_and_intervals;VLOOKUP(&quot;min3&quot;;Int_Solfege_steps;4)); &quot; &quot;; VLOOKUP([.$D52];Roots_and_intervals;VLOOKUP(&quot;min7&quot;;Int_Solfege_steps;4)))" office:value-type="string" office:string-value="Si Re La" calcext:value-type="string">
            <text:p>Si Re La</text:p>
          </table:table-cell>
          <table:table-cell table:formula="of:=CONCATENATE([.$D52];&quot; &quot;;VLOOKUP([.$D52];Roots_and_intervals;VLOOKUP(&quot;min7&quot;;Int_Solfege_steps;4));&quot; &quot;;VLOOKUP([.$D52];Roots_and_intervals;VLOOKUP(&quot;min3&quot;;Int_Solfege_steps;4)))" office:value-type="string" office:string-value="Si La Re" calcext:value-type="string">
            <text:p>Si La Re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53];&quot; &quot;;[.E53];&quot; &quot;;[.F53])" office:value-type="string" office:string-value="Bb half dim  " calcext:value-type="string">
            <text:p>Bb half dim <text:s/></text:p>
          </table:table-cell>
          <table:table-cell office:value-type="string" calcext:value-type="string">
            <text:p>Bb</text:p>
          </table:table-cell>
          <table:table-cell table:formula="of:=VLOOKUP([.C53];Engl_to_Ital;2)" office:value-type="string" office:string-value="Sib" calcext:value-type="string">
            <text:p>Sib</text:p>
          </table:table-cell>
          <table:table-cell office:value-type="string" calcext:value-type="string">
            <text:p>half 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53];Roots_and_intervals;VLOOKUP(&quot;min3&quot;;Int_Solfege_steps;4)); &quot; &quot;; VLOOKUP([.$D53];Roots_and_intervals;VLOOKUP(&quot;min7&quot;;Int_Solfege_steps;4)))" office:value-type="string" office:string-value="Reb Lab" calcext:value-type="string">
            <text:p>Reb Lab</text:p>
          </table:table-cell>
          <table:table-cell table:formula="of:=CONCATENATE(VLOOKUP([.$D53];Roots_and_intervals;VLOOKUP(&quot;min7&quot;;Int_Solfege_steps;4)); &quot; &quot;; VLOOKUP([.$D53];Roots_and_intervals;VLOOKUP(&quot;min3&quot;;Int_Solfege_steps;4)))" office:value-type="string" office:string-value="Lab Reb" calcext:value-type="string">
            <text:p>Lab Re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53]; &quot; &quot;;VLOOKUP([.$D53];Roots_and_intervals;VLOOKUP(&quot;min3&quot;;Int_Solfege_steps;4)); &quot; &quot;; VLOOKUP([.$D53];Roots_and_intervals;VLOOKUP(&quot;min7&quot;;Int_Solfege_steps;4)))" office:value-type="string" office:string-value="Sib Reb Lab" calcext:value-type="string">
            <text:p>Sib Reb Lab</text:p>
          </table:table-cell>
          <table:table-cell table:formula="of:=CONCATENATE([.$D53];&quot; &quot;;VLOOKUP([.$D53];Roots_and_intervals;VLOOKUP(&quot;min7&quot;;Int_Solfege_steps;4));&quot; &quot;;VLOOKUP([.$D53];Roots_and_intervals;VLOOKUP(&quot;min3&quot;;Int_Solfege_steps;4)))" office:value-type="string" office:string-value="Sib Lab Reb" calcext:value-type="string">
            <text:p>Sib Lab Re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54];&quot; &quot;;[.E54];&quot; &quot;;[.F54])" office:value-type="string" office:string-value="C half dim  " calcext:value-type="string">
            <text:p>C half dim <text:s/></text:p>
          </table:table-cell>
          <table:table-cell office:value-type="string" calcext:value-type="string">
            <text:p>C</text:p>
          </table:table-cell>
          <table:table-cell table:formula="of:=VLOOKUP([.C54];Engl_to_Ital;2)" office:value-type="string" office:string-value="Do" calcext:value-type="string">
            <text:p>Do</text:p>
          </table:table-cell>
          <table:table-cell office:value-type="string" calcext:value-type="string">
            <text:p>half 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54];Roots_and_intervals;VLOOKUP(&quot;min3&quot;;Int_Solfege_steps;4)); &quot; &quot;; VLOOKUP([.$D54];Roots_and_intervals;VLOOKUP(&quot;min7&quot;;Int_Solfege_steps;4)))" office:value-type="string" office:string-value="Mib Sib" calcext:value-type="string">
            <text:p>Mib Sib</text:p>
          </table:table-cell>
          <table:table-cell table:formula="of:=CONCATENATE(VLOOKUP([.$D54];Roots_and_intervals;VLOOKUP(&quot;min7&quot;;Int_Solfege_steps;4)); &quot; &quot;; VLOOKUP([.$D54];Roots_and_intervals;VLOOKUP(&quot;min3&quot;;Int_Solfege_steps;4)))" office:value-type="string" office:string-value="Sib Mib" calcext:value-type="string">
            <text:p>Sib Mi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54]; &quot; &quot;;VLOOKUP([.$D54];Roots_and_intervals;VLOOKUP(&quot;min3&quot;;Int_Solfege_steps;4)); &quot; &quot;; VLOOKUP([.$D54];Roots_and_intervals;VLOOKUP(&quot;min7&quot;;Int_Solfege_steps;4)))" office:value-type="string" office:string-value="Do Mib Sib" calcext:value-type="string">
            <text:p>Do Mib Sib</text:p>
          </table:table-cell>
          <table:table-cell table:formula="of:=CONCATENATE([.$D54];&quot; &quot;;VLOOKUP([.$D54];Roots_and_intervals;VLOOKUP(&quot;min7&quot;;Int_Solfege_steps;4));&quot; &quot;;VLOOKUP([.$D54];Roots_and_intervals;VLOOKUP(&quot;min3&quot;;Int_Solfege_steps;4)))" office:value-type="string" office:string-value="Do Sib Mib" calcext:value-type="string">
            <text:p>Do Sib Mi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55];&quot; &quot;;[.E55];&quot; &quot;;[.F55])" office:value-type="string" office:string-value="D half dim  " calcext:value-type="string">
            <text:p>D half dim <text:s/></text:p>
          </table:table-cell>
          <table:table-cell office:value-type="string" calcext:value-type="string">
            <text:p>D</text:p>
          </table:table-cell>
          <table:table-cell table:formula="of:=VLOOKUP([.C55];Engl_to_Ital;2)" office:value-type="string" office:string-value="Re" calcext:value-type="string">
            <text:p>Re</text:p>
          </table:table-cell>
          <table:table-cell office:value-type="string" calcext:value-type="string">
            <text:p>half 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55];Roots_and_intervals;VLOOKUP(&quot;min3&quot;;Int_Solfege_steps;4)); &quot; &quot;; VLOOKUP([.$D55];Roots_and_intervals;VLOOKUP(&quot;min7&quot;;Int_Solfege_steps;4)))" office:value-type="string" office:string-value="Fa Do" calcext:value-type="string">
            <text:p>Fa Do</text:p>
          </table:table-cell>
          <table:table-cell table:formula="of:=CONCATENATE(VLOOKUP([.$D55];Roots_and_intervals;VLOOKUP(&quot;min7&quot;;Int_Solfege_steps;4)); &quot; &quot;; VLOOKUP([.$D55];Roots_and_intervals;VLOOKUP(&quot;min3&quot;;Int_Solfege_steps;4)))" office:value-type="string" office:string-value="Do Fa" calcext:value-type="string">
            <text:p>Do F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55]; &quot; &quot;;VLOOKUP([.$D55];Roots_and_intervals;VLOOKUP(&quot;min3&quot;;Int_Solfege_steps;4)); &quot; &quot;; VLOOKUP([.$D55];Roots_and_intervals;VLOOKUP(&quot;min7&quot;;Int_Solfege_steps;4)))" office:value-type="string" office:string-value="Re Fa Do" calcext:value-type="string">
            <text:p>Re Fa Do</text:p>
          </table:table-cell>
          <table:table-cell table:formula="of:=CONCATENATE([.$D55];&quot; &quot;;VLOOKUP([.$D55];Roots_and_intervals;VLOOKUP(&quot;min7&quot;;Int_Solfege_steps;4));&quot; &quot;;VLOOKUP([.$D55];Roots_and_intervals;VLOOKUP(&quot;min3&quot;;Int_Solfege_steps;4)))" office:value-type="string" office:string-value="Re Do Fa" calcext:value-type="string">
            <text:p>Re Do F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56];&quot; &quot;;[.E56];&quot; &quot;;[.F56])" office:value-type="string" office:string-value="Db half dim  " calcext:value-type="string">
            <text:p>Db half dim <text:s/></text:p>
          </table:table-cell>
          <table:table-cell office:value-type="string" calcext:value-type="string">
            <text:p>Db</text:p>
          </table:table-cell>
          <table:table-cell table:formula="of:=VLOOKUP([.C56];Engl_to_Ital;2)" office:value-type="string" office:string-value="Reb" calcext:value-type="string">
            <text:p>Reb</text:p>
          </table:table-cell>
          <table:table-cell office:value-type="string" calcext:value-type="string">
            <text:p>half 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56];Roots_and_intervals;VLOOKUP(&quot;min3&quot;;Int_Solfege_steps;4)); &quot; &quot;; VLOOKUP([.$D56];Roots_and_intervals;VLOOKUP(&quot;min7&quot;;Int_Solfege_steps;4)))" office:value-type="string" office:string-value="Mi Si" calcext:value-type="string">
            <text:p>Mi Si</text:p>
          </table:table-cell>
          <table:table-cell table:formula="of:=CONCATENATE(VLOOKUP([.$D56];Roots_and_intervals;VLOOKUP(&quot;min7&quot;;Int_Solfege_steps;4)); &quot; &quot;; VLOOKUP([.$D56];Roots_and_intervals;VLOOKUP(&quot;min3&quot;;Int_Solfege_steps;4)))" office:value-type="string" office:string-value="Si Mi" calcext:value-type="string">
            <text:p>Si M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56]; &quot; &quot;;VLOOKUP([.$D56];Roots_and_intervals;VLOOKUP(&quot;min3&quot;;Int_Solfege_steps;4)); &quot; &quot;; VLOOKUP([.$D56];Roots_and_intervals;VLOOKUP(&quot;min7&quot;;Int_Solfege_steps;4)))" office:value-type="string" office:string-value="Reb Mi Si" calcext:value-type="string">
            <text:p>Reb Mi Si</text:p>
          </table:table-cell>
          <table:table-cell table:formula="of:=CONCATENATE([.$D56];&quot; &quot;;VLOOKUP([.$D56];Roots_and_intervals;VLOOKUP(&quot;min7&quot;;Int_Solfege_steps;4));&quot; &quot;;VLOOKUP([.$D56];Roots_and_intervals;VLOOKUP(&quot;min3&quot;;Int_Solfege_steps;4)))" office:value-type="string" office:string-value="Reb Si Mi" calcext:value-type="string">
            <text:p>Reb Si M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57];&quot; &quot;;[.E57];&quot; &quot;;[.F57])" office:value-type="string" office:string-value="E half dim  " calcext:value-type="string">
            <text:p>E half dim <text:s/></text:p>
          </table:table-cell>
          <table:table-cell office:value-type="string" calcext:value-type="string">
            <text:p>E</text:p>
          </table:table-cell>
          <table:table-cell table:formula="of:=VLOOKUP([.C57];Engl_to_Ital;2)" office:value-type="string" office:string-value="Mi" calcext:value-type="string">
            <text:p>Mi</text:p>
          </table:table-cell>
          <table:table-cell office:value-type="string" calcext:value-type="string">
            <text:p>half 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57];Roots_and_intervals;VLOOKUP(&quot;min3&quot;;Int_Solfege_steps;4)); &quot; &quot;; VLOOKUP([.$D57];Roots_and_intervals;VLOOKUP(&quot;min7&quot;;Int_Solfege_steps;4)))" office:value-type="string" office:string-value="Sol Re" calcext:value-type="string">
            <text:p>Sol Re</text:p>
          </table:table-cell>
          <table:table-cell table:formula="of:=CONCATENATE(VLOOKUP([.$D57];Roots_and_intervals;VLOOKUP(&quot;min7&quot;;Int_Solfege_steps;4)); &quot; &quot;; VLOOKUP([.$D57];Roots_and_intervals;VLOOKUP(&quot;min3&quot;;Int_Solfege_steps;4)))" office:value-type="string" office:string-value="Re Sol" calcext:value-type="string">
            <text:p>Re Sol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57]; &quot; &quot;;VLOOKUP([.$D57];Roots_and_intervals;VLOOKUP(&quot;min3&quot;;Int_Solfege_steps;4)); &quot; &quot;; VLOOKUP([.$D57];Roots_and_intervals;VLOOKUP(&quot;min7&quot;;Int_Solfege_steps;4)))" office:value-type="string" office:string-value="Mi Sol Re" calcext:value-type="string">
            <text:p>Mi Sol Re</text:p>
          </table:table-cell>
          <table:table-cell table:formula="of:=CONCATENATE([.$D57];&quot; &quot;;VLOOKUP([.$D57];Roots_and_intervals;VLOOKUP(&quot;min7&quot;;Int_Solfege_steps;4));&quot; &quot;;VLOOKUP([.$D57];Roots_and_intervals;VLOOKUP(&quot;min3&quot;;Int_Solfege_steps;4)))" office:value-type="string" office:string-value="Mi Re Sol" calcext:value-type="string">
            <text:p>Mi Re Sol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58];&quot; &quot;;[.E58];&quot; &quot;;[.F58])" office:value-type="string" office:string-value="Eb half dim  " calcext:value-type="string">
            <text:p>Eb half dim <text:s/></text:p>
          </table:table-cell>
          <table:table-cell office:value-type="string" calcext:value-type="string">
            <text:p>Eb</text:p>
          </table:table-cell>
          <table:table-cell table:formula="of:=VLOOKUP([.C58];Engl_to_Ital;2)" office:value-type="string" office:string-value="Mib" calcext:value-type="string">
            <text:p>Mib</text:p>
          </table:table-cell>
          <table:table-cell office:value-type="string" calcext:value-type="string">
            <text:p>half 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58];Roots_and_intervals;VLOOKUP(&quot;min3&quot;;Int_Solfege_steps;4)); &quot; &quot;; VLOOKUP([.$D58];Roots_and_intervals;VLOOKUP(&quot;min7&quot;;Int_Solfege_steps;4)))" office:value-type="string" office:string-value="Solb Reb" calcext:value-type="string">
            <text:p>Solb Reb</text:p>
          </table:table-cell>
          <table:table-cell table:formula="of:=CONCATENATE(VLOOKUP([.$D58];Roots_and_intervals;VLOOKUP(&quot;min7&quot;;Int_Solfege_steps;4)); &quot; &quot;; VLOOKUP([.$D58];Roots_and_intervals;VLOOKUP(&quot;min3&quot;;Int_Solfege_steps;4)))" office:value-type="string" office:string-value="Reb Solb" calcext:value-type="string">
            <text:p>Reb Sol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58]; &quot; &quot;;VLOOKUP([.$D58];Roots_and_intervals;VLOOKUP(&quot;min3&quot;;Int_Solfege_steps;4)); &quot; &quot;; VLOOKUP([.$D58];Roots_and_intervals;VLOOKUP(&quot;min7&quot;;Int_Solfege_steps;4)))" office:value-type="string" office:string-value="Mib Solb Reb" calcext:value-type="string">
            <text:p>Mib Solb Reb</text:p>
          </table:table-cell>
          <table:table-cell table:formula="of:=CONCATENATE([.$D58];&quot; &quot;;VLOOKUP([.$D58];Roots_and_intervals;VLOOKUP(&quot;min7&quot;;Int_Solfege_steps;4));&quot; &quot;;VLOOKUP([.$D58];Roots_and_intervals;VLOOKUP(&quot;min3&quot;;Int_Solfege_steps;4)))" office:value-type="string" office:string-value="Mib Reb Solb" calcext:value-type="string">
            <text:p>Mib Reb Sol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59];&quot; &quot;;[.E59];&quot; &quot;;[.F59])" office:value-type="string" office:string-value="F half dim  " calcext:value-type="string">
            <text:p>F half dim <text:s/></text:p>
          </table:table-cell>
          <table:table-cell office:value-type="string" calcext:value-type="string">
            <text:p>F</text:p>
          </table:table-cell>
          <table:table-cell table:formula="of:=VLOOKUP([.C59];Engl_to_Ital;2)" office:value-type="string" office:string-value="Fa" calcext:value-type="string">
            <text:p>Fa</text:p>
          </table:table-cell>
          <table:table-cell office:value-type="string" calcext:value-type="string">
            <text:p>half 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59];Roots_and_intervals;VLOOKUP(&quot;min3&quot;;Int_Solfege_steps;4)); &quot; &quot;; VLOOKUP([.$D59];Roots_and_intervals;VLOOKUP(&quot;min7&quot;;Int_Solfege_steps;4)))" office:value-type="string" office:string-value="Lab Mib" calcext:value-type="string">
            <text:p>Lab Mib</text:p>
          </table:table-cell>
          <table:table-cell table:formula="of:=CONCATENATE(VLOOKUP([.$D59];Roots_and_intervals;VLOOKUP(&quot;min7&quot;;Int_Solfege_steps;4)); &quot; &quot;; VLOOKUP([.$D59];Roots_and_intervals;VLOOKUP(&quot;min3&quot;;Int_Solfege_steps;4)))" office:value-type="string" office:string-value="Mib Lab" calcext:value-type="string">
            <text:p>Mib La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59]; &quot; &quot;;VLOOKUP([.$D59];Roots_and_intervals;VLOOKUP(&quot;min3&quot;;Int_Solfege_steps;4)); &quot; &quot;; VLOOKUP([.$D59];Roots_and_intervals;VLOOKUP(&quot;min7&quot;;Int_Solfege_steps;4)))" office:value-type="string" office:string-value="Fa Lab Mib" calcext:value-type="string">
            <text:p>Fa Lab Mib</text:p>
          </table:table-cell>
          <table:table-cell table:formula="of:=CONCATENATE([.$D59];&quot; &quot;;VLOOKUP([.$D59];Roots_and_intervals;VLOOKUP(&quot;min7&quot;;Int_Solfege_steps;4));&quot; &quot;;VLOOKUP([.$D59];Roots_and_intervals;VLOOKUP(&quot;min3&quot;;Int_Solfege_steps;4)))" office:value-type="string" office:string-value="Fa Mib Lab" calcext:value-type="string">
            <text:p>Fa Mib La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60];&quot; &quot;;[.E60];&quot; &quot;;[.F60])" office:value-type="string" office:string-value="F # half dim  " calcext:value-type="string">
            <text:p>F # half dim <text:s/></text:p>
          </table:table-cell>
          <table:table-cell office:value-type="string" calcext:value-type="string">
            <text:p>F #</text:p>
          </table:table-cell>
          <table:table-cell table:formula="of:=VLOOKUP([.C60];Engl_to_Ital;2)" office:value-type="string" office:string-value="Fa" calcext:value-type="string">
            <text:p>Fa</text:p>
          </table:table-cell>
          <table:table-cell office:value-type="string" calcext:value-type="string">
            <text:p>half 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60];Roots_and_intervals;VLOOKUP(&quot;min3&quot;;Int_Solfege_steps;4)); &quot; &quot;; VLOOKUP([.$D60];Roots_and_intervals;VLOOKUP(&quot;min7&quot;;Int_Solfege_steps;4)))" office:value-type="string" office:string-value="Lab Mib" calcext:value-type="string">
            <text:p>Lab Mib</text:p>
          </table:table-cell>
          <table:table-cell table:formula="of:=CONCATENATE(VLOOKUP([.$D60];Roots_and_intervals;VLOOKUP(&quot;min7&quot;;Int_Solfege_steps;4)); &quot; &quot;; VLOOKUP([.$D60];Roots_and_intervals;VLOOKUP(&quot;min3&quot;;Int_Solfege_steps;4)))" office:value-type="string" office:string-value="Mib Lab" calcext:value-type="string">
            <text:p>Mib La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60]; &quot; &quot;;VLOOKUP([.$D60];Roots_and_intervals;VLOOKUP(&quot;min3&quot;;Int_Solfege_steps;4)); &quot; &quot;; VLOOKUP([.$D60];Roots_and_intervals;VLOOKUP(&quot;min7&quot;;Int_Solfege_steps;4)))" office:value-type="string" office:string-value="Fa Lab Mib" calcext:value-type="string">
            <text:p>Fa Lab Mib</text:p>
          </table:table-cell>
          <table:table-cell table:formula="of:=CONCATENATE([.$D60];&quot; &quot;;VLOOKUP([.$D60];Roots_and_intervals;VLOOKUP(&quot;min7&quot;;Int_Solfege_steps;4));&quot; &quot;;VLOOKUP([.$D60];Roots_and_intervals;VLOOKUP(&quot;min3&quot;;Int_Solfege_steps;4)))" office:value-type="string" office:string-value="Fa Mib Lab" calcext:value-type="string">
            <text:p>Fa Mib La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61];&quot; &quot;;[.E61];&quot; &quot;;[.F61])" office:value-type="string" office:string-value="G half dim  " calcext:value-type="string">
            <text:p>G half dim <text:s/></text:p>
          </table:table-cell>
          <table:table-cell office:value-type="string" calcext:value-type="string">
            <text:p>G</text:p>
          </table:table-cell>
          <table:table-cell table:formula="of:=VLOOKUP([.C61];Engl_to_Ital;2)" office:value-type="string" office:string-value="Sol" calcext:value-type="string">
            <text:p>Sol</text:p>
          </table:table-cell>
          <table:table-cell office:value-type="string" calcext:value-type="string">
            <text:p>half 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61];Roots_and_intervals;VLOOKUP(&quot;min3&quot;;Int_Solfege_steps;4)); &quot; &quot;; VLOOKUP([.$D61];Roots_and_intervals;VLOOKUP(&quot;min7&quot;;Int_Solfege_steps;4)))" office:value-type="string" office:string-value="Sib Fa" calcext:value-type="string">
            <text:p>Sib Fa</text:p>
          </table:table-cell>
          <table:table-cell table:formula="of:=CONCATENATE(VLOOKUP([.$D61];Roots_and_intervals;VLOOKUP(&quot;min7&quot;;Int_Solfege_steps;4)); &quot; &quot;; VLOOKUP([.$D61];Roots_and_intervals;VLOOKUP(&quot;min3&quot;;Int_Solfege_steps;4)))" office:value-type="string" office:string-value="Fa Sib" calcext:value-type="string">
            <text:p>Fa Si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61]; &quot; &quot;;VLOOKUP([.$D61];Roots_and_intervals;VLOOKUP(&quot;min3&quot;;Int_Solfege_steps;4)); &quot; &quot;; VLOOKUP([.$D61];Roots_and_intervals;VLOOKUP(&quot;min7&quot;;Int_Solfege_steps;4)))" office:value-type="string" office:string-value="Sol Sib Fa" calcext:value-type="string">
            <text:p>Sol Sib Fa</text:p>
          </table:table-cell>
          <table:table-cell table:formula="of:=CONCATENATE([.$D61];&quot; &quot;;VLOOKUP([.$D61];Roots_and_intervals;VLOOKUP(&quot;min7&quot;;Int_Solfege_steps;4));&quot; &quot;;VLOOKUP([.$D61];Roots_and_intervals;VLOOKUP(&quot;min3&quot;;Int_Solfege_steps;4)))" office:value-type="string" office:string-value="Sol Fa Sib" calcext:value-type="string">
            <text:p>Sol Fa Si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62];&quot; &quot;;[.E62];&quot; &quot;;[.F62])" office:value-type="string" office:string-value="A half dim 6" calcext:value-type="string">
            <text:p>A half dim 6</text:p>
          </table:table-cell>
          <table:table-cell office:value-type="string" calcext:value-type="string">
            <text:p>A</text:p>
          </table:table-cell>
          <table:table-cell table:formula="of:=VLOOKUP([.C62];Engl_to_Ital;2)" office:value-type="string" office:string-value="La" calcext:value-type="string">
            <text:p>La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63];&quot; &quot;;[.E63];&quot; &quot;;[.F63])" office:value-type="string" office:string-value="Ab half dim 6" calcext:value-type="string">
            <text:p>Ab half dim 6</text:p>
          </table:table-cell>
          <table:table-cell office:value-type="string" calcext:value-type="string">
            <text:p>Ab</text:p>
          </table:table-cell>
          <table:table-cell table:formula="of:=VLOOKUP([.C63];Engl_to_Ital;2)" office:value-type="string" office:string-value="Lab" calcext:value-type="string">
            <text:p>Lab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64];&quot; &quot;;[.E64];&quot; &quot;;[.F64])" office:value-type="string" office:string-value="B half dim 6" calcext:value-type="string">
            <text:p>B half dim 6</text:p>
          </table:table-cell>
          <table:table-cell office:value-type="string" calcext:value-type="string">
            <text:p>B</text:p>
          </table:table-cell>
          <table:table-cell table:formula="of:=VLOOKUP([.C64];Engl_to_Ital;2)" office:value-type="string" office:string-value="Si" calcext:value-type="string">
            <text:p>Si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65];&quot; &quot;;[.E65];&quot; &quot;;[.F65])" office:value-type="string" office:string-value="Bb half dim 6" calcext:value-type="string">
            <text:p>Bb half dim 6</text:p>
          </table:table-cell>
          <table:table-cell office:value-type="string" calcext:value-type="string">
            <text:p>Bb</text:p>
          </table:table-cell>
          <table:table-cell table:formula="of:=VLOOKUP([.C65];Engl_to_Ital;2)" office:value-type="string" office:string-value="Sib" calcext:value-type="string">
            <text:p>Sib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66];&quot; &quot;;[.E66];&quot; &quot;;[.F66])" office:value-type="string" office:string-value="C half dim 6" calcext:value-type="string">
            <text:p>C half dim 6</text:p>
          </table:table-cell>
          <table:table-cell office:value-type="string" calcext:value-type="string">
            <text:p>C</text:p>
          </table:table-cell>
          <table:table-cell table:formula="of:=VLOOKUP([.C66];Engl_to_Ital;2)" office:value-type="string" office:string-value="Do" calcext:value-type="string">
            <text:p>Do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67];&quot; &quot;;[.E67];&quot; &quot;;[.F67])" office:value-type="string" office:string-value="D half dim 6" calcext:value-type="string">
            <text:p>D half dim 6</text:p>
          </table:table-cell>
          <table:table-cell office:value-type="string" calcext:value-type="string">
            <text:p>D</text:p>
          </table:table-cell>
          <table:table-cell table:formula="of:=VLOOKUP([.C67];Engl_to_Ital;2)" office:value-type="string" office:string-value="Re" calcext:value-type="string">
            <text:p>Re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68];&quot; &quot;;[.E68];&quot; &quot;;[.F68])" office:value-type="string" office:string-value="Db half dim 6" calcext:value-type="string">
            <text:p>Db half dim 6</text:p>
          </table:table-cell>
          <table:table-cell office:value-type="string" calcext:value-type="string">
            <text:p>Db</text:p>
          </table:table-cell>
          <table:table-cell table:formula="of:=VLOOKUP([.C68];Engl_to_Ital;2)" office:value-type="string" office:string-value="Reb" calcext:value-type="string">
            <text:p>Reb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69];&quot; &quot;;[.E69];&quot; &quot;;[.F69])" office:value-type="string" office:string-value="E half dim 6" calcext:value-type="string">
            <text:p>E half dim 6</text:p>
          </table:table-cell>
          <table:table-cell office:value-type="string" calcext:value-type="string">
            <text:p>E</text:p>
          </table:table-cell>
          <table:table-cell table:formula="of:=VLOOKUP([.C69];Engl_to_Ital;2)" office:value-type="string" office:string-value="Mi" calcext:value-type="string">
            <text:p>Mi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70];&quot; &quot;;[.E70];&quot; &quot;;[.F70])" office:value-type="string" office:string-value="Eb half dim 6" calcext:value-type="string">
            <text:p>Eb half dim 6</text:p>
          </table:table-cell>
          <table:table-cell office:value-type="string" calcext:value-type="string">
            <text:p>Eb</text:p>
          </table:table-cell>
          <table:table-cell table:formula="of:=VLOOKUP([.C70];Engl_to_Ital;2)" office:value-type="string" office:string-value="Mib" calcext:value-type="string">
            <text:p>Mib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71];&quot; &quot;;[.E71];&quot; &quot;;[.F71])" office:value-type="string" office:string-value="F half dim 6" calcext:value-type="string">
            <text:p>F half dim 6</text:p>
          </table:table-cell>
          <table:table-cell office:value-type="string" calcext:value-type="string">
            <text:p>F</text:p>
          </table:table-cell>
          <table:table-cell table:formula="of:=VLOOKUP([.C71];Engl_to_Ital;2)" office:value-type="string" office:string-value="Fa" calcext:value-type="string">
            <text:p>Fa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72];&quot; &quot;;[.E72];&quot; &quot;;[.F72])" office:value-type="string" office:string-value="F # half dim 6" calcext:value-type="string">
            <text:p>F # half dim 6</text:p>
          </table:table-cell>
          <table:table-cell office:value-type="string" calcext:value-type="string">
            <text:p>F #</text:p>
          </table:table-cell>
          <table:table-cell table:formula="of:=VLOOKUP([.C72];Engl_to_Ital;2)" office:value-type="string" office:string-value="Fa" calcext:value-type="string">
            <text:p>Fa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73];&quot; &quot;;[.E73];&quot; &quot;;[.F73])" office:value-type="string" office:string-value="G half dim 6" calcext:value-type="string">
            <text:p>G half dim 6</text:p>
          </table:table-cell>
          <table:table-cell office:value-type="string" calcext:value-type="string">
            <text:p>G</text:p>
          </table:table-cell>
          <table:table-cell table:formula="of:=VLOOKUP([.C73];Engl_to_Ital;2)" office:value-type="string" office:string-value="Sol" calcext:value-type="string">
            <text:p>Sol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74];&quot; &quot;;[.E74];&quot; &quot;;[.F74])" office:value-type="string" office:string-value="A half dim 6 /4" calcext:value-type="string">
            <text:p>A half dim 6 /4</text:p>
          </table:table-cell>
          <table:table-cell office:value-type="string" calcext:value-type="string">
            <text:p>A</text:p>
          </table:table-cell>
          <table:table-cell table:formula="of:=VLOOKUP([.C74];Engl_to_Ital;2)" office:value-type="string" office:string-value="La" calcext:value-type="string">
            <text:p>La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75];&quot; &quot;;[.E75];&quot; &quot;;[.F75])" office:value-type="string" office:string-value="Ab half dim 6 /4" calcext:value-type="string">
            <text:p>Ab half dim 6 /4</text:p>
          </table:table-cell>
          <table:table-cell office:value-type="string" calcext:value-type="string">
            <text:p>Ab</text:p>
          </table:table-cell>
          <table:table-cell table:formula="of:=VLOOKUP([.C75];Engl_to_Ital;2)" office:value-type="string" office:string-value="Lab" calcext:value-type="string">
            <text:p>Lab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76];&quot; &quot;;[.E76];&quot; &quot;;[.F76])" office:value-type="string" office:string-value="B half dim 6 /4" calcext:value-type="string">
            <text:p>B half dim 6 /4</text:p>
          </table:table-cell>
          <table:table-cell office:value-type="string" calcext:value-type="string">
            <text:p>B</text:p>
          </table:table-cell>
          <table:table-cell table:formula="of:=VLOOKUP([.C76];Engl_to_Ital;2)" office:value-type="string" office:string-value="Si" calcext:value-type="string">
            <text:p>Si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77];&quot; &quot;;[.E77];&quot; &quot;;[.F77])" office:value-type="string" office:string-value="Bb half dim 6 /4" calcext:value-type="string">
            <text:p>Bb half dim 6 /4</text:p>
          </table:table-cell>
          <table:table-cell office:value-type="string" calcext:value-type="string">
            <text:p>Bb</text:p>
          </table:table-cell>
          <table:table-cell table:formula="of:=VLOOKUP([.C77];Engl_to_Ital;2)" office:value-type="string" office:string-value="Sib" calcext:value-type="string">
            <text:p>Sib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78];&quot; &quot;;[.E78];&quot; &quot;;[.F78])" office:value-type="string" office:string-value="C half dim 6 /4" calcext:value-type="string">
            <text:p>C half dim 6 /4</text:p>
          </table:table-cell>
          <table:table-cell office:value-type="string" calcext:value-type="string">
            <text:p>C</text:p>
          </table:table-cell>
          <table:table-cell table:formula="of:=VLOOKUP([.C78];Engl_to_Ital;2)" office:value-type="string" office:string-value="Do" calcext:value-type="string">
            <text:p>Do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79];&quot; &quot;;[.E79];&quot; &quot;;[.F79])" office:value-type="string" office:string-value="D half dim 6 /4" calcext:value-type="string">
            <text:p>D half dim 6 /4</text:p>
          </table:table-cell>
          <table:table-cell office:value-type="string" calcext:value-type="string">
            <text:p>D</text:p>
          </table:table-cell>
          <table:table-cell table:formula="of:=VLOOKUP([.C79];Engl_to_Ital;2)" office:value-type="string" office:string-value="Re" calcext:value-type="string">
            <text:p>Re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80];&quot; &quot;;[.E80];&quot; &quot;;[.F80])" office:value-type="string" office:string-value="Db half dim 6 /4" calcext:value-type="string">
            <text:p>Db half dim 6 /4</text:p>
          </table:table-cell>
          <table:table-cell office:value-type="string" calcext:value-type="string">
            <text:p>Db</text:p>
          </table:table-cell>
          <table:table-cell table:formula="of:=VLOOKUP([.C80];Engl_to_Ital;2)" office:value-type="string" office:string-value="Reb" calcext:value-type="string">
            <text:p>Reb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81];&quot; &quot;;[.E81];&quot; &quot;;[.F81])" office:value-type="string" office:string-value="E half dim 6 /4" calcext:value-type="string">
            <text:p>E half dim 6 /4</text:p>
          </table:table-cell>
          <table:table-cell office:value-type="string" calcext:value-type="string">
            <text:p>E</text:p>
          </table:table-cell>
          <table:table-cell table:formula="of:=VLOOKUP([.C81];Engl_to_Ital;2)" office:value-type="string" office:string-value="Mi" calcext:value-type="string">
            <text:p>Mi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82];&quot; &quot;;[.E82];&quot; &quot;;[.F82])" office:value-type="string" office:string-value="Eb half dim 6 /4" calcext:value-type="string">
            <text:p>Eb half dim 6 /4</text:p>
          </table:table-cell>
          <table:table-cell office:value-type="string" calcext:value-type="string">
            <text:p>Eb</text:p>
          </table:table-cell>
          <table:table-cell table:formula="of:=VLOOKUP([.C82];Engl_to_Ital;2)" office:value-type="string" office:string-value="Mib" calcext:value-type="string">
            <text:p>Mib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83];&quot; &quot;;[.E83];&quot; &quot;;[.F83])" office:value-type="string" office:string-value="F half dim 6 /4" calcext:value-type="string">
            <text:p>F half dim 6 /4</text:p>
          </table:table-cell>
          <table:table-cell office:value-type="string" calcext:value-type="string">
            <text:p>F</text:p>
          </table:table-cell>
          <table:table-cell table:formula="of:=VLOOKUP([.C83];Engl_to_Ital;2)" office:value-type="string" office:string-value="Fa" calcext:value-type="string">
            <text:p>Fa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84];&quot; &quot;;[.E84];&quot; &quot;;[.F84])" office:value-type="string" office:string-value="F # half dim 6 /4" calcext:value-type="string">
            <text:p>F # half dim 6 /4</text:p>
          </table:table-cell>
          <table:table-cell office:value-type="string" calcext:value-type="string">
            <text:p>F #</text:p>
          </table:table-cell>
          <table:table-cell table:formula="of:=VLOOKUP([.C84];Engl_to_Ital;2)" office:value-type="string" office:string-value="Fa" calcext:value-type="string">
            <text:p>Fa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85];&quot; &quot;;[.E85];&quot; &quot;;[.F85])" office:value-type="string" office:string-value="G half dim 6 /4" calcext:value-type="string">
            <text:p>G half dim 6 /4</text:p>
          </table:table-cell>
          <table:table-cell office:value-type="string" calcext:value-type="string">
            <text:p>G</text:p>
          </table:table-cell>
          <table:table-cell table:formula="of:=VLOOKUP([.C85];Engl_to_Ital;2)" office:value-type="string" office:string-value="Sol" calcext:value-type="string">
            <text:p>Sol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86];&quot; &quot;;[.E86];&quot; &quot;;[.F86])" office:value-type="string" office:string-value="A half dim 4 / 2" calcext:value-type="string">
            <text:p>A half dim 4 / 2</text:p>
          </table:table-cell>
          <table:table-cell office:value-type="string" calcext:value-type="string">
            <text:p>A</text:p>
          </table:table-cell>
          <table:table-cell table:formula="of:=VLOOKUP([.C86];Engl_to_Ital;2)" office:value-type="string" office:string-value="La" calcext:value-type="string">
            <text:p>La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87];&quot; &quot;;[.E87];&quot; &quot;;[.F87])" office:value-type="string" office:string-value="Ab half dim 4 / 2" calcext:value-type="string">
            <text:p>Ab half dim 4 / 2</text:p>
          </table:table-cell>
          <table:table-cell office:value-type="string" calcext:value-type="string">
            <text:p>Ab</text:p>
          </table:table-cell>
          <table:table-cell table:formula="of:=VLOOKUP([.C87];Engl_to_Ital;2)" office:value-type="string" office:string-value="Lab" calcext:value-type="string">
            <text:p>Lab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88];&quot; &quot;;[.E88];&quot; &quot;;[.F88])" office:value-type="string" office:string-value="B half dim 4 / 2" calcext:value-type="string">
            <text:p>B half dim 4 / 2</text:p>
          </table:table-cell>
          <table:table-cell office:value-type="string" calcext:value-type="string">
            <text:p>B</text:p>
          </table:table-cell>
          <table:table-cell table:formula="of:=VLOOKUP([.C88];Engl_to_Ital;2)" office:value-type="string" office:string-value="Si" calcext:value-type="string">
            <text:p>Si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89];&quot; &quot;;[.E89];&quot; &quot;;[.F89])" office:value-type="string" office:string-value="Bb half dim 4 / 2" calcext:value-type="string">
            <text:p>Bb half dim 4 / 2</text:p>
          </table:table-cell>
          <table:table-cell office:value-type="string" calcext:value-type="string">
            <text:p>Bb</text:p>
          </table:table-cell>
          <table:table-cell table:formula="of:=VLOOKUP([.C89];Engl_to_Ital;2)" office:value-type="string" office:string-value="Sib" calcext:value-type="string">
            <text:p>Sib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90];&quot; &quot;;[.E90];&quot; &quot;;[.F90])" office:value-type="string" office:string-value="C half dim 4 / 2" calcext:value-type="string">
            <text:p>C half dim 4 / 2</text:p>
          </table:table-cell>
          <table:table-cell office:value-type="string" calcext:value-type="string">
            <text:p>C</text:p>
          </table:table-cell>
          <table:table-cell table:formula="of:=VLOOKUP([.C90];Engl_to_Ital;2)" office:value-type="string" office:string-value="Do" calcext:value-type="string">
            <text:p>Do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91];&quot; &quot;;[.E91];&quot; &quot;;[.F91])" office:value-type="string" office:string-value="D half dim 4 / 2" calcext:value-type="string">
            <text:p>D half dim 4 / 2</text:p>
          </table:table-cell>
          <table:table-cell office:value-type="string" calcext:value-type="string">
            <text:p>D</text:p>
          </table:table-cell>
          <table:table-cell table:formula="of:=VLOOKUP([.C91];Engl_to_Ital;2)" office:value-type="string" office:string-value="Re" calcext:value-type="string">
            <text:p>Re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92];&quot; &quot;;[.E92];&quot; &quot;;[.F92])" office:value-type="string" office:string-value="Db half dim 4 / 2" calcext:value-type="string">
            <text:p>Db half dim 4 / 2</text:p>
          </table:table-cell>
          <table:table-cell office:value-type="string" calcext:value-type="string">
            <text:p>Db</text:p>
          </table:table-cell>
          <table:table-cell table:formula="of:=VLOOKUP([.C92];Engl_to_Ital;2)" office:value-type="string" office:string-value="Reb" calcext:value-type="string">
            <text:p>Reb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93];&quot; &quot;;[.E93];&quot; &quot;;[.F93])" office:value-type="string" office:string-value="E half dim 4 / 2" calcext:value-type="string">
            <text:p>E half dim 4 / 2</text:p>
          </table:table-cell>
          <table:table-cell office:value-type="string" calcext:value-type="string">
            <text:p>E</text:p>
          </table:table-cell>
          <table:table-cell table:formula="of:=VLOOKUP([.C93];Engl_to_Ital;2)" office:value-type="string" office:string-value="Mi" calcext:value-type="string">
            <text:p>Mi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94];&quot; &quot;;[.E94];&quot; &quot;;[.F94])" office:value-type="string" office:string-value="Eb half dim 4 / 2" calcext:value-type="string">
            <text:p>Eb half dim 4 / 2</text:p>
          </table:table-cell>
          <table:table-cell office:value-type="string" calcext:value-type="string">
            <text:p>Eb</text:p>
          </table:table-cell>
          <table:table-cell table:formula="of:=VLOOKUP([.C94];Engl_to_Ital;2)" office:value-type="string" office:string-value="Mib" calcext:value-type="string">
            <text:p>Mib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95];&quot; &quot;;[.E95];&quot; &quot;;[.F95])" office:value-type="string" office:string-value="F half dim 4 / 2" calcext:value-type="string">
            <text:p>F half dim 4 / 2</text:p>
          </table:table-cell>
          <table:table-cell office:value-type="string" calcext:value-type="string">
            <text:p>F</text:p>
          </table:table-cell>
          <table:table-cell table:formula="of:=VLOOKUP([.C95];Engl_to_Ital;2)" office:value-type="string" office:string-value="Fa" calcext:value-type="string">
            <text:p>Fa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96];&quot; &quot;;[.E96];&quot; &quot;;[.F96])" office:value-type="string" office:string-value="F # half dim 4 / 2" calcext:value-type="string">
            <text:p>F # half dim 4 / 2</text:p>
          </table:table-cell>
          <table:table-cell office:value-type="string" calcext:value-type="string">
            <text:p>F #</text:p>
          </table:table-cell>
          <table:table-cell table:formula="of:=VLOOKUP([.C96];Engl_to_Ital;2)" office:value-type="string" office:string-value="Fa" calcext:value-type="string">
            <text:p>Fa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97];&quot; &quot;;[.E97];&quot; &quot;;[.F97])" office:value-type="string" office:string-value="G half dim 4 / 2" calcext:value-type="string">
            <text:p>G half dim 4 / 2</text:p>
          </table:table-cell>
          <table:table-cell office:value-type="string" calcext:value-type="string">
            <text:p>G</text:p>
          </table:table-cell>
          <table:table-cell table:formula="of:=VLOOKUP([.C97];Engl_to_Ital;2)" office:value-type="string" office:string-value="Sol" calcext:value-type="string">
            <text:p>Sol</text:p>
          </table:table-cell>
          <table:table-cell office:value-type="string" calcext:value-type="string">
            <text:p>half 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98];&quot; &quot;;[.E98];&quot; &quot;;[.F98])" office:value-type="string" office:string-value="A M7  " calcext:value-type="string">
            <text:p>A M7 <text:s/></text:p>
          </table:table-cell>
          <table:table-cell office:value-type="string" calcext:value-type="string">
            <text:p>A</text:p>
          </table:table-cell>
          <table:table-cell table:formula="of:=VLOOKUP([.C98];Engl_to_Ital;2)" office:value-type="string" office:string-value="La" calcext:value-type="string">
            <text:p>La</text:p>
          </table:table-cell>
          <table:table-cell office:value-type="string" calcext:value-type="string">
            <text:p>M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98];Roots_and_intervals;VLOOKUP(&quot;M3&quot;;Int_Solfege_steps;4)); &quot; &quot;; VLOOKUP([.$D98];Roots_and_intervals;VLOOKUP(&quot;M7&quot;;Int_Solfege_steps;4)))" office:value-type="string" office:string-value="Dod Sold" calcext:value-type="string">
            <text:p>Dod Sold</text:p>
          </table:table-cell>
          <table:table-cell table:formula="of:=CONCATENATE(VLOOKUP([.$D98];Roots_and_intervals;VLOOKUP(&quot;M7&quot;;Int_Solfege_steps;4)); &quot; &quot;; VLOOKUP([.$D98];Roots_and_intervals;VLOOKUP(&quot;M3&quot;;Int_Solfege_steps;4)))" office:value-type="string" office:string-value="Sold Dod" calcext:value-type="string">
            <text:p>Sold Dod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98]; &quot; &quot;;VLOOKUP([.$D98];Roots_and_intervals;VLOOKUP(&quot;M3&quot;;Int_Solfege_steps;4)); &quot; &quot;; VLOOKUP([.$D98];Roots_and_intervals;VLOOKUP(&quot;M7&quot;;Int_Solfege_steps;4)))" office:value-type="string" office:string-value="La Dod Sold" calcext:value-type="string">
            <text:p>La Dod Sold</text:p>
          </table:table-cell>
          <table:table-cell table:formula="of:=CONCATENATE([.$D98];&quot; &quot;;VLOOKUP([.$D98];Roots_and_intervals;VLOOKUP(&quot;M7&quot;;Int_Solfege_steps;4));&quot; &quot;;VLOOKUP([.$D98];Roots_and_intervals;VLOOKUP(&quot;M3&quot;;Int_Solfege_steps;4)))" office:value-type="string" office:string-value="La Sold Dod" calcext:value-type="string">
            <text:p>La Sold Dod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99];&quot; &quot;;[.E99];&quot; &quot;;[.F99])" office:value-type="string" office:string-value="Ab M7  " calcext:value-type="string">
            <text:p>Ab M7 <text:s/></text:p>
          </table:table-cell>
          <table:table-cell office:value-type="string" calcext:value-type="string">
            <text:p>Ab</text:p>
          </table:table-cell>
          <table:table-cell table:formula="of:=VLOOKUP([.C99];Engl_to_Ital;2)" office:value-type="string" office:string-value="Lab" calcext:value-type="string">
            <text:p>Lab</text:p>
          </table:table-cell>
          <table:table-cell office:value-type="string" calcext:value-type="string">
            <text:p>M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99];Roots_and_intervals;VLOOKUP(&quot;M3&quot;;Int_Solfege_steps;4)); &quot; &quot;; VLOOKUP([.$D99];Roots_and_intervals;VLOOKUP(&quot;M7&quot;;Int_Solfege_steps;4)))" office:value-type="string" office:string-value="Do Sol" calcext:value-type="string">
            <text:p>Do Sol</text:p>
          </table:table-cell>
          <table:table-cell table:formula="of:=CONCATENATE(VLOOKUP([.$D99];Roots_and_intervals;VLOOKUP(&quot;M7&quot;;Int_Solfege_steps;4)); &quot; &quot;; VLOOKUP([.$D99];Roots_and_intervals;VLOOKUP(&quot;M3&quot;;Int_Solfege_steps;4)))" office:value-type="string" office:string-value="Sol Do" calcext:value-type="string">
            <text:p>Sol Do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99]; &quot; &quot;;VLOOKUP([.$D99];Roots_and_intervals;VLOOKUP(&quot;M3&quot;;Int_Solfege_steps;4)); &quot; &quot;; VLOOKUP([.$D99];Roots_and_intervals;VLOOKUP(&quot;M7&quot;;Int_Solfege_steps;4)))" office:value-type="string" office:string-value="Lab Do Sol" calcext:value-type="string">
            <text:p>Lab Do Sol</text:p>
          </table:table-cell>
          <table:table-cell table:formula="of:=CONCATENATE([.$D99];&quot; &quot;;VLOOKUP([.$D99];Roots_and_intervals;VLOOKUP(&quot;M7&quot;;Int_Solfege_steps;4));&quot; &quot;;VLOOKUP([.$D99];Roots_and_intervals;VLOOKUP(&quot;M3&quot;;Int_Solfege_steps;4)))" office:value-type="string" office:string-value="Lab Sol Do" calcext:value-type="string">
            <text:p>Lab Sol Do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00];&quot; &quot;;[.E100];&quot; &quot;;[.F100])" office:value-type="string" office:string-value="B M7  " calcext:value-type="string">
            <text:p>B M7 <text:s/></text:p>
          </table:table-cell>
          <table:table-cell office:value-type="string" calcext:value-type="string">
            <text:p>B</text:p>
          </table:table-cell>
          <table:table-cell table:formula="of:=VLOOKUP([.C100];Engl_to_Ital;2)" office:value-type="string" office:string-value="Si" calcext:value-type="string">
            <text:p>Si</text:p>
          </table:table-cell>
          <table:table-cell office:value-type="string" calcext:value-type="string">
            <text:p>M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00];Roots_and_intervals;VLOOKUP(&quot;M3&quot;;Int_Solfege_steps;4)); &quot; &quot;; VLOOKUP([.$D100];Roots_and_intervals;VLOOKUP(&quot;M7&quot;;Int_Solfege_steps;4)))" office:value-type="string" office:string-value="Red Lad" calcext:value-type="string">
            <text:p>Red Lad</text:p>
          </table:table-cell>
          <table:table-cell table:formula="of:=CONCATENATE(VLOOKUP([.$D100];Roots_and_intervals;VLOOKUP(&quot;M7&quot;;Int_Solfege_steps;4)); &quot; &quot;; VLOOKUP([.$D100];Roots_and_intervals;VLOOKUP(&quot;M3&quot;;Int_Solfege_steps;4)))" office:value-type="string" office:string-value="Lad Red" calcext:value-type="string">
            <text:p>Lad Red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00]; &quot; &quot;;VLOOKUP([.$D100];Roots_and_intervals;VLOOKUP(&quot;M3&quot;;Int_Solfege_steps;4)); &quot; &quot;; VLOOKUP([.$D100];Roots_and_intervals;VLOOKUP(&quot;M7&quot;;Int_Solfege_steps;4)))" office:value-type="string" office:string-value="Si Red Lad" calcext:value-type="string">
            <text:p>Si Red Lad</text:p>
          </table:table-cell>
          <table:table-cell table:formula="of:=CONCATENATE([.$D100];&quot; &quot;;VLOOKUP([.$D100];Roots_and_intervals;VLOOKUP(&quot;M7&quot;;Int_Solfege_steps;4));&quot; &quot;;VLOOKUP([.$D100];Roots_and_intervals;VLOOKUP(&quot;M3&quot;;Int_Solfege_steps;4)))" office:value-type="string" office:string-value="Si Lad Red" calcext:value-type="string">
            <text:p>Si Lad Red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01];&quot; &quot;;[.E101];&quot; &quot;;[.F101])" office:value-type="string" office:string-value="Bb M7  " calcext:value-type="string">
            <text:p>Bb M7 <text:s/></text:p>
          </table:table-cell>
          <table:table-cell office:value-type="string" calcext:value-type="string">
            <text:p>Bb</text:p>
          </table:table-cell>
          <table:table-cell table:formula="of:=VLOOKUP([.C101];Engl_to_Ital;2)" office:value-type="string" office:string-value="Sib" calcext:value-type="string">
            <text:p>Sib</text:p>
          </table:table-cell>
          <table:table-cell office:value-type="string" calcext:value-type="string">
            <text:p>M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01];Roots_and_intervals;VLOOKUP(&quot;M3&quot;;Int_Solfege_steps;4)); &quot; &quot;; VLOOKUP([.$D101];Roots_and_intervals;VLOOKUP(&quot;M7&quot;;Int_Solfege_steps;4)))" office:value-type="string" office:string-value="Re La" calcext:value-type="string">
            <text:p>Re La</text:p>
          </table:table-cell>
          <table:table-cell table:formula="of:=CONCATENATE(VLOOKUP([.$D101];Roots_and_intervals;VLOOKUP(&quot;M7&quot;;Int_Solfege_steps;4)); &quot; &quot;; VLOOKUP([.$D101];Roots_and_intervals;VLOOKUP(&quot;M3&quot;;Int_Solfege_steps;4)))" office:value-type="string" office:string-value="La Re" calcext:value-type="string">
            <text:p>La Re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01]; &quot; &quot;;VLOOKUP([.$D101];Roots_and_intervals;VLOOKUP(&quot;M3&quot;;Int_Solfege_steps;4)); &quot; &quot;; VLOOKUP([.$D101];Roots_and_intervals;VLOOKUP(&quot;M7&quot;;Int_Solfege_steps;4)))" office:value-type="string" office:string-value="Sib Re La" calcext:value-type="string">
            <text:p>Sib Re La</text:p>
          </table:table-cell>
          <table:table-cell table:formula="of:=CONCATENATE([.$D101];&quot; &quot;;VLOOKUP([.$D101];Roots_and_intervals;VLOOKUP(&quot;M7&quot;;Int_Solfege_steps;4));&quot; &quot;;VLOOKUP([.$D101];Roots_and_intervals;VLOOKUP(&quot;M3&quot;;Int_Solfege_steps;4)))" office:value-type="string" office:string-value="Sib La Re" calcext:value-type="string">
            <text:p>Sib La Re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02];&quot; &quot;;[.E102];&quot; &quot;;[.F102])" office:value-type="string" office:string-value="C M7  " calcext:value-type="string">
            <text:p>C M7 <text:s/></text:p>
          </table:table-cell>
          <table:table-cell office:value-type="string" calcext:value-type="string">
            <text:p>C</text:p>
          </table:table-cell>
          <table:table-cell table:formula="of:=VLOOKUP([.C102];Engl_to_Ital;2)" office:value-type="string" office:string-value="Do" calcext:value-type="string">
            <text:p>Do</text:p>
          </table:table-cell>
          <table:table-cell office:value-type="string" calcext:value-type="string">
            <text:p>M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02];Roots_and_intervals;VLOOKUP(&quot;M3&quot;;Int_Solfege_steps;4)); &quot; &quot;; VLOOKUP([.$D102];Roots_and_intervals;VLOOKUP(&quot;M7&quot;;Int_Solfege_steps;4)))" office:value-type="string" office:string-value="Mi Si" calcext:value-type="string">
            <text:p>Mi Si</text:p>
          </table:table-cell>
          <table:table-cell table:formula="of:=CONCATENATE(VLOOKUP([.$D102];Roots_and_intervals;VLOOKUP(&quot;M7&quot;;Int_Solfege_steps;4)); &quot; &quot;; VLOOKUP([.$D102];Roots_and_intervals;VLOOKUP(&quot;M3&quot;;Int_Solfege_steps;4)))" office:value-type="string" office:string-value="Si Mi" calcext:value-type="string">
            <text:p>Si M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02]; &quot; &quot;;VLOOKUP([.$D102];Roots_and_intervals;VLOOKUP(&quot;M3&quot;;Int_Solfege_steps;4)); &quot; &quot;; VLOOKUP([.$D102];Roots_and_intervals;VLOOKUP(&quot;M7&quot;;Int_Solfege_steps;4)))" office:value-type="string" office:string-value="Do Mi Si" calcext:value-type="string">
            <text:p>Do Mi Si</text:p>
          </table:table-cell>
          <table:table-cell table:formula="of:=CONCATENATE([.$D102];&quot; &quot;;VLOOKUP([.$D102];Roots_and_intervals;VLOOKUP(&quot;M7&quot;;Int_Solfege_steps;4));&quot; &quot;;VLOOKUP([.$D102];Roots_and_intervals;VLOOKUP(&quot;M3&quot;;Int_Solfege_steps;4)))" office:value-type="string" office:string-value="Do Si Mi" calcext:value-type="string">
            <text:p>Do Si M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03];&quot; &quot;;[.E103];&quot; &quot;;[.F103])" office:value-type="string" office:string-value="D M7  " calcext:value-type="string">
            <text:p>D M7 <text:s/></text:p>
          </table:table-cell>
          <table:table-cell office:value-type="string" calcext:value-type="string">
            <text:p>D</text:p>
          </table:table-cell>
          <table:table-cell table:formula="of:=VLOOKUP([.C103];Engl_to_Ital;2)" office:value-type="string" office:string-value="Re" calcext:value-type="string">
            <text:p>Re</text:p>
          </table:table-cell>
          <table:table-cell office:value-type="string" calcext:value-type="string">
            <text:p>M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03];Roots_and_intervals;VLOOKUP(&quot;M3&quot;;Int_Solfege_steps;4)); &quot; &quot;; VLOOKUP([.$D103];Roots_and_intervals;VLOOKUP(&quot;M7&quot;;Int_Solfege_steps;4)))" office:value-type="string" office:string-value="Fad Dod" calcext:value-type="string">
            <text:p>Fad Dod</text:p>
          </table:table-cell>
          <table:table-cell table:formula="of:=CONCATENATE(VLOOKUP([.$D103];Roots_and_intervals;VLOOKUP(&quot;M7&quot;;Int_Solfege_steps;4)); &quot; &quot;; VLOOKUP([.$D103];Roots_and_intervals;VLOOKUP(&quot;M3&quot;;Int_Solfege_steps;4)))" office:value-type="string" office:string-value="Dod Fad" calcext:value-type="string">
            <text:p>Dod Fad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03]; &quot; &quot;;VLOOKUP([.$D103];Roots_and_intervals;VLOOKUP(&quot;M3&quot;;Int_Solfege_steps;4)); &quot; &quot;; VLOOKUP([.$D103];Roots_and_intervals;VLOOKUP(&quot;M7&quot;;Int_Solfege_steps;4)))" office:value-type="string" office:string-value="Re Fad Dod" calcext:value-type="string">
            <text:p>Re Fad Dod</text:p>
          </table:table-cell>
          <table:table-cell table:formula="of:=CONCATENATE([.$D103];&quot; &quot;;VLOOKUP([.$D103];Roots_and_intervals;VLOOKUP(&quot;M7&quot;;Int_Solfege_steps;4));&quot; &quot;;VLOOKUP([.$D103];Roots_and_intervals;VLOOKUP(&quot;M3&quot;;Int_Solfege_steps;4)))" office:value-type="string" office:string-value="Re Dod Fad" calcext:value-type="string">
            <text:p>Re Dod Fad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04];&quot; &quot;;[.E104];&quot; &quot;;[.F104])" office:value-type="string" office:string-value="Db M7  " calcext:value-type="string">
            <text:p>Db M7 <text:s/></text:p>
          </table:table-cell>
          <table:table-cell office:value-type="string" calcext:value-type="string">
            <text:p>Db</text:p>
          </table:table-cell>
          <table:table-cell table:formula="of:=VLOOKUP([.C104];Engl_to_Ital;2)" office:value-type="string" office:string-value="Reb" calcext:value-type="string">
            <text:p>Reb</text:p>
          </table:table-cell>
          <table:table-cell office:value-type="string" calcext:value-type="string">
            <text:p>M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04];Roots_and_intervals;VLOOKUP(&quot;M3&quot;;Int_Solfege_steps;4)); &quot; &quot;; VLOOKUP([.$D104];Roots_and_intervals;VLOOKUP(&quot;M7&quot;;Int_Solfege_steps;4)))" office:value-type="string" office:string-value="Fa Do" calcext:value-type="string">
            <text:p>Fa Do</text:p>
          </table:table-cell>
          <table:table-cell table:formula="of:=CONCATENATE(VLOOKUP([.$D104];Roots_and_intervals;VLOOKUP(&quot;M7&quot;;Int_Solfege_steps;4)); &quot; &quot;; VLOOKUP([.$D104];Roots_and_intervals;VLOOKUP(&quot;M3&quot;;Int_Solfege_steps;4)))" office:value-type="string" office:string-value="Do Fa" calcext:value-type="string">
            <text:p>Do F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04]; &quot; &quot;;VLOOKUP([.$D104];Roots_and_intervals;VLOOKUP(&quot;M3&quot;;Int_Solfege_steps;4)); &quot; &quot;; VLOOKUP([.$D104];Roots_and_intervals;VLOOKUP(&quot;M7&quot;;Int_Solfege_steps;4)))" office:value-type="string" office:string-value="Reb Fa Do" calcext:value-type="string">
            <text:p>Reb Fa Do</text:p>
          </table:table-cell>
          <table:table-cell table:formula="of:=CONCATENATE([.$D104];&quot; &quot;;VLOOKUP([.$D104];Roots_and_intervals;VLOOKUP(&quot;M7&quot;;Int_Solfege_steps;4));&quot; &quot;;VLOOKUP([.$D104];Roots_and_intervals;VLOOKUP(&quot;M3&quot;;Int_Solfege_steps;4)))" office:value-type="string" office:string-value="Reb Do Fa" calcext:value-type="string">
            <text:p>Reb Do F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05];&quot; &quot;;[.E105];&quot; &quot;;[.F105])" office:value-type="string" office:string-value="E M7  " calcext:value-type="string">
            <text:p>E M7 <text:s/></text:p>
          </table:table-cell>
          <table:table-cell office:value-type="string" calcext:value-type="string">
            <text:p>E</text:p>
          </table:table-cell>
          <table:table-cell table:formula="of:=VLOOKUP([.C105];Engl_to_Ital;2)" office:value-type="string" office:string-value="Mi" calcext:value-type="string">
            <text:p>Mi</text:p>
          </table:table-cell>
          <table:table-cell office:value-type="string" calcext:value-type="string">
            <text:p>M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05];Roots_and_intervals;VLOOKUP(&quot;M3&quot;;Int_Solfege_steps;4)); &quot; &quot;; VLOOKUP([.$D105];Roots_and_intervals;VLOOKUP(&quot;M7&quot;;Int_Solfege_steps;4)))" office:value-type="string" office:string-value="Sold Red" calcext:value-type="string">
            <text:p>Sold Red</text:p>
          </table:table-cell>
          <table:table-cell table:formula="of:=CONCATENATE(VLOOKUP([.$D105];Roots_and_intervals;VLOOKUP(&quot;M7&quot;;Int_Solfege_steps;4)); &quot; &quot;; VLOOKUP([.$D105];Roots_and_intervals;VLOOKUP(&quot;M3&quot;;Int_Solfege_steps;4)))" office:value-type="string" office:string-value="Red Sold" calcext:value-type="string">
            <text:p>Red Sold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05]; &quot; &quot;;VLOOKUP([.$D105];Roots_and_intervals;VLOOKUP(&quot;M3&quot;;Int_Solfege_steps;4)); &quot; &quot;; VLOOKUP([.$D105];Roots_and_intervals;VLOOKUP(&quot;M7&quot;;Int_Solfege_steps;4)))" office:value-type="string" office:string-value="Mi Sold Red" calcext:value-type="string">
            <text:p>Mi Sold Red</text:p>
          </table:table-cell>
          <table:table-cell table:formula="of:=CONCATENATE([.$D105];&quot; &quot;;VLOOKUP([.$D105];Roots_and_intervals;VLOOKUP(&quot;M7&quot;;Int_Solfege_steps;4));&quot; &quot;;VLOOKUP([.$D105];Roots_and_intervals;VLOOKUP(&quot;M3&quot;;Int_Solfege_steps;4)))" office:value-type="string" office:string-value="Mi Red Sold" calcext:value-type="string">
            <text:p>Mi Red Sold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06];&quot; &quot;;[.E106];&quot; &quot;;[.F106])" office:value-type="string" office:string-value="Eb M7  " calcext:value-type="string">
            <text:p>Eb M7 <text:s/></text:p>
          </table:table-cell>
          <table:table-cell office:value-type="string" calcext:value-type="string">
            <text:p>Eb</text:p>
          </table:table-cell>
          <table:table-cell table:formula="of:=VLOOKUP([.C106];Engl_to_Ital;2)" office:value-type="string" office:string-value="Mib" calcext:value-type="string">
            <text:p>Mib</text:p>
          </table:table-cell>
          <table:table-cell office:value-type="string" calcext:value-type="string">
            <text:p>M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06];Roots_and_intervals;VLOOKUP(&quot;M3&quot;;Int_Solfege_steps;4)); &quot; &quot;; VLOOKUP([.$D106];Roots_and_intervals;VLOOKUP(&quot;M7&quot;;Int_Solfege_steps;4)))" office:value-type="string" office:string-value="Sol Re" calcext:value-type="string">
            <text:p>Sol Re</text:p>
          </table:table-cell>
          <table:table-cell table:formula="of:=CONCATENATE(VLOOKUP([.$D106];Roots_and_intervals;VLOOKUP(&quot;M7&quot;;Int_Solfege_steps;4)); &quot; &quot;; VLOOKUP([.$D106];Roots_and_intervals;VLOOKUP(&quot;M3&quot;;Int_Solfege_steps;4)))" office:value-type="string" office:string-value="Re Sol" calcext:value-type="string">
            <text:p>Re Sol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06]; &quot; &quot;;VLOOKUP([.$D106];Roots_and_intervals;VLOOKUP(&quot;M3&quot;;Int_Solfege_steps;4)); &quot; &quot;; VLOOKUP([.$D106];Roots_and_intervals;VLOOKUP(&quot;M7&quot;;Int_Solfege_steps;4)))" office:value-type="string" office:string-value="Mib Sol Re" calcext:value-type="string">
            <text:p>Mib Sol Re</text:p>
          </table:table-cell>
          <table:table-cell table:formula="of:=CONCATENATE([.$D106];&quot; &quot;;VLOOKUP([.$D106];Roots_and_intervals;VLOOKUP(&quot;M7&quot;;Int_Solfege_steps;4));&quot; &quot;;VLOOKUP([.$D106];Roots_and_intervals;VLOOKUP(&quot;M3&quot;;Int_Solfege_steps;4)))" office:value-type="string" office:string-value="Mib Re Sol" calcext:value-type="string">
            <text:p>Mib Re Sol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07];&quot; &quot;;[.E107];&quot; &quot;;[.F107])" office:value-type="string" office:string-value="F M7  " calcext:value-type="string">
            <text:p>F M7 <text:s/></text:p>
          </table:table-cell>
          <table:table-cell office:value-type="string" calcext:value-type="string">
            <text:p>F</text:p>
          </table:table-cell>
          <table:table-cell table:formula="of:=VLOOKUP([.C107];Engl_to_Ital;2)" office:value-type="string" office:string-value="Fa" calcext:value-type="string">
            <text:p>Fa</text:p>
          </table:table-cell>
          <table:table-cell office:value-type="string" calcext:value-type="string">
            <text:p>M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07];Roots_and_intervals;VLOOKUP(&quot;M3&quot;;Int_Solfege_steps;4)); &quot; &quot;; VLOOKUP([.$D107];Roots_and_intervals;VLOOKUP(&quot;M7&quot;;Int_Solfege_steps;4)))" office:value-type="string" office:string-value="La Mi" calcext:value-type="string">
            <text:p>La Mi</text:p>
          </table:table-cell>
          <table:table-cell table:formula="of:=CONCATENATE(VLOOKUP([.$D107];Roots_and_intervals;VLOOKUP(&quot;M7&quot;;Int_Solfege_steps;4)); &quot; &quot;; VLOOKUP([.$D107];Roots_and_intervals;VLOOKUP(&quot;M3&quot;;Int_Solfege_steps;4)))" office:value-type="string" office:string-value="Mi La" calcext:value-type="string">
            <text:p>Mi L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07]; &quot; &quot;;VLOOKUP([.$D107];Roots_and_intervals;VLOOKUP(&quot;M3&quot;;Int_Solfege_steps;4)); &quot; &quot;; VLOOKUP([.$D107];Roots_and_intervals;VLOOKUP(&quot;M7&quot;;Int_Solfege_steps;4)))" office:value-type="string" office:string-value="Fa La Mi" calcext:value-type="string">
            <text:p>Fa La Mi</text:p>
          </table:table-cell>
          <table:table-cell table:formula="of:=CONCATENATE([.$D107];&quot; &quot;;VLOOKUP([.$D107];Roots_and_intervals;VLOOKUP(&quot;M7&quot;;Int_Solfege_steps;4));&quot; &quot;;VLOOKUP([.$D107];Roots_and_intervals;VLOOKUP(&quot;M3&quot;;Int_Solfege_steps;4)))" office:value-type="string" office:string-value="Fa Mi La" calcext:value-type="string">
            <text:p>Fa Mi L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08];&quot; &quot;;[.E108];&quot; &quot;;[.F108])" office:value-type="string" office:string-value="F # M7  " calcext:value-type="string">
            <text:p>F # M7 <text:s/></text:p>
          </table:table-cell>
          <table:table-cell office:value-type="string" calcext:value-type="string">
            <text:p>F #</text:p>
          </table:table-cell>
          <table:table-cell table:formula="of:=VLOOKUP([.C108];Engl_to_Ital;2)" office:value-type="string" office:string-value="Fa" calcext:value-type="string">
            <text:p>Fa</text:p>
          </table:table-cell>
          <table:table-cell office:value-type="string" calcext:value-type="string">
            <text:p>M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08];Roots_and_intervals;VLOOKUP(&quot;M3&quot;;Int_Solfege_steps;4)); &quot; &quot;; VLOOKUP([.$D108];Roots_and_intervals;VLOOKUP(&quot;M7&quot;;Int_Solfege_steps;4)))" office:value-type="string" office:string-value="La Mi" calcext:value-type="string">
            <text:p>La Mi</text:p>
          </table:table-cell>
          <table:table-cell table:formula="of:=CONCATENATE(VLOOKUP([.$D108];Roots_and_intervals;VLOOKUP(&quot;M7&quot;;Int_Solfege_steps;4)); &quot; &quot;; VLOOKUP([.$D108];Roots_and_intervals;VLOOKUP(&quot;M3&quot;;Int_Solfege_steps;4)))" office:value-type="string" office:string-value="Mi La" calcext:value-type="string">
            <text:p>Mi L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08]; &quot; &quot;;VLOOKUP([.$D108];Roots_and_intervals;VLOOKUP(&quot;M3&quot;;Int_Solfege_steps;4)); &quot; &quot;; VLOOKUP([.$D108];Roots_and_intervals;VLOOKUP(&quot;M7&quot;;Int_Solfege_steps;4)))" office:value-type="string" office:string-value="Fa La Mi" calcext:value-type="string">
            <text:p>Fa La Mi</text:p>
          </table:table-cell>
          <table:table-cell table:formula="of:=CONCATENATE([.$D108];&quot; &quot;;VLOOKUP([.$D108];Roots_and_intervals;VLOOKUP(&quot;M7&quot;;Int_Solfege_steps;4));&quot; &quot;;VLOOKUP([.$D108];Roots_and_intervals;VLOOKUP(&quot;M3&quot;;Int_Solfege_steps;4)))" office:value-type="string" office:string-value="Fa Mi La" calcext:value-type="string">
            <text:p>Fa Mi L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09];&quot; &quot;;[.E109];&quot; &quot;;[.F109])" office:value-type="string" office:string-value="G M7  " calcext:value-type="string">
            <text:p>G M7 <text:s/></text:p>
          </table:table-cell>
          <table:table-cell office:value-type="string" calcext:value-type="string">
            <text:p>G</text:p>
          </table:table-cell>
          <table:table-cell table:formula="of:=VLOOKUP([.C109];Engl_to_Ital;2)" office:value-type="string" office:string-value="Sol" calcext:value-type="string">
            <text:p>Sol</text:p>
          </table:table-cell>
          <table:table-cell office:value-type="string" calcext:value-type="string">
            <text:p>M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09];Roots_and_intervals;VLOOKUP(&quot;M3&quot;;Int_Solfege_steps;4)); &quot; &quot;; VLOOKUP([.$D109];Roots_and_intervals;VLOOKUP(&quot;M7&quot;;Int_Solfege_steps;4)))" office:value-type="string" office:string-value="Si Fad" calcext:value-type="string">
            <text:p>Si Fad</text:p>
          </table:table-cell>
          <table:table-cell table:formula="of:=CONCATENATE(VLOOKUP([.$D109];Roots_and_intervals;VLOOKUP(&quot;M7&quot;;Int_Solfege_steps;4)); &quot; &quot;; VLOOKUP([.$D109];Roots_and_intervals;VLOOKUP(&quot;M3&quot;;Int_Solfege_steps;4)))" office:value-type="string" office:string-value="Fad Si" calcext:value-type="string">
            <text:p>Fad S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09]; &quot; &quot;;VLOOKUP([.$D109];Roots_and_intervals;VLOOKUP(&quot;M3&quot;;Int_Solfege_steps;4)); &quot; &quot;; VLOOKUP([.$D109];Roots_and_intervals;VLOOKUP(&quot;M7&quot;;Int_Solfege_steps;4)))" office:value-type="string" office:string-value="Sol Si Fad" calcext:value-type="string">
            <text:p>Sol Si Fad</text:p>
          </table:table-cell>
          <table:table-cell table:formula="of:=CONCATENATE([.$D109];&quot; &quot;;VLOOKUP([.$D109];Roots_and_intervals;VLOOKUP(&quot;M7&quot;;Int_Solfege_steps;4));&quot; &quot;;VLOOKUP([.$D109];Roots_and_intervals;VLOOKUP(&quot;M3&quot;;Int_Solfege_steps;4)))" office:value-type="string" office:string-value="Sol Fad Si" calcext:value-type="string">
            <text:p>Sol Fad S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10];&quot; &quot;;[.E110];&quot; &quot;;[.F110])" office:value-type="string" office:string-value="A M7 6" calcext:value-type="string">
            <text:p>A M7 6</text:p>
          </table:table-cell>
          <table:table-cell office:value-type="string" calcext:value-type="string">
            <text:p>A</text:p>
          </table:table-cell>
          <table:table-cell table:formula="of:=VLOOKUP([.C110];Engl_to_Ital;2)" office:value-type="string" office:string-value="La" calcext:value-type="string">
            <text:p>La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11];&quot; &quot;;[.E111];&quot; &quot;;[.F111])" office:value-type="string" office:string-value="Ab M7 6" calcext:value-type="string">
            <text:p>Ab M7 6</text:p>
          </table:table-cell>
          <table:table-cell office:value-type="string" calcext:value-type="string">
            <text:p>Ab</text:p>
          </table:table-cell>
          <table:table-cell table:formula="of:=VLOOKUP([.C111];Engl_to_Ital;2)" office:value-type="string" office:string-value="Lab" calcext:value-type="string">
            <text:p>La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12];&quot; &quot;;[.E112];&quot; &quot;;[.F112])" office:value-type="string" office:string-value="B M7 6" calcext:value-type="string">
            <text:p>B M7 6</text:p>
          </table:table-cell>
          <table:table-cell office:value-type="string" calcext:value-type="string">
            <text:p>B</text:p>
          </table:table-cell>
          <table:table-cell table:formula="of:=VLOOKUP([.C112];Engl_to_Ital;2)" office:value-type="string" office:string-value="Si" calcext:value-type="string">
            <text:p>Si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13];&quot; &quot;;[.E113];&quot; &quot;;[.F113])" office:value-type="string" office:string-value="Bb M7 6" calcext:value-type="string">
            <text:p>Bb M7 6</text:p>
          </table:table-cell>
          <table:table-cell office:value-type="string" calcext:value-type="string">
            <text:p>Bb</text:p>
          </table:table-cell>
          <table:table-cell table:formula="of:=VLOOKUP([.C113];Engl_to_Ital;2)" office:value-type="string" office:string-value="Sib" calcext:value-type="string">
            <text:p>Si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14];&quot; &quot;;[.E114];&quot; &quot;;[.F114])" office:value-type="string" office:string-value="C M7 6" calcext:value-type="string">
            <text:p>C M7 6</text:p>
          </table:table-cell>
          <table:table-cell office:value-type="string" calcext:value-type="string">
            <text:p>C</text:p>
          </table:table-cell>
          <table:table-cell table:formula="of:=VLOOKUP([.C114];Engl_to_Ital;2)" office:value-type="string" office:string-value="Do" calcext:value-type="string">
            <text:p>Do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15];&quot; &quot;;[.E115];&quot; &quot;;[.F115])" office:value-type="string" office:string-value="D M7 6" calcext:value-type="string">
            <text:p>D M7 6</text:p>
          </table:table-cell>
          <table:table-cell office:value-type="string" calcext:value-type="string">
            <text:p>D</text:p>
          </table:table-cell>
          <table:table-cell table:formula="of:=VLOOKUP([.C115];Engl_to_Ital;2)" office:value-type="string" office:string-value="Re" calcext:value-type="string">
            <text:p>Re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16];&quot; &quot;;[.E116];&quot; &quot;;[.F116])" office:value-type="string" office:string-value="Db M7 6" calcext:value-type="string">
            <text:p>Db M7 6</text:p>
          </table:table-cell>
          <table:table-cell office:value-type="string" calcext:value-type="string">
            <text:p>Db</text:p>
          </table:table-cell>
          <table:table-cell table:formula="of:=VLOOKUP([.C116];Engl_to_Ital;2)" office:value-type="string" office:string-value="Reb" calcext:value-type="string">
            <text:p>Re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17];&quot; &quot;;[.E117];&quot; &quot;;[.F117])" office:value-type="string" office:string-value="E M7 6" calcext:value-type="string">
            <text:p>E M7 6</text:p>
          </table:table-cell>
          <table:table-cell office:value-type="string" calcext:value-type="string">
            <text:p>E</text:p>
          </table:table-cell>
          <table:table-cell table:formula="of:=VLOOKUP([.C117];Engl_to_Ital;2)" office:value-type="string" office:string-value="Mi" calcext:value-type="string">
            <text:p>Mi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18];&quot; &quot;;[.E118];&quot; &quot;;[.F118])" office:value-type="string" office:string-value="Eb M7 6" calcext:value-type="string">
            <text:p>Eb M7 6</text:p>
          </table:table-cell>
          <table:table-cell office:value-type="string" calcext:value-type="string">
            <text:p>Eb</text:p>
          </table:table-cell>
          <table:table-cell table:formula="of:=VLOOKUP([.C118];Engl_to_Ital;2)" office:value-type="string" office:string-value="Mib" calcext:value-type="string">
            <text:p>Mi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19];&quot; &quot;;[.E119];&quot; &quot;;[.F119])" office:value-type="string" office:string-value="F M7 6" calcext:value-type="string">
            <text:p>F M7 6</text:p>
          </table:table-cell>
          <table:table-cell office:value-type="string" calcext:value-type="string">
            <text:p>F</text:p>
          </table:table-cell>
          <table:table-cell table:formula="of:=VLOOKUP([.C119];Engl_to_Ital;2)" office:value-type="string" office:string-value="Fa" calcext:value-type="string">
            <text:p>Fa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20];&quot; &quot;;[.E120];&quot; &quot;;[.F120])" office:value-type="string" office:string-value="F # M7 6" calcext:value-type="string">
            <text:p>F # M7 6</text:p>
          </table:table-cell>
          <table:table-cell office:value-type="string" calcext:value-type="string">
            <text:p>F #</text:p>
          </table:table-cell>
          <table:table-cell table:formula="of:=VLOOKUP([.C120];Engl_to_Ital;2)" office:value-type="string" office:string-value="Fa" calcext:value-type="string">
            <text:p>Fa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21];&quot; &quot;;[.E121];&quot; &quot;;[.F121])" office:value-type="string" office:string-value="G M7 6" calcext:value-type="string">
            <text:p>G M7 6</text:p>
          </table:table-cell>
          <table:table-cell office:value-type="string" calcext:value-type="string">
            <text:p>G</text:p>
          </table:table-cell>
          <table:table-cell table:formula="of:=VLOOKUP([.C121];Engl_to_Ital;2)" office:value-type="string" office:string-value="Sol" calcext:value-type="string">
            <text:p>Sol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22];&quot; &quot;;[.E122];&quot; &quot;;[.F122])" office:value-type="string" office:string-value="A M7 6 /4" calcext:value-type="string">
            <text:p>A M7 6 /4</text:p>
          </table:table-cell>
          <table:table-cell office:value-type="string" calcext:value-type="string">
            <text:p>A</text:p>
          </table:table-cell>
          <table:table-cell table:formula="of:=VLOOKUP([.C122];Engl_to_Ital;2)" office:value-type="string" office:string-value="La" calcext:value-type="string">
            <text:p>La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23];&quot; &quot;;[.E123];&quot; &quot;;[.F123])" office:value-type="string" office:string-value="Ab M7 6 /4" calcext:value-type="string">
            <text:p>Ab M7 6 /4</text:p>
          </table:table-cell>
          <table:table-cell office:value-type="string" calcext:value-type="string">
            <text:p>Ab</text:p>
          </table:table-cell>
          <table:table-cell table:formula="of:=VLOOKUP([.C123];Engl_to_Ital;2)" office:value-type="string" office:string-value="Lab" calcext:value-type="string">
            <text:p>La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24];&quot; &quot;;[.E124];&quot; &quot;;[.F124])" office:value-type="string" office:string-value="B M7 6 /4" calcext:value-type="string">
            <text:p>B M7 6 /4</text:p>
          </table:table-cell>
          <table:table-cell office:value-type="string" calcext:value-type="string">
            <text:p>B</text:p>
          </table:table-cell>
          <table:table-cell table:formula="of:=VLOOKUP([.C124];Engl_to_Ital;2)" office:value-type="string" office:string-value="Si" calcext:value-type="string">
            <text:p>Si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25];&quot; &quot;;[.E125];&quot; &quot;;[.F125])" office:value-type="string" office:string-value="Bb M7 6 /4" calcext:value-type="string">
            <text:p>Bb M7 6 /4</text:p>
          </table:table-cell>
          <table:table-cell office:value-type="string" calcext:value-type="string">
            <text:p>Bb</text:p>
          </table:table-cell>
          <table:table-cell table:formula="of:=VLOOKUP([.C125];Engl_to_Ital;2)" office:value-type="string" office:string-value="Sib" calcext:value-type="string">
            <text:p>Si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26];&quot; &quot;;[.E126];&quot; &quot;;[.F126])" office:value-type="string" office:string-value="C M7 6 /4" calcext:value-type="string">
            <text:p>C M7 6 /4</text:p>
          </table:table-cell>
          <table:table-cell office:value-type="string" calcext:value-type="string">
            <text:p>C</text:p>
          </table:table-cell>
          <table:table-cell table:formula="of:=VLOOKUP([.C126];Engl_to_Ital;2)" office:value-type="string" office:string-value="Do" calcext:value-type="string">
            <text:p>Do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27];&quot; &quot;;[.E127];&quot; &quot;;[.F127])" office:value-type="string" office:string-value="D M7 6 /4" calcext:value-type="string">
            <text:p>D M7 6 /4</text:p>
          </table:table-cell>
          <table:table-cell office:value-type="string" calcext:value-type="string">
            <text:p>D</text:p>
          </table:table-cell>
          <table:table-cell table:formula="of:=VLOOKUP([.C127];Engl_to_Ital;2)" office:value-type="string" office:string-value="Re" calcext:value-type="string">
            <text:p>Re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28];&quot; &quot;;[.E128];&quot; &quot;;[.F128])" office:value-type="string" office:string-value="Db M7 6 /4" calcext:value-type="string">
            <text:p>Db M7 6 /4</text:p>
          </table:table-cell>
          <table:table-cell office:value-type="string" calcext:value-type="string">
            <text:p>Db</text:p>
          </table:table-cell>
          <table:table-cell table:formula="of:=VLOOKUP([.C128];Engl_to_Ital;2)" office:value-type="string" office:string-value="Reb" calcext:value-type="string">
            <text:p>Re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29];&quot; &quot;;[.E129];&quot; &quot;;[.F129])" office:value-type="string" office:string-value="E M7 6 /4" calcext:value-type="string">
            <text:p>E M7 6 /4</text:p>
          </table:table-cell>
          <table:table-cell office:value-type="string" calcext:value-type="string">
            <text:p>E</text:p>
          </table:table-cell>
          <table:table-cell table:formula="of:=VLOOKUP([.C129];Engl_to_Ital;2)" office:value-type="string" office:string-value="Mi" calcext:value-type="string">
            <text:p>Mi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30];&quot; &quot;;[.E130];&quot; &quot;;[.F130])" office:value-type="string" office:string-value="Eb M7 6 /4" calcext:value-type="string">
            <text:p>Eb M7 6 /4</text:p>
          </table:table-cell>
          <table:table-cell office:value-type="string" calcext:value-type="string">
            <text:p>Eb</text:p>
          </table:table-cell>
          <table:table-cell table:formula="of:=VLOOKUP([.C130];Engl_to_Ital;2)" office:value-type="string" office:string-value="Mib" calcext:value-type="string">
            <text:p>Mi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31];&quot; &quot;;[.E131];&quot; &quot;;[.F131])" office:value-type="string" office:string-value="F M7 6 /4" calcext:value-type="string">
            <text:p>F M7 6 /4</text:p>
          </table:table-cell>
          <table:table-cell office:value-type="string" calcext:value-type="string">
            <text:p>F</text:p>
          </table:table-cell>
          <table:table-cell table:formula="of:=VLOOKUP([.C131];Engl_to_Ital;2)" office:value-type="string" office:string-value="Fa" calcext:value-type="string">
            <text:p>Fa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32];&quot; &quot;;[.E132];&quot; &quot;;[.F132])" office:value-type="string" office:string-value="F # M7 6 /4" calcext:value-type="string">
            <text:p>F # M7 6 /4</text:p>
          </table:table-cell>
          <table:table-cell office:value-type="string" calcext:value-type="string">
            <text:p>F #</text:p>
          </table:table-cell>
          <table:table-cell table:formula="of:=VLOOKUP([.C132];Engl_to_Ital;2)" office:value-type="string" office:string-value="Fa" calcext:value-type="string">
            <text:p>Fa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33];&quot; &quot;;[.E133];&quot; &quot;;[.F133])" office:value-type="string" office:string-value="G M7 6 /4" calcext:value-type="string">
            <text:p>G M7 6 /4</text:p>
          </table:table-cell>
          <table:table-cell office:value-type="string" calcext:value-type="string">
            <text:p>G</text:p>
          </table:table-cell>
          <table:table-cell table:formula="of:=VLOOKUP([.C133];Engl_to_Ital;2)" office:value-type="string" office:string-value="Sol" calcext:value-type="string">
            <text:p>Sol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34];&quot; &quot;;[.E134];&quot; &quot;;[.F134])" office:value-type="string" office:string-value="A M7 4 / 2" calcext:value-type="string">
            <text:p>A M7 4 / 2</text:p>
          </table:table-cell>
          <table:table-cell office:value-type="string" calcext:value-type="string">
            <text:p>A</text:p>
          </table:table-cell>
          <table:table-cell table:formula="of:=VLOOKUP([.C134];Engl_to_Ital;2)" office:value-type="string" office:string-value="La" calcext:value-type="string">
            <text:p>La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35];&quot; &quot;;[.E135];&quot; &quot;;[.F135])" office:value-type="string" office:string-value="Ab M7 4 / 2" calcext:value-type="string">
            <text:p>Ab M7 4 / 2</text:p>
          </table:table-cell>
          <table:table-cell office:value-type="string" calcext:value-type="string">
            <text:p>Ab</text:p>
          </table:table-cell>
          <table:table-cell table:formula="of:=VLOOKUP([.C135];Engl_to_Ital;2)" office:value-type="string" office:string-value="Lab" calcext:value-type="string">
            <text:p>La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36];&quot; &quot;;[.E136];&quot; &quot;;[.F136])" office:value-type="string" office:string-value="B M7 4 / 2" calcext:value-type="string">
            <text:p>B M7 4 / 2</text:p>
          </table:table-cell>
          <table:table-cell office:value-type="string" calcext:value-type="string">
            <text:p>B</text:p>
          </table:table-cell>
          <table:table-cell table:formula="of:=VLOOKUP([.C136];Engl_to_Ital;2)" office:value-type="string" office:string-value="Si" calcext:value-type="string">
            <text:p>Si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37];&quot; &quot;;[.E137];&quot; &quot;;[.F137])" office:value-type="string" office:string-value="Bb M7 4 / 2" calcext:value-type="string">
            <text:p>Bb M7 4 / 2</text:p>
          </table:table-cell>
          <table:table-cell office:value-type="string" calcext:value-type="string">
            <text:p>Bb</text:p>
          </table:table-cell>
          <table:table-cell table:formula="of:=VLOOKUP([.C137];Engl_to_Ital;2)" office:value-type="string" office:string-value="Sib" calcext:value-type="string">
            <text:p>Si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38];&quot; &quot;;[.E138];&quot; &quot;;[.F138])" office:value-type="string" office:string-value="C M7 4 / 2" calcext:value-type="string">
            <text:p>C M7 4 / 2</text:p>
          </table:table-cell>
          <table:table-cell office:value-type="string" calcext:value-type="string">
            <text:p>C</text:p>
          </table:table-cell>
          <table:table-cell table:formula="of:=VLOOKUP([.C138];Engl_to_Ital;2)" office:value-type="string" office:string-value="Do" calcext:value-type="string">
            <text:p>Do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39];&quot; &quot;;[.E139];&quot; &quot;;[.F139])" office:value-type="string" office:string-value="D M7 4 / 2" calcext:value-type="string">
            <text:p>D M7 4 / 2</text:p>
          </table:table-cell>
          <table:table-cell office:value-type="string" calcext:value-type="string">
            <text:p>D</text:p>
          </table:table-cell>
          <table:table-cell table:formula="of:=VLOOKUP([.C139];Engl_to_Ital;2)" office:value-type="string" office:string-value="Re" calcext:value-type="string">
            <text:p>Re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40];&quot; &quot;;[.E140];&quot; &quot;;[.F140])" office:value-type="string" office:string-value="Db M7 4 / 2" calcext:value-type="string">
            <text:p>Db M7 4 / 2</text:p>
          </table:table-cell>
          <table:table-cell office:value-type="string" calcext:value-type="string">
            <text:p>Db</text:p>
          </table:table-cell>
          <table:table-cell table:formula="of:=VLOOKUP([.C140];Engl_to_Ital;2)" office:value-type="string" office:string-value="Reb" calcext:value-type="string">
            <text:p>Re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41];&quot; &quot;;[.E141];&quot; &quot;;[.F141])" office:value-type="string" office:string-value="E M7 4 / 2" calcext:value-type="string">
            <text:p>E M7 4 / 2</text:p>
          </table:table-cell>
          <table:table-cell office:value-type="string" calcext:value-type="string">
            <text:p>E</text:p>
          </table:table-cell>
          <table:table-cell table:formula="of:=VLOOKUP([.C141];Engl_to_Ital;2)" office:value-type="string" office:string-value="Mi" calcext:value-type="string">
            <text:p>Mi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42];&quot; &quot;;[.E142];&quot; &quot;;[.F142])" office:value-type="string" office:string-value="Eb M7 4 / 2" calcext:value-type="string">
            <text:p>Eb M7 4 / 2</text:p>
          </table:table-cell>
          <table:table-cell office:value-type="string" calcext:value-type="string">
            <text:p>Eb</text:p>
          </table:table-cell>
          <table:table-cell table:formula="of:=VLOOKUP([.C142];Engl_to_Ital;2)" office:value-type="string" office:string-value="Mib" calcext:value-type="string">
            <text:p>Mib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43];&quot; &quot;;[.E143];&quot; &quot;;[.F143])" office:value-type="string" office:string-value="F M7 4 / 2" calcext:value-type="string">
            <text:p>F M7 4 / 2</text:p>
          </table:table-cell>
          <table:table-cell office:value-type="string" calcext:value-type="string">
            <text:p>F</text:p>
          </table:table-cell>
          <table:table-cell table:formula="of:=VLOOKUP([.C143];Engl_to_Ital;2)" office:value-type="string" office:string-value="Fa" calcext:value-type="string">
            <text:p>Fa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44];&quot; &quot;;[.E144];&quot; &quot;;[.F144])" office:value-type="string" office:string-value="F # M7 4 / 2" calcext:value-type="string">
            <text:p>F # M7 4 / 2</text:p>
          </table:table-cell>
          <table:table-cell office:value-type="string" calcext:value-type="string">
            <text:p>F #</text:p>
          </table:table-cell>
          <table:table-cell table:formula="of:=VLOOKUP([.C144];Engl_to_Ital;2)" office:value-type="string" office:string-value="Fa" calcext:value-type="string">
            <text:p>Fa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45];&quot; &quot;;[.E145];&quot; &quot;;[.F145])" office:value-type="string" office:string-value="G M7 4 / 2" calcext:value-type="string">
            <text:p>G M7 4 / 2</text:p>
          </table:table-cell>
          <table:table-cell office:value-type="string" calcext:value-type="string">
            <text:p>G</text:p>
          </table:table-cell>
          <table:table-cell table:formula="of:=VLOOKUP([.C145];Engl_to_Ital;2)" office:value-type="string" office:string-value="Sol" calcext:value-type="string">
            <text:p>Sol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46];&quot; &quot;;[.E146];&quot; &quot;;[.F146])" office:value-type="string" office:string-value="A min 7  " calcext:value-type="string">
            <text:p>A min 7 <text:s/></text:p>
          </table:table-cell>
          <table:table-cell office:value-type="string" calcext:value-type="string">
            <text:p>A</text:p>
          </table:table-cell>
          <table:table-cell table:formula="of:=VLOOKUP([.C146];Engl_to_Ital;2)" office:value-type="string" office:string-value="La" calcext:value-type="string">
            <text:p>La</text:p>
          </table:table-cell>
          <table:table-cell office:value-type="string" calcext:value-type="string">
            <text:p>min 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46];Roots_and_intervals;VLOOKUP(&quot;min3&quot;;Int_Solfege_steps;4)); &quot; &quot;; VLOOKUP([.$D146];Roots_and_intervals;VLOOKUP(&quot;min7&quot;;Int_Solfege_steps;4)))" office:value-type="string" office:string-value="Do Sol" calcext:value-type="string">
            <text:p>Do Sol</text:p>
          </table:table-cell>
          <table:table-cell table:formula="of:=CONCATENATE(VLOOKUP([.$D146];Roots_and_intervals;VLOOKUP(&quot;min7&quot;;Int_Solfege_steps;4)); &quot; &quot;; VLOOKUP([.$D146];Roots_and_intervals;VLOOKUP(&quot;min3&quot;;Int_Solfege_steps;4)))" office:value-type="string" office:string-value="Sol Do" calcext:value-type="string">
            <text:p>Sol Do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46]; &quot; &quot;;VLOOKUP([.$D146];Roots_and_intervals;VLOOKUP(&quot;min3&quot;;Int_Solfege_steps;4)); &quot; &quot;; VLOOKUP([.$D146];Roots_and_intervals;VLOOKUP(&quot;min7&quot;;Int_Solfege_steps;4)))" office:value-type="string" office:string-value="La Do Sol" calcext:value-type="string">
            <text:p>La Do Sol</text:p>
          </table:table-cell>
          <table:table-cell table:formula="of:=CONCATENATE([.$D146];&quot; &quot;;VLOOKUP([.$D146];Roots_and_intervals;VLOOKUP(&quot;min7&quot;;Int_Solfege_steps;4));&quot; &quot;;VLOOKUP([.$D146];Roots_and_intervals;VLOOKUP(&quot;min3&quot;;Int_Solfege_steps;4)))" office:value-type="string" office:string-value="La Sol Do" calcext:value-type="string">
            <text:p>La Sol Do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47];&quot; &quot;;[.E147];&quot; &quot;;[.F147])" office:value-type="string" office:string-value="Ab min 7  " calcext:value-type="string">
            <text:p>Ab min 7 <text:s/></text:p>
          </table:table-cell>
          <table:table-cell office:value-type="string" calcext:value-type="string">
            <text:p>Ab</text:p>
          </table:table-cell>
          <table:table-cell table:formula="of:=VLOOKUP([.C147];Engl_to_Ital;2)" office:value-type="string" office:string-value="Lab" calcext:value-type="string">
            <text:p>Lab</text:p>
          </table:table-cell>
          <table:table-cell office:value-type="string" calcext:value-type="string">
            <text:p>min 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47];Roots_and_intervals;VLOOKUP(&quot;min3&quot;;Int_Solfege_steps;4)); &quot; &quot;; VLOOKUP([.$D147];Roots_and_intervals;VLOOKUP(&quot;min7&quot;;Int_Solfege_steps;4)))" office:value-type="string" office:string-value="Si Solb" calcext:value-type="string">
            <text:p>Si Solb</text:p>
          </table:table-cell>
          <table:table-cell table:formula="of:=CONCATENATE(VLOOKUP([.$D147];Roots_and_intervals;VLOOKUP(&quot;min7&quot;;Int_Solfege_steps;4)); &quot; &quot;; VLOOKUP([.$D147];Roots_and_intervals;VLOOKUP(&quot;min3&quot;;Int_Solfege_steps;4)))" office:value-type="string" office:string-value="Solb Si" calcext:value-type="string">
            <text:p>Solb S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47]; &quot; &quot;;VLOOKUP([.$D147];Roots_and_intervals;VLOOKUP(&quot;min3&quot;;Int_Solfege_steps;4)); &quot; &quot;; VLOOKUP([.$D147];Roots_and_intervals;VLOOKUP(&quot;min7&quot;;Int_Solfege_steps;4)))" office:value-type="string" office:string-value="Lab Si Solb" calcext:value-type="string">
            <text:p>Lab Si Solb</text:p>
          </table:table-cell>
          <table:table-cell table:formula="of:=CONCATENATE([.$D147];&quot; &quot;;VLOOKUP([.$D147];Roots_and_intervals;VLOOKUP(&quot;min7&quot;;Int_Solfege_steps;4));&quot; &quot;;VLOOKUP([.$D147];Roots_and_intervals;VLOOKUP(&quot;min3&quot;;Int_Solfege_steps;4)))" office:value-type="string" office:string-value="Lab Solb Si" calcext:value-type="string">
            <text:p>Lab Solb S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48];&quot; &quot;;[.E148];&quot; &quot;;[.F148])" office:value-type="string" office:string-value="B min 7  " calcext:value-type="string">
            <text:p>B min 7 <text:s/></text:p>
          </table:table-cell>
          <table:table-cell office:value-type="string" calcext:value-type="string">
            <text:p>B</text:p>
          </table:table-cell>
          <table:table-cell table:formula="of:=VLOOKUP([.C148];Engl_to_Ital;2)" office:value-type="string" office:string-value="Si" calcext:value-type="string">
            <text:p>Si</text:p>
          </table:table-cell>
          <table:table-cell office:value-type="string" calcext:value-type="string">
            <text:p>min 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48];Roots_and_intervals;VLOOKUP(&quot;min3&quot;;Int_Solfege_steps;4)); &quot; &quot;; VLOOKUP([.$D148];Roots_and_intervals;VLOOKUP(&quot;min7&quot;;Int_Solfege_steps;4)))" office:value-type="string" office:string-value="Re La" calcext:value-type="string">
            <text:p>Re La</text:p>
          </table:table-cell>
          <table:table-cell table:formula="of:=CONCATENATE(VLOOKUP([.$D148];Roots_and_intervals;VLOOKUP(&quot;min7&quot;;Int_Solfege_steps;4)); &quot; &quot;; VLOOKUP([.$D148];Roots_and_intervals;VLOOKUP(&quot;min3&quot;;Int_Solfege_steps;4)))" office:value-type="string" office:string-value="La Re" calcext:value-type="string">
            <text:p>La Re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48]; &quot; &quot;;VLOOKUP([.$D148];Roots_and_intervals;VLOOKUP(&quot;min3&quot;;Int_Solfege_steps;4)); &quot; &quot;; VLOOKUP([.$D148];Roots_and_intervals;VLOOKUP(&quot;min7&quot;;Int_Solfege_steps;4)))" office:value-type="string" office:string-value="Si Re La" calcext:value-type="string">
            <text:p>Si Re La</text:p>
          </table:table-cell>
          <table:table-cell table:formula="of:=CONCATENATE([.$D148];&quot; &quot;;VLOOKUP([.$D148];Roots_and_intervals;VLOOKUP(&quot;min7&quot;;Int_Solfege_steps;4));&quot; &quot;;VLOOKUP([.$D148];Roots_and_intervals;VLOOKUP(&quot;min3&quot;;Int_Solfege_steps;4)))" office:value-type="string" office:string-value="Si La Re" calcext:value-type="string">
            <text:p>Si La Re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49];&quot; &quot;;[.E149];&quot; &quot;;[.F149])" office:value-type="string" office:string-value="Bb min 7  " calcext:value-type="string">
            <text:p>Bb min 7 <text:s/></text:p>
          </table:table-cell>
          <table:table-cell office:value-type="string" calcext:value-type="string">
            <text:p>Bb</text:p>
          </table:table-cell>
          <table:table-cell table:formula="of:=VLOOKUP([.C149];Engl_to_Ital;2)" office:value-type="string" office:string-value="Sib" calcext:value-type="string">
            <text:p>Sib</text:p>
          </table:table-cell>
          <table:table-cell office:value-type="string" calcext:value-type="string">
            <text:p>min 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49];Roots_and_intervals;VLOOKUP(&quot;min3&quot;;Int_Solfege_steps;4)); &quot; &quot;; VLOOKUP([.$D149];Roots_and_intervals;VLOOKUP(&quot;min7&quot;;Int_Solfege_steps;4)))" office:value-type="string" office:string-value="Reb Lab" calcext:value-type="string">
            <text:p>Reb Lab</text:p>
          </table:table-cell>
          <table:table-cell table:formula="of:=CONCATENATE(VLOOKUP([.$D149];Roots_and_intervals;VLOOKUP(&quot;min7&quot;;Int_Solfege_steps;4)); &quot; &quot;; VLOOKUP([.$D149];Roots_and_intervals;VLOOKUP(&quot;min3&quot;;Int_Solfege_steps;4)))" office:value-type="string" office:string-value="Lab Reb" calcext:value-type="string">
            <text:p>Lab Re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49]; &quot; &quot;;VLOOKUP([.$D149];Roots_and_intervals;VLOOKUP(&quot;min3&quot;;Int_Solfege_steps;4)); &quot; &quot;; VLOOKUP([.$D149];Roots_and_intervals;VLOOKUP(&quot;min7&quot;;Int_Solfege_steps;4)))" office:value-type="string" office:string-value="Sib Reb Lab" calcext:value-type="string">
            <text:p>Sib Reb Lab</text:p>
          </table:table-cell>
          <table:table-cell table:formula="of:=CONCATENATE([.$D149];&quot; &quot;;VLOOKUP([.$D149];Roots_and_intervals;VLOOKUP(&quot;min7&quot;;Int_Solfege_steps;4));&quot; &quot;;VLOOKUP([.$D149];Roots_and_intervals;VLOOKUP(&quot;min3&quot;;Int_Solfege_steps;4)))" office:value-type="string" office:string-value="Sib Lab Reb" calcext:value-type="string">
            <text:p>Sib Lab Re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50];&quot; &quot;;[.E150];&quot; &quot;;[.F150])" office:value-type="string" office:string-value="C min 7  " calcext:value-type="string">
            <text:p>C min 7 <text:s/></text:p>
          </table:table-cell>
          <table:table-cell office:value-type="string" calcext:value-type="string">
            <text:p>C</text:p>
          </table:table-cell>
          <table:table-cell table:formula="of:=VLOOKUP([.C150];Engl_to_Ital;2)" office:value-type="string" office:string-value="Do" calcext:value-type="string">
            <text:p>Do</text:p>
          </table:table-cell>
          <table:table-cell office:value-type="string" calcext:value-type="string">
            <text:p>min 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50];Roots_and_intervals;VLOOKUP(&quot;min3&quot;;Int_Solfege_steps;4)); &quot; &quot;; VLOOKUP([.$D150];Roots_and_intervals;VLOOKUP(&quot;min7&quot;;Int_Solfege_steps;4)))" office:value-type="string" office:string-value="Mib Sib" calcext:value-type="string">
            <text:p>Mib Sib</text:p>
          </table:table-cell>
          <table:table-cell table:formula="of:=CONCATENATE(VLOOKUP([.$D150];Roots_and_intervals;VLOOKUP(&quot;min7&quot;;Int_Solfege_steps;4)); &quot; &quot;; VLOOKUP([.$D150];Roots_and_intervals;VLOOKUP(&quot;min3&quot;;Int_Solfege_steps;4)))" office:value-type="string" office:string-value="Sib Mib" calcext:value-type="string">
            <text:p>Sib Mi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50]; &quot; &quot;;VLOOKUP([.$D150];Roots_and_intervals;VLOOKUP(&quot;min3&quot;;Int_Solfege_steps;4)); &quot; &quot;; VLOOKUP([.$D150];Roots_and_intervals;VLOOKUP(&quot;min7&quot;;Int_Solfege_steps;4)))" office:value-type="string" office:string-value="Do Mib Sib" calcext:value-type="string">
            <text:p>Do Mib Sib</text:p>
          </table:table-cell>
          <table:table-cell table:formula="of:=CONCATENATE([.$D150];&quot; &quot;;VLOOKUP([.$D150];Roots_and_intervals;VLOOKUP(&quot;min7&quot;;Int_Solfege_steps;4));&quot; &quot;;VLOOKUP([.$D150];Roots_and_intervals;VLOOKUP(&quot;min3&quot;;Int_Solfege_steps;4)))" office:value-type="string" office:string-value="Do Sib Mib" calcext:value-type="string">
            <text:p>Do Sib Mi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51];&quot; &quot;;[.E151];&quot; &quot;;[.F151])" office:value-type="string" office:string-value="D min 7  " calcext:value-type="string">
            <text:p>D min 7 <text:s/></text:p>
          </table:table-cell>
          <table:table-cell office:value-type="string" calcext:value-type="string">
            <text:p>D</text:p>
          </table:table-cell>
          <table:table-cell table:formula="of:=VLOOKUP([.C151];Engl_to_Ital;2)" office:value-type="string" office:string-value="Re" calcext:value-type="string">
            <text:p>Re</text:p>
          </table:table-cell>
          <table:table-cell office:value-type="string" calcext:value-type="string">
            <text:p>min 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51];Roots_and_intervals;VLOOKUP(&quot;min3&quot;;Int_Solfege_steps;4)); &quot; &quot;; VLOOKUP([.$D151];Roots_and_intervals;VLOOKUP(&quot;min7&quot;;Int_Solfege_steps;4)))" office:value-type="string" office:string-value="Fa Do" calcext:value-type="string">
            <text:p>Fa Do</text:p>
          </table:table-cell>
          <table:table-cell table:formula="of:=CONCATENATE(VLOOKUP([.$D151];Roots_and_intervals;VLOOKUP(&quot;min7&quot;;Int_Solfege_steps;4)); &quot; &quot;; VLOOKUP([.$D151];Roots_and_intervals;VLOOKUP(&quot;min3&quot;;Int_Solfege_steps;4)))" office:value-type="string" office:string-value="Do Fa" calcext:value-type="string">
            <text:p>Do F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51]; &quot; &quot;;VLOOKUP([.$D151];Roots_and_intervals;VLOOKUP(&quot;min3&quot;;Int_Solfege_steps;4)); &quot; &quot;; VLOOKUP([.$D151];Roots_and_intervals;VLOOKUP(&quot;min7&quot;;Int_Solfege_steps;4)))" office:value-type="string" office:string-value="Re Fa Do" calcext:value-type="string">
            <text:p>Re Fa Do</text:p>
          </table:table-cell>
          <table:table-cell table:formula="of:=CONCATENATE([.$D151];&quot; &quot;;VLOOKUP([.$D151];Roots_and_intervals;VLOOKUP(&quot;min7&quot;;Int_Solfege_steps;4));&quot; &quot;;VLOOKUP([.$D151];Roots_and_intervals;VLOOKUP(&quot;min3&quot;;Int_Solfege_steps;4)))" office:value-type="string" office:string-value="Re Do Fa" calcext:value-type="string">
            <text:p>Re Do F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52];&quot; &quot;;[.E152];&quot; &quot;;[.F152])" office:value-type="string" office:string-value="Db min 7  " calcext:value-type="string">
            <text:p>Db min 7 <text:s/></text:p>
          </table:table-cell>
          <table:table-cell office:value-type="string" calcext:value-type="string">
            <text:p>Db</text:p>
          </table:table-cell>
          <table:table-cell table:formula="of:=VLOOKUP([.C152];Engl_to_Ital;2)" office:value-type="string" office:string-value="Reb" calcext:value-type="string">
            <text:p>Reb</text:p>
          </table:table-cell>
          <table:table-cell office:value-type="string" calcext:value-type="string">
            <text:p>min 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52];Roots_and_intervals;VLOOKUP(&quot;min3&quot;;Int_Solfege_steps;4)); &quot; &quot;; VLOOKUP([.$D152];Roots_and_intervals;VLOOKUP(&quot;min7&quot;;Int_Solfege_steps;4)))" office:value-type="string" office:string-value="Mi Si" calcext:value-type="string">
            <text:p>Mi Si</text:p>
          </table:table-cell>
          <table:table-cell table:formula="of:=CONCATENATE(VLOOKUP([.$D152];Roots_and_intervals;VLOOKUP(&quot;min7&quot;;Int_Solfege_steps;4)); &quot; &quot;; VLOOKUP([.$D152];Roots_and_intervals;VLOOKUP(&quot;min3&quot;;Int_Solfege_steps;4)))" office:value-type="string" office:string-value="Si Mi" calcext:value-type="string">
            <text:p>Si M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52]; &quot; &quot;;VLOOKUP([.$D152];Roots_and_intervals;VLOOKUP(&quot;min3&quot;;Int_Solfege_steps;4)); &quot; &quot;; VLOOKUP([.$D152];Roots_and_intervals;VLOOKUP(&quot;min7&quot;;Int_Solfege_steps;4)))" office:value-type="string" office:string-value="Reb Mi Si" calcext:value-type="string">
            <text:p>Reb Mi Si</text:p>
          </table:table-cell>
          <table:table-cell table:formula="of:=CONCATENATE([.$D152];&quot; &quot;;VLOOKUP([.$D152];Roots_and_intervals;VLOOKUP(&quot;min7&quot;;Int_Solfege_steps;4));&quot; &quot;;VLOOKUP([.$D152];Roots_and_intervals;VLOOKUP(&quot;min3&quot;;Int_Solfege_steps;4)))" office:value-type="string" office:string-value="Reb Si Mi" calcext:value-type="string">
            <text:p>Reb Si M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53];&quot; &quot;;[.E153];&quot; &quot;;[.F153])" office:value-type="string" office:string-value="E min 7  " calcext:value-type="string">
            <text:p>E min 7 <text:s/></text:p>
          </table:table-cell>
          <table:table-cell office:value-type="string" calcext:value-type="string">
            <text:p>E</text:p>
          </table:table-cell>
          <table:table-cell table:formula="of:=VLOOKUP([.C153];Engl_to_Ital;2)" office:value-type="string" office:string-value="Mi" calcext:value-type="string">
            <text:p>Mi</text:p>
          </table:table-cell>
          <table:table-cell office:value-type="string" calcext:value-type="string">
            <text:p>min 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53];Roots_and_intervals;VLOOKUP(&quot;min3&quot;;Int_Solfege_steps;4)); &quot; &quot;; VLOOKUP([.$D153];Roots_and_intervals;VLOOKUP(&quot;min7&quot;;Int_Solfege_steps;4)))" office:value-type="string" office:string-value="Sol Re" calcext:value-type="string">
            <text:p>Sol Re</text:p>
          </table:table-cell>
          <table:table-cell table:formula="of:=CONCATENATE(VLOOKUP([.$D153];Roots_and_intervals;VLOOKUP(&quot;min7&quot;;Int_Solfege_steps;4)); &quot; &quot;; VLOOKUP([.$D153];Roots_and_intervals;VLOOKUP(&quot;min3&quot;;Int_Solfege_steps;4)))" office:value-type="string" office:string-value="Re Sol" calcext:value-type="string">
            <text:p>Re Sol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53]; &quot; &quot;;VLOOKUP([.$D153];Roots_and_intervals;VLOOKUP(&quot;min3&quot;;Int_Solfege_steps;4)); &quot; &quot;; VLOOKUP([.$D153];Roots_and_intervals;VLOOKUP(&quot;min7&quot;;Int_Solfege_steps;4)))" office:value-type="string" office:string-value="Mi Sol Re" calcext:value-type="string">
            <text:p>Mi Sol Re</text:p>
          </table:table-cell>
          <table:table-cell table:formula="of:=CONCATENATE([.$D153];&quot; &quot;;VLOOKUP([.$D153];Roots_and_intervals;VLOOKUP(&quot;min7&quot;;Int_Solfege_steps;4));&quot; &quot;;VLOOKUP([.$D153];Roots_and_intervals;VLOOKUP(&quot;min3&quot;;Int_Solfege_steps;4)))" office:value-type="string" office:string-value="Mi Re Sol" calcext:value-type="string">
            <text:p>Mi Re Sol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54];&quot; &quot;;[.E154];&quot; &quot;;[.F154])" office:value-type="string" office:string-value="Eb min 7  " calcext:value-type="string">
            <text:p>Eb min 7 <text:s/></text:p>
          </table:table-cell>
          <table:table-cell office:value-type="string" calcext:value-type="string">
            <text:p>Eb</text:p>
          </table:table-cell>
          <table:table-cell table:formula="of:=VLOOKUP([.C154];Engl_to_Ital;2)" office:value-type="string" office:string-value="Mib" calcext:value-type="string">
            <text:p>Mib</text:p>
          </table:table-cell>
          <table:table-cell office:value-type="string" calcext:value-type="string">
            <text:p>min 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54];Roots_and_intervals;VLOOKUP(&quot;min3&quot;;Int_Solfege_steps;4)); &quot; &quot;; VLOOKUP([.$D154];Roots_and_intervals;VLOOKUP(&quot;min7&quot;;Int_Solfege_steps;4)))" office:value-type="string" office:string-value="Solb Reb" calcext:value-type="string">
            <text:p>Solb Reb</text:p>
          </table:table-cell>
          <table:table-cell table:formula="of:=CONCATENATE(VLOOKUP([.$D154];Roots_and_intervals;VLOOKUP(&quot;min7&quot;;Int_Solfege_steps;4)); &quot; &quot;; VLOOKUP([.$D154];Roots_and_intervals;VLOOKUP(&quot;min3&quot;;Int_Solfege_steps;4)))" office:value-type="string" office:string-value="Reb Solb" calcext:value-type="string">
            <text:p>Reb Sol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54]; &quot; &quot;;VLOOKUP([.$D154];Roots_and_intervals;VLOOKUP(&quot;min3&quot;;Int_Solfege_steps;4)); &quot; &quot;; VLOOKUP([.$D154];Roots_and_intervals;VLOOKUP(&quot;min7&quot;;Int_Solfege_steps;4)))" office:value-type="string" office:string-value="Mib Solb Reb" calcext:value-type="string">
            <text:p>Mib Solb Reb</text:p>
          </table:table-cell>
          <table:table-cell table:formula="of:=CONCATENATE([.$D154];&quot; &quot;;VLOOKUP([.$D154];Roots_and_intervals;VLOOKUP(&quot;min7&quot;;Int_Solfege_steps;4));&quot; &quot;;VLOOKUP([.$D154];Roots_and_intervals;VLOOKUP(&quot;min3&quot;;Int_Solfege_steps;4)))" office:value-type="string" office:string-value="Mib Reb Solb" calcext:value-type="string">
            <text:p>Mib Reb Sol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55];&quot; &quot;;[.E155];&quot; &quot;;[.F155])" office:value-type="string" office:string-value="F min 7  " calcext:value-type="string">
            <text:p>F min 7 <text:s/></text:p>
          </table:table-cell>
          <table:table-cell office:value-type="string" calcext:value-type="string">
            <text:p>F</text:p>
          </table:table-cell>
          <table:table-cell table:formula="of:=VLOOKUP([.C155];Engl_to_Ital;2)" office:value-type="string" office:string-value="Fa" calcext:value-type="string">
            <text:p>Fa</text:p>
          </table:table-cell>
          <table:table-cell office:value-type="string" calcext:value-type="string">
            <text:p>min 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55];Roots_and_intervals;VLOOKUP(&quot;min3&quot;;Int_Solfege_steps;4)); &quot; &quot;; VLOOKUP([.$D155];Roots_and_intervals;VLOOKUP(&quot;min7&quot;;Int_Solfege_steps;4)))" office:value-type="string" office:string-value="Lab Mib" calcext:value-type="string">
            <text:p>Lab Mib</text:p>
          </table:table-cell>
          <table:table-cell table:formula="of:=CONCATENATE(VLOOKUP([.$D155];Roots_and_intervals;VLOOKUP(&quot;min7&quot;;Int_Solfege_steps;4)); &quot; &quot;; VLOOKUP([.$D155];Roots_and_intervals;VLOOKUP(&quot;min3&quot;;Int_Solfege_steps;4)))" office:value-type="string" office:string-value="Mib Lab" calcext:value-type="string">
            <text:p>Mib La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55]; &quot; &quot;;VLOOKUP([.$D155];Roots_and_intervals;VLOOKUP(&quot;min3&quot;;Int_Solfege_steps;4)); &quot; &quot;; VLOOKUP([.$D155];Roots_and_intervals;VLOOKUP(&quot;min7&quot;;Int_Solfege_steps;4)))" office:value-type="string" office:string-value="Fa Lab Mib" calcext:value-type="string">
            <text:p>Fa Lab Mib</text:p>
          </table:table-cell>
          <table:table-cell table:formula="of:=CONCATENATE([.$D155];&quot; &quot;;VLOOKUP([.$D155];Roots_and_intervals;VLOOKUP(&quot;min7&quot;;Int_Solfege_steps;4));&quot; &quot;;VLOOKUP([.$D155];Roots_and_intervals;VLOOKUP(&quot;min3&quot;;Int_Solfege_steps;4)))" office:value-type="string" office:string-value="Fa Mib Lab" calcext:value-type="string">
            <text:p>Fa Mib La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56];&quot; &quot;;[.E156];&quot; &quot;;[.F156])" office:value-type="string" office:string-value="F # min 7  " calcext:value-type="string">
            <text:p>F # min 7 <text:s/></text:p>
          </table:table-cell>
          <table:table-cell office:value-type="string" calcext:value-type="string">
            <text:p>F #</text:p>
          </table:table-cell>
          <table:table-cell table:formula="of:=VLOOKUP([.C156];Engl_to_Ital;2)" office:value-type="string" office:string-value="Fa" calcext:value-type="string">
            <text:p>Fa</text:p>
          </table:table-cell>
          <table:table-cell office:value-type="string" calcext:value-type="string">
            <text:p>min 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56];Roots_and_intervals;VLOOKUP(&quot;min3&quot;;Int_Solfege_steps;4)); &quot; &quot;; VLOOKUP([.$D156];Roots_and_intervals;VLOOKUP(&quot;min7&quot;;Int_Solfege_steps;4)))" office:value-type="string" office:string-value="Lab Mib" calcext:value-type="string">
            <text:p>Lab Mib</text:p>
          </table:table-cell>
          <table:table-cell table:formula="of:=CONCATENATE(VLOOKUP([.$D156];Roots_and_intervals;VLOOKUP(&quot;min7&quot;;Int_Solfege_steps;4)); &quot; &quot;; VLOOKUP([.$D156];Roots_and_intervals;VLOOKUP(&quot;min3&quot;;Int_Solfege_steps;4)))" office:value-type="string" office:string-value="Mib Lab" calcext:value-type="string">
            <text:p>Mib La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56]; &quot; &quot;;VLOOKUP([.$D156];Roots_and_intervals;VLOOKUP(&quot;min3&quot;;Int_Solfege_steps;4)); &quot; &quot;; VLOOKUP([.$D156];Roots_and_intervals;VLOOKUP(&quot;min7&quot;;Int_Solfege_steps;4)))" office:value-type="string" office:string-value="Fa Lab Mib" calcext:value-type="string">
            <text:p>Fa Lab Mib</text:p>
          </table:table-cell>
          <table:table-cell table:formula="of:=CONCATENATE([.$D156];&quot; &quot;;VLOOKUP([.$D156];Roots_and_intervals;VLOOKUP(&quot;min7&quot;;Int_Solfege_steps;4));&quot; &quot;;VLOOKUP([.$D156];Roots_and_intervals;VLOOKUP(&quot;min3&quot;;Int_Solfege_steps;4)))" office:value-type="string" office:string-value="Fa Mib Lab" calcext:value-type="string">
            <text:p>Fa Mib La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[.C157];&quot; &quot;;[.E157];&quot; &quot;;[.F157])" office:value-type="string" office:string-value="G min 7  " calcext:value-type="string">
            <text:p>G min 7 <text:s/></text:p>
          </table:table-cell>
          <table:table-cell office:value-type="string" calcext:value-type="string">
            <text:p>G</text:p>
          </table:table-cell>
          <table:table-cell table:formula="of:=VLOOKUP([.C157];Engl_to_Ital;2)" office:value-type="string" office:string-value="Sol" calcext:value-type="string">
            <text:p>Sol</text:p>
          </table:table-cell>
          <table:table-cell office:value-type="string" calcext:value-type="string">
            <text:p>min 7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57];Roots_and_intervals;VLOOKUP(&quot;min3&quot;;Int_Solfege_steps;4)); &quot; &quot;; VLOOKUP([.$D157];Roots_and_intervals;VLOOKUP(&quot;min7&quot;;Int_Solfege_steps;4)))" office:value-type="string" office:string-value="Sib Fa" calcext:value-type="string">
            <text:p>Sib Fa</text:p>
          </table:table-cell>
          <table:table-cell table:formula="of:=CONCATENATE(VLOOKUP([.$D157];Roots_and_intervals;VLOOKUP(&quot;min7&quot;;Int_Solfege_steps;4)); &quot; &quot;; VLOOKUP([.$D157];Roots_and_intervals;VLOOKUP(&quot;min3&quot;;Int_Solfege_steps;4)))" office:value-type="string" office:string-value="Fa Sib" calcext:value-type="string">
            <text:p>Fa Si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57]; &quot; &quot;;VLOOKUP([.$D157];Roots_and_intervals;VLOOKUP(&quot;min3&quot;;Int_Solfege_steps;4)); &quot; &quot;; VLOOKUP([.$D157];Roots_and_intervals;VLOOKUP(&quot;min7&quot;;Int_Solfege_steps;4)))" office:value-type="string" office:string-value="Sol Sib Fa" calcext:value-type="string">
            <text:p>Sol Sib Fa</text:p>
          </table:table-cell>
          <table:table-cell table:formula="of:=CONCATENATE([.$D157];&quot; &quot;;VLOOKUP([.$D157];Roots_and_intervals;VLOOKUP(&quot;min7&quot;;Int_Solfege_steps;4));&quot; &quot;;VLOOKUP([.$D157];Roots_and_intervals;VLOOKUP(&quot;min3&quot;;Int_Solfege_steps;4)))" office:value-type="string" office:string-value="Sol Fa Sib" calcext:value-type="string">
            <text:p>Sol Fa Si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58];&quot; &quot;;[.E158];&quot; &quot;;[.F158])" office:value-type="string" office:string-value="A min 7 6" calcext:value-type="string">
            <text:p>A min 7 6</text:p>
          </table:table-cell>
          <table:table-cell office:value-type="string" calcext:value-type="string">
            <text:p>A</text:p>
          </table:table-cell>
          <table:table-cell table:formula="of:=VLOOKUP([.C158];Engl_to_Ital;2)" office:value-type="string" office:string-value="La" calcext:value-type="string">
            <text:p>La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59];&quot; &quot;;[.E159];&quot; &quot;;[.F159])" office:value-type="string" office:string-value="Ab min 7 6" calcext:value-type="string">
            <text:p>Ab min 7 6</text:p>
          </table:table-cell>
          <table:table-cell office:value-type="string" calcext:value-type="string">
            <text:p>Ab</text:p>
          </table:table-cell>
          <table:table-cell table:formula="of:=VLOOKUP([.C159];Engl_to_Ital;2)" office:value-type="string" office:string-value="Lab" calcext:value-type="string">
            <text:p>Lab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60];&quot; &quot;;[.E160];&quot; &quot;;[.F160])" office:value-type="string" office:string-value="B min 7 6" calcext:value-type="string">
            <text:p>B min 7 6</text:p>
          </table:table-cell>
          <table:table-cell office:value-type="string" calcext:value-type="string">
            <text:p>B</text:p>
          </table:table-cell>
          <table:table-cell table:formula="of:=VLOOKUP([.C160];Engl_to_Ital;2)" office:value-type="string" office:string-value="Si" calcext:value-type="string">
            <text:p>Si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61];&quot; &quot;;[.E161];&quot; &quot;;[.F161])" office:value-type="string" office:string-value="Bb min 7 6" calcext:value-type="string">
            <text:p>Bb min 7 6</text:p>
          </table:table-cell>
          <table:table-cell office:value-type="string" calcext:value-type="string">
            <text:p>Bb</text:p>
          </table:table-cell>
          <table:table-cell table:formula="of:=VLOOKUP([.C161];Engl_to_Ital;2)" office:value-type="string" office:string-value="Sib" calcext:value-type="string">
            <text:p>Sib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62];&quot; &quot;;[.E162];&quot; &quot;;[.F162])" office:value-type="string" office:string-value="C min 7 6" calcext:value-type="string">
            <text:p>C min 7 6</text:p>
          </table:table-cell>
          <table:table-cell office:value-type="string" calcext:value-type="string">
            <text:p>C</text:p>
          </table:table-cell>
          <table:table-cell table:formula="of:=VLOOKUP([.C162];Engl_to_Ital;2)" office:value-type="string" office:string-value="Do" calcext:value-type="string">
            <text:p>Do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63];&quot; &quot;;[.E163];&quot; &quot;;[.F163])" office:value-type="string" office:string-value="D min 7 6" calcext:value-type="string">
            <text:p>D min 7 6</text:p>
          </table:table-cell>
          <table:table-cell office:value-type="string" calcext:value-type="string">
            <text:p>D</text:p>
          </table:table-cell>
          <table:table-cell table:formula="of:=VLOOKUP([.C163];Engl_to_Ital;2)" office:value-type="string" office:string-value="Re" calcext:value-type="string">
            <text:p>Re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64];&quot; &quot;;[.E164];&quot; &quot;;[.F164])" office:value-type="string" office:string-value="Db min 7 6" calcext:value-type="string">
            <text:p>Db min 7 6</text:p>
          </table:table-cell>
          <table:table-cell office:value-type="string" calcext:value-type="string">
            <text:p>Db</text:p>
          </table:table-cell>
          <table:table-cell table:formula="of:=VLOOKUP([.C164];Engl_to_Ital;2)" office:value-type="string" office:string-value="Reb" calcext:value-type="string">
            <text:p>Reb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65];&quot; &quot;;[.E165];&quot; &quot;;[.F165])" office:value-type="string" office:string-value="E min 7 6" calcext:value-type="string">
            <text:p>E min 7 6</text:p>
          </table:table-cell>
          <table:table-cell office:value-type="string" calcext:value-type="string">
            <text:p>E</text:p>
          </table:table-cell>
          <table:table-cell table:formula="of:=VLOOKUP([.C165];Engl_to_Ital;2)" office:value-type="string" office:string-value="Mi" calcext:value-type="string">
            <text:p>Mi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66];&quot; &quot;;[.E166];&quot; &quot;;[.F166])" office:value-type="string" office:string-value="Eb min 7 6" calcext:value-type="string">
            <text:p>Eb min 7 6</text:p>
          </table:table-cell>
          <table:table-cell office:value-type="string" calcext:value-type="string">
            <text:p>Eb</text:p>
          </table:table-cell>
          <table:table-cell table:formula="of:=VLOOKUP([.C166];Engl_to_Ital;2)" office:value-type="string" office:string-value="Mib" calcext:value-type="string">
            <text:p>Mib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67];&quot; &quot;;[.E167];&quot; &quot;;[.F167])" office:value-type="string" office:string-value="F min 7 6" calcext:value-type="string">
            <text:p>F min 7 6</text:p>
          </table:table-cell>
          <table:table-cell office:value-type="string" calcext:value-type="string">
            <text:p>F</text:p>
          </table:table-cell>
          <table:table-cell table:formula="of:=VLOOKUP([.C167];Engl_to_Ital;2)" office:value-type="string" office:string-value="Fa" calcext:value-type="string">
            <text:p>Fa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68];&quot; &quot;;[.E168];&quot; &quot;;[.F168])" office:value-type="string" office:string-value="F # min 7 6" calcext:value-type="string">
            <text:p>F # min 7 6</text:p>
          </table:table-cell>
          <table:table-cell office:value-type="string" calcext:value-type="string">
            <text:p>F #</text:p>
          </table:table-cell>
          <table:table-cell table:formula="of:=VLOOKUP([.C168];Engl_to_Ital;2)" office:value-type="string" office:string-value="Fa" calcext:value-type="string">
            <text:p>Fa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69];&quot; &quot;;[.E169];&quot; &quot;;[.F169])" office:value-type="string" office:string-value="G min 7 6" calcext:value-type="string">
            <text:p>G min 7 6</text:p>
          </table:table-cell>
          <table:table-cell office:value-type="string" calcext:value-type="string">
            <text:p>G</text:p>
          </table:table-cell>
          <table:table-cell table:formula="of:=VLOOKUP([.C169];Engl_to_Ital;2)" office:value-type="string" office:string-value="Sol" calcext:value-type="string">
            <text:p>Sol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70];&quot; &quot;;[.E170];&quot; &quot;;[.F170])" office:value-type="string" office:string-value="A min 7 6 /4" calcext:value-type="string">
            <text:p>A min 7 6 /4</text:p>
          </table:table-cell>
          <table:table-cell office:value-type="string" calcext:value-type="string">
            <text:p>A</text:p>
          </table:table-cell>
          <table:table-cell table:formula="of:=VLOOKUP([.C170];Engl_to_Ital;2)" office:value-type="string" office:string-value="La" calcext:value-type="string">
            <text:p>La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71];&quot; &quot;;[.E171];&quot; &quot;;[.F171])" office:value-type="string" office:string-value="Ab min 7 6 /4" calcext:value-type="string">
            <text:p>Ab min 7 6 /4</text:p>
          </table:table-cell>
          <table:table-cell office:value-type="string" calcext:value-type="string">
            <text:p>Ab</text:p>
          </table:table-cell>
          <table:table-cell table:formula="of:=VLOOKUP([.C171];Engl_to_Ital;2)" office:value-type="string" office:string-value="Lab" calcext:value-type="string">
            <text:p>Lab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72];&quot; &quot;;[.E172];&quot; &quot;;[.F172])" office:value-type="string" office:string-value="B min 7 6 /4" calcext:value-type="string">
            <text:p>B min 7 6 /4</text:p>
          </table:table-cell>
          <table:table-cell office:value-type="string" calcext:value-type="string">
            <text:p>B</text:p>
          </table:table-cell>
          <table:table-cell table:formula="of:=VLOOKUP([.C172];Engl_to_Ital;2)" office:value-type="string" office:string-value="Si" calcext:value-type="string">
            <text:p>Si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73];&quot; &quot;;[.E173];&quot; &quot;;[.F173])" office:value-type="string" office:string-value="Bb min 7 6 /4" calcext:value-type="string">
            <text:p>Bb min 7 6 /4</text:p>
          </table:table-cell>
          <table:table-cell office:value-type="string" calcext:value-type="string">
            <text:p>Bb</text:p>
          </table:table-cell>
          <table:table-cell table:formula="of:=VLOOKUP([.C173];Engl_to_Ital;2)" office:value-type="string" office:string-value="Sib" calcext:value-type="string">
            <text:p>Sib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74];&quot; &quot;;[.E174];&quot; &quot;;[.F174])" office:value-type="string" office:string-value="C min 7 6 /4" calcext:value-type="string">
            <text:p>C min 7 6 /4</text:p>
          </table:table-cell>
          <table:table-cell office:value-type="string" calcext:value-type="string">
            <text:p>C</text:p>
          </table:table-cell>
          <table:table-cell table:formula="of:=VLOOKUP([.C174];Engl_to_Ital;2)" office:value-type="string" office:string-value="Do" calcext:value-type="string">
            <text:p>Do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75];&quot; &quot;;[.E175];&quot; &quot;;[.F175])" office:value-type="string" office:string-value="D min 7 6 /4" calcext:value-type="string">
            <text:p>D min 7 6 /4</text:p>
          </table:table-cell>
          <table:table-cell office:value-type="string" calcext:value-type="string">
            <text:p>D</text:p>
          </table:table-cell>
          <table:table-cell table:formula="of:=VLOOKUP([.C175];Engl_to_Ital;2)" office:value-type="string" office:string-value="Re" calcext:value-type="string">
            <text:p>Re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76];&quot; &quot;;[.E176];&quot; &quot;;[.F176])" office:value-type="string" office:string-value="Db min 7 6 /4" calcext:value-type="string">
            <text:p>Db min 7 6 /4</text:p>
          </table:table-cell>
          <table:table-cell office:value-type="string" calcext:value-type="string">
            <text:p>Db</text:p>
          </table:table-cell>
          <table:table-cell table:formula="of:=VLOOKUP([.C176];Engl_to_Ital;2)" office:value-type="string" office:string-value="Reb" calcext:value-type="string">
            <text:p>Reb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77];&quot; &quot;;[.E177];&quot; &quot;;[.F177])" office:value-type="string" office:string-value="E min 7 6 /4" calcext:value-type="string">
            <text:p>E min 7 6 /4</text:p>
          </table:table-cell>
          <table:table-cell office:value-type="string" calcext:value-type="string">
            <text:p>E</text:p>
          </table:table-cell>
          <table:table-cell table:formula="of:=VLOOKUP([.C177];Engl_to_Ital;2)" office:value-type="string" office:string-value="Mi" calcext:value-type="string">
            <text:p>Mi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78];&quot; &quot;;[.E178];&quot; &quot;;[.F178])" office:value-type="string" office:string-value="Eb min 7 6 /4" calcext:value-type="string">
            <text:p>Eb min 7 6 /4</text:p>
          </table:table-cell>
          <table:table-cell office:value-type="string" calcext:value-type="string">
            <text:p>Eb</text:p>
          </table:table-cell>
          <table:table-cell table:formula="of:=VLOOKUP([.C178];Engl_to_Ital;2)" office:value-type="string" office:string-value="Mib" calcext:value-type="string">
            <text:p>Mib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79];&quot; &quot;;[.E179];&quot; &quot;;[.F179])" office:value-type="string" office:string-value="F min 7 6 /4" calcext:value-type="string">
            <text:p>F min 7 6 /4</text:p>
          </table:table-cell>
          <table:table-cell office:value-type="string" calcext:value-type="string">
            <text:p>F</text:p>
          </table:table-cell>
          <table:table-cell table:formula="of:=VLOOKUP([.C179];Engl_to_Ital;2)" office:value-type="string" office:string-value="Fa" calcext:value-type="string">
            <text:p>Fa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80];&quot; &quot;;[.E180];&quot; &quot;;[.F180])" office:value-type="string" office:string-value="F # min 7 6 /4" calcext:value-type="string">
            <text:p>F # min 7 6 /4</text:p>
          </table:table-cell>
          <table:table-cell office:value-type="string" calcext:value-type="string">
            <text:p>F #</text:p>
          </table:table-cell>
          <table:table-cell table:formula="of:=VLOOKUP([.C180];Engl_to_Ital;2)" office:value-type="string" office:string-value="Fa" calcext:value-type="string">
            <text:p>Fa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181];&quot; &quot;;[.E181];&quot; &quot;;[.F181])" office:value-type="string" office:string-value="G min 7 6 /4" calcext:value-type="string">
            <text:p>G min 7 6 /4</text:p>
          </table:table-cell>
          <table:table-cell office:value-type="string" calcext:value-type="string">
            <text:p>G</text:p>
          </table:table-cell>
          <table:table-cell table:formula="of:=VLOOKUP([.C181];Engl_to_Ital;2)" office:value-type="string" office:string-value="Sol" calcext:value-type="string">
            <text:p>Sol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82];&quot; &quot;;[.E182];&quot; &quot;;[.F182])" office:value-type="string" office:string-value="A min 7 4 / 2" calcext:value-type="string">
            <text:p>A min 7 4 / 2</text:p>
          </table:table-cell>
          <table:table-cell office:value-type="string" calcext:value-type="string">
            <text:p>A</text:p>
          </table:table-cell>
          <table:table-cell table:formula="of:=VLOOKUP([.C182];Engl_to_Ital;2)" office:value-type="string" office:string-value="La" calcext:value-type="string">
            <text:p>La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83];&quot; &quot;;[.E183];&quot; &quot;;[.F183])" office:value-type="string" office:string-value="Ab min 7 4 / 2" calcext:value-type="string">
            <text:p>Ab min 7 4 / 2</text:p>
          </table:table-cell>
          <table:table-cell office:value-type="string" calcext:value-type="string">
            <text:p>Ab</text:p>
          </table:table-cell>
          <table:table-cell table:formula="of:=VLOOKUP([.C183];Engl_to_Ital;2)" office:value-type="string" office:string-value="Lab" calcext:value-type="string">
            <text:p>Lab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84];&quot; &quot;;[.E184];&quot; &quot;;[.F184])" office:value-type="string" office:string-value="B min 7 4 / 2" calcext:value-type="string">
            <text:p>B min 7 4 / 2</text:p>
          </table:table-cell>
          <table:table-cell office:value-type="string" calcext:value-type="string">
            <text:p>B</text:p>
          </table:table-cell>
          <table:table-cell table:formula="of:=VLOOKUP([.C184];Engl_to_Ital;2)" office:value-type="string" office:string-value="Si" calcext:value-type="string">
            <text:p>Si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85];&quot; &quot;;[.E185];&quot; &quot;;[.F185])" office:value-type="string" office:string-value="Bb min 7 4 / 2" calcext:value-type="string">
            <text:p>Bb min 7 4 / 2</text:p>
          </table:table-cell>
          <table:table-cell office:value-type="string" calcext:value-type="string">
            <text:p>Bb</text:p>
          </table:table-cell>
          <table:table-cell table:formula="of:=VLOOKUP([.C185];Engl_to_Ital;2)" office:value-type="string" office:string-value="Sib" calcext:value-type="string">
            <text:p>Sib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86];&quot; &quot;;[.E186];&quot; &quot;;[.F186])" office:value-type="string" office:string-value="C min 7 4 / 2" calcext:value-type="string">
            <text:p>C min 7 4 / 2</text:p>
          </table:table-cell>
          <table:table-cell office:value-type="string" calcext:value-type="string">
            <text:p>C</text:p>
          </table:table-cell>
          <table:table-cell table:formula="of:=VLOOKUP([.C186];Engl_to_Ital;2)" office:value-type="string" office:string-value="Do" calcext:value-type="string">
            <text:p>Do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87];&quot; &quot;;[.E187];&quot; &quot;;[.F187])" office:value-type="string" office:string-value="D min 7 4 / 2" calcext:value-type="string">
            <text:p>D min 7 4 / 2</text:p>
          </table:table-cell>
          <table:table-cell office:value-type="string" calcext:value-type="string">
            <text:p>D</text:p>
          </table:table-cell>
          <table:table-cell table:formula="of:=VLOOKUP([.C187];Engl_to_Ital;2)" office:value-type="string" office:string-value="Re" calcext:value-type="string">
            <text:p>Re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88];&quot; &quot;;[.E188];&quot; &quot;;[.F188])" office:value-type="string" office:string-value="Db min 7 4 / 2" calcext:value-type="string">
            <text:p>Db min 7 4 / 2</text:p>
          </table:table-cell>
          <table:table-cell office:value-type="string" calcext:value-type="string">
            <text:p>Db</text:p>
          </table:table-cell>
          <table:table-cell table:formula="of:=VLOOKUP([.C188];Engl_to_Ital;2)" office:value-type="string" office:string-value="Reb" calcext:value-type="string">
            <text:p>Reb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89];&quot; &quot;;[.E189];&quot; &quot;;[.F189])" office:value-type="string" office:string-value="E min 7 4 / 2" calcext:value-type="string">
            <text:p>E min 7 4 / 2</text:p>
          </table:table-cell>
          <table:table-cell office:value-type="string" calcext:value-type="string">
            <text:p>E</text:p>
          </table:table-cell>
          <table:table-cell table:formula="of:=VLOOKUP([.C189];Engl_to_Ital;2)" office:value-type="string" office:string-value="Mi" calcext:value-type="string">
            <text:p>Mi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90];&quot; &quot;;[.E190];&quot; &quot;;[.F190])" office:value-type="string" office:string-value="Eb min 7 4 / 2" calcext:value-type="string">
            <text:p>Eb min 7 4 / 2</text:p>
          </table:table-cell>
          <table:table-cell office:value-type="string" calcext:value-type="string">
            <text:p>Eb</text:p>
          </table:table-cell>
          <table:table-cell table:formula="of:=VLOOKUP([.C190];Engl_to_Ital;2)" office:value-type="string" office:string-value="Mib" calcext:value-type="string">
            <text:p>Mib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91];&quot; &quot;;[.E191];&quot; &quot;;[.F191])" office:value-type="string" office:string-value="F min 7 4 / 2" calcext:value-type="string">
            <text:p>F min 7 4 / 2</text:p>
          </table:table-cell>
          <table:table-cell office:value-type="string" calcext:value-type="string">
            <text:p>F</text:p>
          </table:table-cell>
          <table:table-cell table:formula="of:=VLOOKUP([.C191];Engl_to_Ital;2)" office:value-type="string" office:string-value="Fa" calcext:value-type="string">
            <text:p>Fa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92];&quot; &quot;;[.E192];&quot; &quot;;[.F192])" office:value-type="string" office:string-value="F # min 7 4 / 2" calcext:value-type="string">
            <text:p>F # min 7 4 / 2</text:p>
          </table:table-cell>
          <table:table-cell office:value-type="string" calcext:value-type="string">
            <text:p>F #</text:p>
          </table:table-cell>
          <table:table-cell table:formula="of:=VLOOKUP([.C192];Engl_to_Ital;2)" office:value-type="string" office:string-value="Fa" calcext:value-type="string">
            <text:p>Fa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193];&quot; &quot;;[.E193];&quot; &quot;;[.F193])" office:value-type="string" office:string-value="G min 7 4 / 2" calcext:value-type="string">
            <text:p>G min 7 4 / 2</text:p>
          </table:table-cell>
          <table:table-cell office:value-type="string" calcext:value-type="string">
            <text:p>G</text:p>
          </table:table-cell>
          <table:table-cell table:formula="of:=VLOOKUP([.C193];Engl_to_Ital;2)" office:value-type="string" office:string-value="Sol" calcext:value-type="string">
            <text:p>Sol</text:p>
          </table:table-cell>
          <table:table-cell office:value-type="string" calcext:value-type="string">
            <text:p>min 7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94];&quot; &quot;;[.E194];&quot; &quot;;[.F194])" office:value-type="string" office:string-value="A dim  " calcext:value-type="string">
            <text:p>A dim <text:s/></text:p>
          </table:table-cell>
          <table:table-cell office:value-type="string" calcext:value-type="string">
            <text:p>A</text:p>
          </table:table-cell>
          <table:table-cell table:formula="of:=VLOOKUP([.C194];Engl_to_Ital;2)" office:value-type="string" office:string-value="La" calcext:value-type="string">
            <text:p>La</text:p>
          </table:table-cell>
          <table:table-cell office:value-type="string" calcext:value-type="string">
            <text:p>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94];Roots_and_intervals;VLOOKUP(&quot;min3&quot;;Int_Solfege_steps;4)); &quot; &quot;; VLOOKUP([.$D194];Roots_and_intervals;VLOOKUP(&quot;M6&quot;;Int_Solfege_steps;4)))" office:value-type="string" office:string-value="Do Fad" calcext:value-type="string">
            <text:p>Do Fad</text:p>
          </table:table-cell>
          <table:table-cell table:formula="of:=CONCATENATE(VLOOKUP([.$D194];Roots_and_intervals;VLOOKUP(&quot;M6&quot;;Int_Solfege_steps;4)); &quot; &quot;; VLOOKUP([.$D194];Roots_and_intervals;VLOOKUP(&quot;min3&quot;;Int_Solfege_steps;4)))" office:value-type="string" office:string-value="Fad Do" calcext:value-type="string">
            <text:p>Fad Do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94]; &quot; &quot;;VLOOKUP([.$D194];Roots_and_intervals;VLOOKUP(&quot;min3&quot;;Int_Solfege_steps;4)); &quot; &quot;; VLOOKUP([.$D194];Roots_and_intervals;VLOOKUP(&quot;M6&quot;;Int_Solfege_steps;4)))" office:value-type="string" office:string-value="La Do Fad" calcext:value-type="string">
            <text:p>La Do Fad</text:p>
          </table:table-cell>
          <table:table-cell table:formula="of:=CONCATENATE([.$D194];&quot; &quot;;VLOOKUP([.$D194];Roots_and_intervals;VLOOKUP(&quot;M6&quot;;Int_Solfege_steps;4));&quot; &quot;;VLOOKUP([.$D194];Roots_and_intervals;VLOOKUP(&quot;min3&quot;;Int_Solfege_steps;4)))" office:value-type="string" office:string-value="La Fad Do" calcext:value-type="string">
            <text:p>La Fad Do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95];&quot; &quot;;[.E195];&quot; &quot;;[.F195])" office:value-type="string" office:string-value="Ab dim  " calcext:value-type="string">
            <text:p>Ab dim <text:s/></text:p>
          </table:table-cell>
          <table:table-cell office:value-type="string" calcext:value-type="string">
            <text:p>Ab</text:p>
          </table:table-cell>
          <table:table-cell table:formula="of:=VLOOKUP([.C195];Engl_to_Ital;2)" office:value-type="string" office:string-value="Lab" calcext:value-type="string">
            <text:p>Lab</text:p>
          </table:table-cell>
          <table:table-cell office:value-type="string" calcext:value-type="string">
            <text:p>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95];Roots_and_intervals;VLOOKUP(&quot;min3&quot;;Int_Solfege_steps;4)); &quot; &quot;; VLOOKUP([.$D195];Roots_and_intervals;VLOOKUP(&quot;M6&quot;;Int_Solfege_steps;4)))" office:value-type="string" office:string-value="Si Fa" calcext:value-type="string">
            <text:p>Si Fa</text:p>
          </table:table-cell>
          <table:table-cell table:formula="of:=CONCATENATE(VLOOKUP([.$D195];Roots_and_intervals;VLOOKUP(&quot;M6&quot;;Int_Solfege_steps;4)); &quot; &quot;; VLOOKUP([.$D195];Roots_and_intervals;VLOOKUP(&quot;min3&quot;;Int_Solfege_steps;4)))" office:value-type="string" office:string-value="Fa Si" calcext:value-type="string">
            <text:p>Fa S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95]; &quot; &quot;;VLOOKUP([.$D195];Roots_and_intervals;VLOOKUP(&quot;min3&quot;;Int_Solfege_steps;4)); &quot; &quot;; VLOOKUP([.$D195];Roots_and_intervals;VLOOKUP(&quot;M6&quot;;Int_Solfege_steps;4)))" office:value-type="string" office:string-value="Lab Si Fa" calcext:value-type="string">
            <text:p>Lab Si Fa</text:p>
          </table:table-cell>
          <table:table-cell table:formula="of:=CONCATENATE([.$D195];&quot; &quot;;VLOOKUP([.$D195];Roots_and_intervals;VLOOKUP(&quot;M6&quot;;Int_Solfege_steps;4));&quot; &quot;;VLOOKUP([.$D195];Roots_and_intervals;VLOOKUP(&quot;min3&quot;;Int_Solfege_steps;4)))" office:value-type="string" office:string-value="Lab Fa Si" calcext:value-type="string">
            <text:p>Lab Fa S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96];&quot; &quot;;[.E196];&quot; &quot;;[.F196])" office:value-type="string" office:string-value="B dim  " calcext:value-type="string">
            <text:p>B dim <text:s/></text:p>
          </table:table-cell>
          <table:table-cell office:value-type="string" calcext:value-type="string">
            <text:p>B</text:p>
          </table:table-cell>
          <table:table-cell table:formula="of:=VLOOKUP([.C196];Engl_to_Ital;2)" office:value-type="string" office:string-value="Si" calcext:value-type="string">
            <text:p>Si</text:p>
          </table:table-cell>
          <table:table-cell office:value-type="string" calcext:value-type="string">
            <text:p>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96];Roots_and_intervals;VLOOKUP(&quot;min3&quot;;Int_Solfege_steps;4)); &quot; &quot;; VLOOKUP([.$D196];Roots_and_intervals;VLOOKUP(&quot;M6&quot;;Int_Solfege_steps;4)))" office:value-type="string" office:string-value="Re Sold" calcext:value-type="string">
            <text:p>Re Sold</text:p>
          </table:table-cell>
          <table:table-cell table:formula="of:=CONCATENATE(VLOOKUP([.$D196];Roots_and_intervals;VLOOKUP(&quot;M6&quot;;Int_Solfege_steps;4)); &quot; &quot;; VLOOKUP([.$D196];Roots_and_intervals;VLOOKUP(&quot;min3&quot;;Int_Solfege_steps;4)))" office:value-type="string" office:string-value="Sold Re" calcext:value-type="string">
            <text:p>Sold Re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96]; &quot; &quot;;VLOOKUP([.$D196];Roots_and_intervals;VLOOKUP(&quot;min3&quot;;Int_Solfege_steps;4)); &quot; &quot;; VLOOKUP([.$D196];Roots_and_intervals;VLOOKUP(&quot;M6&quot;;Int_Solfege_steps;4)))" office:value-type="string" office:string-value="Si Re Sold" calcext:value-type="string">
            <text:p>Si Re Sold</text:p>
          </table:table-cell>
          <table:table-cell table:formula="of:=CONCATENATE([.$D196];&quot; &quot;;VLOOKUP([.$D196];Roots_and_intervals;VLOOKUP(&quot;M6&quot;;Int_Solfege_steps;4));&quot; &quot;;VLOOKUP([.$D196];Roots_and_intervals;VLOOKUP(&quot;min3&quot;;Int_Solfege_steps;4)))" office:value-type="string" office:string-value="Si Sold Re" calcext:value-type="string">
            <text:p>Si Sold Re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97];&quot; &quot;;[.E197];&quot; &quot;;[.F197])" office:value-type="string" office:string-value="Bb dim  " calcext:value-type="string">
            <text:p>Bb dim <text:s/></text:p>
          </table:table-cell>
          <table:table-cell office:value-type="string" calcext:value-type="string">
            <text:p>Bb</text:p>
          </table:table-cell>
          <table:table-cell table:formula="of:=VLOOKUP([.C197];Engl_to_Ital;2)" office:value-type="string" office:string-value="Sib" calcext:value-type="string">
            <text:p>Sib</text:p>
          </table:table-cell>
          <table:table-cell office:value-type="string" calcext:value-type="string">
            <text:p>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97];Roots_and_intervals;VLOOKUP(&quot;min3&quot;;Int_Solfege_steps;4)); &quot; &quot;; VLOOKUP([.$D197];Roots_and_intervals;VLOOKUP(&quot;M6&quot;;Int_Solfege_steps;4)))" office:value-type="string" office:string-value="Reb Sol" calcext:value-type="string">
            <text:p>Reb Sol</text:p>
          </table:table-cell>
          <table:table-cell table:formula="of:=CONCATENATE(VLOOKUP([.$D197];Roots_and_intervals;VLOOKUP(&quot;M6&quot;;Int_Solfege_steps;4)); &quot; &quot;; VLOOKUP([.$D197];Roots_and_intervals;VLOOKUP(&quot;min3&quot;;Int_Solfege_steps;4)))" office:value-type="string" office:string-value="Sol Reb" calcext:value-type="string">
            <text:p>Sol Re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97]; &quot; &quot;;VLOOKUP([.$D197];Roots_and_intervals;VLOOKUP(&quot;min3&quot;;Int_Solfege_steps;4)); &quot; &quot;; VLOOKUP([.$D197];Roots_and_intervals;VLOOKUP(&quot;M6&quot;;Int_Solfege_steps;4)))" office:value-type="string" office:string-value="Sib Reb Sol" calcext:value-type="string">
            <text:p>Sib Reb Sol</text:p>
          </table:table-cell>
          <table:table-cell table:formula="of:=CONCATENATE([.$D197];&quot; &quot;;VLOOKUP([.$D197];Roots_and_intervals;VLOOKUP(&quot;M6&quot;;Int_Solfege_steps;4));&quot; &quot;;VLOOKUP([.$D197];Roots_and_intervals;VLOOKUP(&quot;min3&quot;;Int_Solfege_steps;4)))" office:value-type="string" office:string-value="Sib Sol Reb" calcext:value-type="string">
            <text:p>Sib Sol Re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98];&quot; &quot;;[.E198];&quot; &quot;;[.F198])" office:value-type="string" office:string-value="C dim  " calcext:value-type="string">
            <text:p>C dim <text:s/></text:p>
          </table:table-cell>
          <table:table-cell office:value-type="string" calcext:value-type="string">
            <text:p>C</text:p>
          </table:table-cell>
          <table:table-cell table:formula="of:=VLOOKUP([.C198];Engl_to_Ital;2)" office:value-type="string" office:string-value="Do" calcext:value-type="string">
            <text:p>Do</text:p>
          </table:table-cell>
          <table:table-cell office:value-type="string" calcext:value-type="string">
            <text:p>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98];Roots_and_intervals;VLOOKUP(&quot;min3&quot;;Int_Solfege_steps;4)); &quot; &quot;; VLOOKUP([.$D198];Roots_and_intervals;VLOOKUP(&quot;M6&quot;;Int_Solfege_steps;4)))" office:value-type="string" office:string-value="Mib La" calcext:value-type="string">
            <text:p>Mib La</text:p>
          </table:table-cell>
          <table:table-cell table:formula="of:=CONCATENATE(VLOOKUP([.$D198];Roots_and_intervals;VLOOKUP(&quot;M6&quot;;Int_Solfege_steps;4)); &quot; &quot;; VLOOKUP([.$D198];Roots_and_intervals;VLOOKUP(&quot;min3&quot;;Int_Solfege_steps;4)))" office:value-type="string" office:string-value="La Mib" calcext:value-type="string">
            <text:p>La Mi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98]; &quot; &quot;;VLOOKUP([.$D198];Roots_and_intervals;VLOOKUP(&quot;min3&quot;;Int_Solfege_steps;4)); &quot; &quot;; VLOOKUP([.$D198];Roots_and_intervals;VLOOKUP(&quot;M6&quot;;Int_Solfege_steps;4)))" office:value-type="string" office:string-value="Do Mib La" calcext:value-type="string">
            <text:p>Do Mib La</text:p>
          </table:table-cell>
          <table:table-cell table:formula="of:=CONCATENATE([.$D198];&quot; &quot;;VLOOKUP([.$D198];Roots_and_intervals;VLOOKUP(&quot;M6&quot;;Int_Solfege_steps;4));&quot; &quot;;VLOOKUP([.$D198];Roots_and_intervals;VLOOKUP(&quot;min3&quot;;Int_Solfege_steps;4)))" office:value-type="string" office:string-value="Do La Mib" calcext:value-type="string">
            <text:p>Do La Mi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199];&quot; &quot;;[.E199];&quot; &quot;;[.F199])" office:value-type="string" office:string-value="D dim  " calcext:value-type="string">
            <text:p>D dim <text:s/></text:p>
          </table:table-cell>
          <table:table-cell office:value-type="string" calcext:value-type="string">
            <text:p>D</text:p>
          </table:table-cell>
          <table:table-cell table:formula="of:=VLOOKUP([.C199];Engl_to_Ital;2)" office:value-type="string" office:string-value="Re" calcext:value-type="string">
            <text:p>Re</text:p>
          </table:table-cell>
          <table:table-cell office:value-type="string" calcext:value-type="string">
            <text:p>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199];Roots_and_intervals;VLOOKUP(&quot;min3&quot;;Int_Solfege_steps;4)); &quot; &quot;; VLOOKUP([.$D199];Roots_and_intervals;VLOOKUP(&quot;M6&quot;;Int_Solfege_steps;4)))" office:value-type="string" office:string-value="Fa Si" calcext:value-type="string">
            <text:p>Fa Si</text:p>
          </table:table-cell>
          <table:table-cell table:formula="of:=CONCATENATE(VLOOKUP([.$D199];Roots_and_intervals;VLOOKUP(&quot;M6&quot;;Int_Solfege_steps;4)); &quot; &quot;; VLOOKUP([.$D199];Roots_and_intervals;VLOOKUP(&quot;min3&quot;;Int_Solfege_steps;4)))" office:value-type="string" office:string-value="Si Fa" calcext:value-type="string">
            <text:p>Si F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199]; &quot; &quot;;VLOOKUP([.$D199];Roots_and_intervals;VLOOKUP(&quot;min3&quot;;Int_Solfege_steps;4)); &quot; &quot;; VLOOKUP([.$D199];Roots_and_intervals;VLOOKUP(&quot;M6&quot;;Int_Solfege_steps;4)))" office:value-type="string" office:string-value="Re Fa Si" calcext:value-type="string">
            <text:p>Re Fa Si</text:p>
          </table:table-cell>
          <table:table-cell table:formula="of:=CONCATENATE([.$D199];&quot; &quot;;VLOOKUP([.$D199];Roots_and_intervals;VLOOKUP(&quot;M6&quot;;Int_Solfege_steps;4));&quot; &quot;;VLOOKUP([.$D199];Roots_and_intervals;VLOOKUP(&quot;min3&quot;;Int_Solfege_steps;4)))" office:value-type="string" office:string-value="Re Si Fa" calcext:value-type="string">
            <text:p>Re Si Fa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00];&quot; &quot;;[.E200];&quot; &quot;;[.F200])" office:value-type="string" office:string-value="Db dim  " calcext:value-type="string">
            <text:p>Db dim <text:s/></text:p>
          </table:table-cell>
          <table:table-cell office:value-type="string" calcext:value-type="string">
            <text:p>Db</text:p>
          </table:table-cell>
          <table:table-cell table:formula="of:=VLOOKUP([.C200];Engl_to_Ital;2)" office:value-type="string" office:string-value="Reb" calcext:value-type="string">
            <text:p>Reb</text:p>
          </table:table-cell>
          <table:table-cell office:value-type="string" calcext:value-type="string">
            <text:p>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200];Roots_and_intervals;VLOOKUP(&quot;min3&quot;;Int_Solfege_steps;4)); &quot; &quot;; VLOOKUP([.$D200];Roots_and_intervals;VLOOKUP(&quot;M6&quot;;Int_Solfege_steps;4)))" office:value-type="string" office:string-value="Mi Sib" calcext:value-type="string">
            <text:p>Mi Sib</text:p>
          </table:table-cell>
          <table:table-cell table:formula="of:=CONCATENATE(VLOOKUP([.$D200];Roots_and_intervals;VLOOKUP(&quot;M6&quot;;Int_Solfege_steps;4)); &quot; &quot;; VLOOKUP([.$D200];Roots_and_intervals;VLOOKUP(&quot;min3&quot;;Int_Solfege_steps;4)))" office:value-type="string" office:string-value="Sib Mi" calcext:value-type="string">
            <text:p>Sib M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200]; &quot; &quot;;VLOOKUP([.$D200];Roots_and_intervals;VLOOKUP(&quot;min3&quot;;Int_Solfege_steps;4)); &quot; &quot;; VLOOKUP([.$D200];Roots_and_intervals;VLOOKUP(&quot;M6&quot;;Int_Solfege_steps;4)))" office:value-type="string" office:string-value="Reb Mi Sib" calcext:value-type="string">
            <text:p>Reb Mi Sib</text:p>
          </table:table-cell>
          <table:table-cell table:formula="of:=CONCATENATE([.$D200];&quot; &quot;;VLOOKUP([.$D200];Roots_and_intervals;VLOOKUP(&quot;M6&quot;;Int_Solfege_steps;4));&quot; &quot;;VLOOKUP([.$D200];Roots_and_intervals;VLOOKUP(&quot;min3&quot;;Int_Solfege_steps;4)))" office:value-type="string" office:string-value="Reb Sib Mi" calcext:value-type="string">
            <text:p>Reb Sib Mi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01];&quot; &quot;;[.E201];&quot; &quot;;[.F201])" office:value-type="string" office:string-value="E dim  " calcext:value-type="string">
            <text:p>E dim <text:s/></text:p>
          </table:table-cell>
          <table:table-cell office:value-type="string" calcext:value-type="string">
            <text:p>E</text:p>
          </table:table-cell>
          <table:table-cell table:formula="of:=VLOOKUP([.C201];Engl_to_Ital;2)" office:value-type="string" office:string-value="Mi" calcext:value-type="string">
            <text:p>Mi</text:p>
          </table:table-cell>
          <table:table-cell office:value-type="string" calcext:value-type="string">
            <text:p>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201];Roots_and_intervals;VLOOKUP(&quot;min3&quot;;Int_Solfege_steps;4)); &quot; &quot;; VLOOKUP([.$D201];Roots_and_intervals;VLOOKUP(&quot;M6&quot;;Int_Solfege_steps;4)))" office:value-type="string" office:string-value="Sol Dod" calcext:value-type="string">
            <text:p>Sol Dod</text:p>
          </table:table-cell>
          <table:table-cell table:formula="of:=CONCATENATE(VLOOKUP([.$D201];Roots_and_intervals;VLOOKUP(&quot;M6&quot;;Int_Solfege_steps;4)); &quot; &quot;; VLOOKUP([.$D201];Roots_and_intervals;VLOOKUP(&quot;min3&quot;;Int_Solfege_steps;4)))" office:value-type="string" office:string-value="Dod Sol" calcext:value-type="string">
            <text:p>Dod Sol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201]; &quot; &quot;;VLOOKUP([.$D201];Roots_and_intervals;VLOOKUP(&quot;min3&quot;;Int_Solfege_steps;4)); &quot; &quot;; VLOOKUP([.$D201];Roots_and_intervals;VLOOKUP(&quot;M6&quot;;Int_Solfege_steps;4)))" office:value-type="string" office:string-value="Mi Sol Dod" calcext:value-type="string">
            <text:p>Mi Sol Dod</text:p>
          </table:table-cell>
          <table:table-cell table:formula="of:=CONCATENATE([.$D201];&quot; &quot;;VLOOKUP([.$D201];Roots_and_intervals;VLOOKUP(&quot;M6&quot;;Int_Solfege_steps;4));&quot; &quot;;VLOOKUP([.$D201];Roots_and_intervals;VLOOKUP(&quot;min3&quot;;Int_Solfege_steps;4)))" office:value-type="string" office:string-value="Mi Dod Sol" calcext:value-type="string">
            <text:p>Mi Dod Sol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02];&quot; &quot;;[.E202];&quot; &quot;;[.F202])" office:value-type="string" office:string-value="Eb dim  " calcext:value-type="string">
            <text:p>Eb dim <text:s/></text:p>
          </table:table-cell>
          <table:table-cell office:value-type="string" calcext:value-type="string">
            <text:p>Eb</text:p>
          </table:table-cell>
          <table:table-cell table:formula="of:=VLOOKUP([.C202];Engl_to_Ital;2)" office:value-type="string" office:string-value="Mib" calcext:value-type="string">
            <text:p>Mib</text:p>
          </table:table-cell>
          <table:table-cell office:value-type="string" calcext:value-type="string">
            <text:p>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202];Roots_and_intervals;VLOOKUP(&quot;min3&quot;;Int_Solfege_steps;4)); &quot; &quot;; VLOOKUP([.$D202];Roots_and_intervals;VLOOKUP(&quot;M6&quot;;Int_Solfege_steps;4)))" office:value-type="string" office:string-value="Solb Do" calcext:value-type="string">
            <text:p>Solb Do</text:p>
          </table:table-cell>
          <table:table-cell table:formula="of:=CONCATENATE(VLOOKUP([.$D202];Roots_and_intervals;VLOOKUP(&quot;M6&quot;;Int_Solfege_steps;4)); &quot; &quot;; VLOOKUP([.$D202];Roots_and_intervals;VLOOKUP(&quot;min3&quot;;Int_Solfege_steps;4)))" office:value-type="string" office:string-value="Do Solb" calcext:value-type="string">
            <text:p>Do Sol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202]; &quot; &quot;;VLOOKUP([.$D202];Roots_and_intervals;VLOOKUP(&quot;min3&quot;;Int_Solfege_steps;4)); &quot; &quot;; VLOOKUP([.$D202];Roots_and_intervals;VLOOKUP(&quot;M6&quot;;Int_Solfege_steps;4)))" office:value-type="string" office:string-value="Mib Solb Do" calcext:value-type="string">
            <text:p>Mib Solb Do</text:p>
          </table:table-cell>
          <table:table-cell table:formula="of:=CONCATENATE([.$D202];&quot; &quot;;VLOOKUP([.$D202];Roots_and_intervals;VLOOKUP(&quot;M6&quot;;Int_Solfege_steps;4));&quot; &quot;;VLOOKUP([.$D202];Roots_and_intervals;VLOOKUP(&quot;min3&quot;;Int_Solfege_steps;4)))" office:value-type="string" office:string-value="Mib Do Solb" calcext:value-type="string">
            <text:p>Mib Do Sol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03];&quot; &quot;;[.E203];&quot; &quot;;[.F203])" office:value-type="string" office:string-value="F dim  " calcext:value-type="string">
            <text:p>F dim <text:s/></text:p>
          </table:table-cell>
          <table:table-cell office:value-type="string" calcext:value-type="string">
            <text:p>F</text:p>
          </table:table-cell>
          <table:table-cell table:formula="of:=VLOOKUP([.C203];Engl_to_Ital;2)" office:value-type="string" office:string-value="Fa" calcext:value-type="string">
            <text:p>Fa</text:p>
          </table:table-cell>
          <table:table-cell office:value-type="string" calcext:value-type="string">
            <text:p>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203];Roots_and_intervals;VLOOKUP(&quot;min3&quot;;Int_Solfege_steps;4)); &quot; &quot;; VLOOKUP([.$D203];Roots_and_intervals;VLOOKUP(&quot;M6&quot;;Int_Solfege_steps;4)))" office:value-type="string" office:string-value="Lab Re" calcext:value-type="string">
            <text:p>Lab Re</text:p>
          </table:table-cell>
          <table:table-cell table:formula="of:=CONCATENATE(VLOOKUP([.$D203];Roots_and_intervals;VLOOKUP(&quot;M6&quot;;Int_Solfege_steps;4)); &quot; &quot;; VLOOKUP([.$D203];Roots_and_intervals;VLOOKUP(&quot;min3&quot;;Int_Solfege_steps;4)))" office:value-type="string" office:string-value="Re Lab" calcext:value-type="string">
            <text:p>Re La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203]; &quot; &quot;;VLOOKUP([.$D203];Roots_and_intervals;VLOOKUP(&quot;min3&quot;;Int_Solfege_steps;4)); &quot; &quot;; VLOOKUP([.$D203];Roots_and_intervals;VLOOKUP(&quot;M6&quot;;Int_Solfege_steps;4)))" office:value-type="string" office:string-value="Fa Lab Re" calcext:value-type="string">
            <text:p>Fa Lab Re</text:p>
          </table:table-cell>
          <table:table-cell table:formula="of:=CONCATENATE([.$D203];&quot; &quot;;VLOOKUP([.$D203];Roots_and_intervals;VLOOKUP(&quot;M6&quot;;Int_Solfege_steps;4));&quot; &quot;;VLOOKUP([.$D203];Roots_and_intervals;VLOOKUP(&quot;min3&quot;;Int_Solfege_steps;4)))" office:value-type="string" office:string-value="Fa Re Lab" calcext:value-type="string">
            <text:p>Fa Re La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04];&quot; &quot;;[.E204];&quot; &quot;;[.F204])" office:value-type="string" office:string-value="F # dim  " calcext:value-type="string">
            <text:p>F # dim <text:s/></text:p>
          </table:table-cell>
          <table:table-cell office:value-type="string" calcext:value-type="string">
            <text:p>F #</text:p>
          </table:table-cell>
          <table:table-cell table:formula="of:=VLOOKUP([.C204];Engl_to_Ital;2)" office:value-type="string" office:string-value="Fa" calcext:value-type="string">
            <text:p>Fa</text:p>
          </table:table-cell>
          <table:table-cell office:value-type="string" calcext:value-type="string">
            <text:p>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204];Roots_and_intervals;VLOOKUP(&quot;min3&quot;;Int_Solfege_steps;4)); &quot; &quot;; VLOOKUP([.$D204];Roots_and_intervals;VLOOKUP(&quot;M6&quot;;Int_Solfege_steps;4)))" office:value-type="string" office:string-value="Lab Re" calcext:value-type="string">
            <text:p>Lab Re</text:p>
          </table:table-cell>
          <table:table-cell table:formula="of:=CONCATENATE(VLOOKUP([.$D204];Roots_and_intervals;VLOOKUP(&quot;M6&quot;;Int_Solfege_steps;4)); &quot; &quot;; VLOOKUP([.$D204];Roots_and_intervals;VLOOKUP(&quot;min3&quot;;Int_Solfege_steps;4)))" office:value-type="string" office:string-value="Re Lab" calcext:value-type="string">
            <text:p>Re La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204]; &quot; &quot;;VLOOKUP([.$D204];Roots_and_intervals;VLOOKUP(&quot;min3&quot;;Int_Solfege_steps;4)); &quot; &quot;; VLOOKUP([.$D204];Roots_and_intervals;VLOOKUP(&quot;M6&quot;;Int_Solfege_steps;4)))" office:value-type="string" office:string-value="Fa Lab Re" calcext:value-type="string">
            <text:p>Fa Lab Re</text:p>
          </table:table-cell>
          <table:table-cell table:formula="of:=CONCATENATE([.$D204];&quot; &quot;;VLOOKUP([.$D204];Roots_and_intervals;VLOOKUP(&quot;M6&quot;;Int_Solfege_steps;4));&quot; &quot;;VLOOKUP([.$D204];Roots_and_intervals;VLOOKUP(&quot;min3&quot;;Int_Solfege_steps;4)))" office:value-type="string" office:string-value="Fa Re Lab" calcext:value-type="string">
            <text:p>Fa Re La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05];&quot; &quot;;[.E205];&quot; &quot;;[.F205])" office:value-type="string" office:string-value="G dim  " calcext:value-type="string">
            <text:p>G dim <text:s/></text:p>
          </table:table-cell>
          <table:table-cell office:value-type="string" calcext:value-type="string">
            <text:p>G</text:p>
          </table:table-cell>
          <table:table-cell table:formula="of:=VLOOKUP([.C205];Engl_to_Ital;2)" office:value-type="string" office:string-value="Sol" calcext:value-type="string">
            <text:p>Sol</text:p>
          </table:table-cell>
          <table:table-cell office:value-type="string" calcext:value-type="string">
            <text:p>dim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VLOOKUP([.$D205];Roots_and_intervals;VLOOKUP(&quot;min3&quot;;Int_Solfege_steps;4)); &quot; &quot;; VLOOKUP([.$D205];Roots_and_intervals;VLOOKUP(&quot;M6&quot;;Int_Solfege_steps;4)))" office:value-type="string" office:string-value="Sib Mi" calcext:value-type="string">
            <text:p>Sib Mi</text:p>
          </table:table-cell>
          <table:table-cell table:formula="of:=CONCATENATE(VLOOKUP([.$D205];Roots_and_intervals;VLOOKUP(&quot;M6&quot;;Int_Solfege_steps;4)); &quot; &quot;; VLOOKUP([.$D205];Roots_and_intervals;VLOOKUP(&quot;min3&quot;;Int_Solfege_steps;4)))" office:value-type="string" office:string-value="Mi Sib" calcext:value-type="string">
            <text:p>Mi Si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CONCATENATE([.$D205]; &quot; &quot;;VLOOKUP([.$D205];Roots_and_intervals;VLOOKUP(&quot;min3&quot;;Int_Solfege_steps;4)); &quot; &quot;; VLOOKUP([.$D205];Roots_and_intervals;VLOOKUP(&quot;M6&quot;;Int_Solfege_steps;4)))" office:value-type="string" office:string-value="Sol Sib Mi" calcext:value-type="string">
            <text:p>Sol Sib Mi</text:p>
          </table:table-cell>
          <table:table-cell table:formula="of:=CONCATENATE([.$D205];&quot; &quot;;VLOOKUP([.$D205];Roots_and_intervals;VLOOKUP(&quot;M6&quot;;Int_Solfege_steps;4));&quot; &quot;;VLOOKUP([.$D205];Roots_and_intervals;VLOOKUP(&quot;min3&quot;;Int_Solfege_steps;4)))" office:value-type="string" office:string-value="Sol Mi Sib" calcext:value-type="string">
            <text:p>Sol Mi Sib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06];&quot; &quot;;[.E206];&quot; &quot;;[.F206])" office:value-type="string" office:string-value="A dim 6" calcext:value-type="string">
            <text:p>A dim 6</text:p>
          </table:table-cell>
          <table:table-cell office:value-type="string" calcext:value-type="string">
            <text:p>A</text:p>
          </table:table-cell>
          <table:table-cell table:formula="of:=VLOOKUP([.C206];Engl_to_Ital;2)" office:value-type="string" office:string-value="La" calcext:value-type="string">
            <text:p>La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07];&quot; &quot;;[.E207];&quot; &quot;;[.F207])" office:value-type="string" office:string-value="Ab dim 6" calcext:value-type="string">
            <text:p>Ab dim 6</text:p>
          </table:table-cell>
          <table:table-cell office:value-type="string" calcext:value-type="string">
            <text:p>Ab</text:p>
          </table:table-cell>
          <table:table-cell table:formula="of:=VLOOKUP([.C207];Engl_to_Ital;2)" office:value-type="string" office:string-value="Lab" calcext:value-type="string">
            <text:p>La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08];&quot; &quot;;[.E208];&quot; &quot;;[.F208])" office:value-type="string" office:string-value="B dim 6" calcext:value-type="string">
            <text:p>B dim 6</text:p>
          </table:table-cell>
          <table:table-cell office:value-type="string" calcext:value-type="string">
            <text:p>B</text:p>
          </table:table-cell>
          <table:table-cell table:formula="of:=VLOOKUP([.C208];Engl_to_Ital;2)" office:value-type="string" office:string-value="Si" calcext:value-type="string">
            <text:p>Si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09];&quot; &quot;;[.E209];&quot; &quot;;[.F209])" office:value-type="string" office:string-value="Bb dim 6" calcext:value-type="string">
            <text:p>Bb dim 6</text:p>
          </table:table-cell>
          <table:table-cell office:value-type="string" calcext:value-type="string">
            <text:p>Bb</text:p>
          </table:table-cell>
          <table:table-cell table:formula="of:=VLOOKUP([.C209];Engl_to_Ital;2)" office:value-type="string" office:string-value="Sib" calcext:value-type="string">
            <text:p>Si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10];&quot; &quot;;[.E210];&quot; &quot;;[.F210])" office:value-type="string" office:string-value="C dim 6" calcext:value-type="string">
            <text:p>C dim 6</text:p>
          </table:table-cell>
          <table:table-cell office:value-type="string" calcext:value-type="string">
            <text:p>C</text:p>
          </table:table-cell>
          <table:table-cell table:formula="of:=VLOOKUP([.C210];Engl_to_Ital;2)" office:value-type="string" office:string-value="Do" calcext:value-type="string">
            <text:p>Do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11];&quot; &quot;;[.E211];&quot; &quot;;[.F211])" office:value-type="string" office:string-value="D dim 6" calcext:value-type="string">
            <text:p>D dim 6</text:p>
          </table:table-cell>
          <table:table-cell office:value-type="string" calcext:value-type="string">
            <text:p>D</text:p>
          </table:table-cell>
          <table:table-cell table:formula="of:=VLOOKUP([.C211];Engl_to_Ital;2)" office:value-type="string" office:string-value="Re" calcext:value-type="string">
            <text:p>R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12];&quot; &quot;;[.E212];&quot; &quot;;[.F212])" office:value-type="string" office:string-value="Db dim 6" calcext:value-type="string">
            <text:p>Db dim 6</text:p>
          </table:table-cell>
          <table:table-cell office:value-type="string" calcext:value-type="string">
            <text:p>Db</text:p>
          </table:table-cell>
          <table:table-cell table:formula="of:=VLOOKUP([.C212];Engl_to_Ital;2)" office:value-type="string" office:string-value="Reb" calcext:value-type="string">
            <text:p>Re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13];&quot; &quot;;[.E213];&quot; &quot;;[.F213])" office:value-type="string" office:string-value="E dim 6" calcext:value-type="string">
            <text:p>E dim 6</text:p>
          </table:table-cell>
          <table:table-cell office:value-type="string" calcext:value-type="string">
            <text:p>E</text:p>
          </table:table-cell>
          <table:table-cell table:formula="of:=VLOOKUP([.C213];Engl_to_Ital;2)" office:value-type="string" office:string-value="Mi" calcext:value-type="string">
            <text:p>Mi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14];&quot; &quot;;[.E214];&quot; &quot;;[.F214])" office:value-type="string" office:string-value="Eb dim 6" calcext:value-type="string">
            <text:p>Eb dim 6</text:p>
          </table:table-cell>
          <table:table-cell office:value-type="string" calcext:value-type="string">
            <text:p>Eb</text:p>
          </table:table-cell>
          <table:table-cell table:formula="of:=VLOOKUP([.C214];Engl_to_Ital;2)" office:value-type="string" office:string-value="Mib" calcext:value-type="string">
            <text:p>Mi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15];&quot; &quot;;[.E215];&quot; &quot;;[.F215])" office:value-type="string" office:string-value="F dim 6" calcext:value-type="string">
            <text:p>F dim 6</text:p>
          </table:table-cell>
          <table:table-cell office:value-type="string" calcext:value-type="string">
            <text:p>F</text:p>
          </table:table-cell>
          <table:table-cell table:formula="of:=VLOOKUP([.C215];Engl_to_Ital;2)" office:value-type="string" office:string-value="Fa" calcext:value-type="string">
            <text:p>Fa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16];&quot; &quot;;[.E216];&quot; &quot;;[.F216])" office:value-type="string" office:string-value="F # dim 6" calcext:value-type="string">
            <text:p>F # dim 6</text:p>
          </table:table-cell>
          <table:table-cell office:value-type="string" calcext:value-type="string">
            <text:p>F #</text:p>
          </table:table-cell>
          <table:table-cell table:formula="of:=VLOOKUP([.C216];Engl_to_Ital;2)" office:value-type="string" office:string-value="Fa" calcext:value-type="string">
            <text:p>Fa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[.C217];&quot; &quot;;[.E217];&quot; &quot;;[.F217])" office:value-type="string" office:string-value="G dim 6" calcext:value-type="string">
            <text:p>G dim 6</text:p>
          </table:table-cell>
          <table:table-cell office:value-type="string" calcext:value-type="string">
            <text:p>G</text:p>
          </table:table-cell>
          <table:table-cell table:formula="of:=VLOOKUP([.C217];Engl_to_Ital;2)" office:value-type="string" office:string-value="Sol" calcext:value-type="string">
            <text:p>Sol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18];&quot; &quot;;[.E218];&quot; &quot;;[.F218])" office:value-type="string" office:string-value="A dim 6 /4" calcext:value-type="string">
            <text:p>A dim 6 /4</text:p>
          </table:table-cell>
          <table:table-cell office:value-type="string" calcext:value-type="string">
            <text:p>A</text:p>
          </table:table-cell>
          <table:table-cell table:formula="of:=VLOOKUP([.C218];Engl_to_Ital;2)" office:value-type="string" office:string-value="La" calcext:value-type="string">
            <text:p>La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19];&quot; &quot;;[.E219];&quot; &quot;;[.F219])" office:value-type="string" office:string-value="Ab dim 6 /4" calcext:value-type="string">
            <text:p>Ab dim 6 /4</text:p>
          </table:table-cell>
          <table:table-cell office:value-type="string" calcext:value-type="string">
            <text:p>Ab</text:p>
          </table:table-cell>
          <table:table-cell table:formula="of:=VLOOKUP([.C219];Engl_to_Ital;2)" office:value-type="string" office:string-value="Lab" calcext:value-type="string">
            <text:p>La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20];&quot; &quot;;[.E220];&quot; &quot;;[.F220])" office:value-type="string" office:string-value="B dim 6 /4" calcext:value-type="string">
            <text:p>B dim 6 /4</text:p>
          </table:table-cell>
          <table:table-cell office:value-type="string" calcext:value-type="string">
            <text:p>B</text:p>
          </table:table-cell>
          <table:table-cell table:formula="of:=VLOOKUP([.C220];Engl_to_Ital;2)" office:value-type="string" office:string-value="Si" calcext:value-type="string">
            <text:p>Si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21];&quot; &quot;;[.E221];&quot; &quot;;[.F221])" office:value-type="string" office:string-value="Bb dim 6 /4" calcext:value-type="string">
            <text:p>Bb dim 6 /4</text:p>
          </table:table-cell>
          <table:table-cell office:value-type="string" calcext:value-type="string">
            <text:p>Bb</text:p>
          </table:table-cell>
          <table:table-cell table:formula="of:=VLOOKUP([.C221];Engl_to_Ital;2)" office:value-type="string" office:string-value="Sib" calcext:value-type="string">
            <text:p>Si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22];&quot; &quot;;[.E222];&quot; &quot;;[.F222])" office:value-type="string" office:string-value="C dim 6 /4" calcext:value-type="string">
            <text:p>C dim 6 /4</text:p>
          </table:table-cell>
          <table:table-cell office:value-type="string" calcext:value-type="string">
            <text:p>C</text:p>
          </table:table-cell>
          <table:table-cell table:formula="of:=VLOOKUP([.C222];Engl_to_Ital;2)" office:value-type="string" office:string-value="Do" calcext:value-type="string">
            <text:p>Do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23];&quot; &quot;;[.E223];&quot; &quot;;[.F223])" office:value-type="string" office:string-value="D dim 6 /4" calcext:value-type="string">
            <text:p>D dim 6 /4</text:p>
          </table:table-cell>
          <table:table-cell office:value-type="string" calcext:value-type="string">
            <text:p>D</text:p>
          </table:table-cell>
          <table:table-cell table:formula="of:=VLOOKUP([.C223];Engl_to_Ital;2)" office:value-type="string" office:string-value="Re" calcext:value-type="string">
            <text:p>R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24];&quot; &quot;;[.E224];&quot; &quot;;[.F224])" office:value-type="string" office:string-value="Db dim 6 /4" calcext:value-type="string">
            <text:p>Db dim 6 /4</text:p>
          </table:table-cell>
          <table:table-cell office:value-type="string" calcext:value-type="string">
            <text:p>Db</text:p>
          </table:table-cell>
          <table:table-cell table:formula="of:=VLOOKUP([.C224];Engl_to_Ital;2)" office:value-type="string" office:string-value="Reb" calcext:value-type="string">
            <text:p>Re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25];&quot; &quot;;[.E225];&quot; &quot;;[.F225])" office:value-type="string" office:string-value="E dim 6 /4" calcext:value-type="string">
            <text:p>E dim 6 /4</text:p>
          </table:table-cell>
          <table:table-cell office:value-type="string" calcext:value-type="string">
            <text:p>E</text:p>
          </table:table-cell>
          <table:table-cell table:formula="of:=VLOOKUP([.C225];Engl_to_Ital;2)" office:value-type="string" office:string-value="Mi" calcext:value-type="string">
            <text:p>Mi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26];&quot; &quot;;[.E226];&quot; &quot;;[.F226])" office:value-type="string" office:string-value="Eb dim 6 /4" calcext:value-type="string">
            <text:p>Eb dim 6 /4</text:p>
          </table:table-cell>
          <table:table-cell office:value-type="string" calcext:value-type="string">
            <text:p>Eb</text:p>
          </table:table-cell>
          <table:table-cell table:formula="of:=VLOOKUP([.C226];Engl_to_Ital;2)" office:value-type="string" office:string-value="Mib" calcext:value-type="string">
            <text:p>Mi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27];&quot; &quot;;[.E227];&quot; &quot;;[.F227])" office:value-type="string" office:string-value="F dim 6 /4" calcext:value-type="string">
            <text:p>F dim 6 /4</text:p>
          </table:table-cell>
          <table:table-cell office:value-type="string" calcext:value-type="string">
            <text:p>F</text:p>
          </table:table-cell>
          <table:table-cell table:formula="of:=VLOOKUP([.C227];Engl_to_Ital;2)" office:value-type="string" office:string-value="Fa" calcext:value-type="string">
            <text:p>Fa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28];&quot; &quot;;[.E228];&quot; &quot;;[.F228])" office:value-type="string" office:string-value="F # dim 6 /4" calcext:value-type="string">
            <text:p>F # dim 6 /4</text:p>
          </table:table-cell>
          <table:table-cell office:value-type="string" calcext:value-type="string">
            <text:p>F #</text:p>
          </table:table-cell>
          <table:table-cell table:formula="of:=VLOOKUP([.C228];Engl_to_Ital;2)" office:value-type="string" office:string-value="Fa" calcext:value-type="string">
            <text:p>Fa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[.C229];&quot; &quot;;[.E229];&quot; &quot;;[.F229])" office:value-type="string" office:string-value="G dim 6 /4" calcext:value-type="string">
            <text:p>G dim 6 /4</text:p>
          </table:table-cell>
          <table:table-cell office:value-type="string" calcext:value-type="string">
            <text:p>G</text:p>
          </table:table-cell>
          <table:table-cell table:formula="of:=VLOOKUP([.C229];Engl_to_Ital;2)" office:value-type="string" office:string-value="Sol" calcext:value-type="string">
            <text:p>Sol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6 /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230];&quot; &quot;;[.E230];&quot; &quot;;[.F230])" office:value-type="string" office:string-value="A dim 4 / 2" calcext:value-type="string">
            <text:p>A dim 4 / 2</text:p>
          </table:table-cell>
          <table:table-cell office:value-type="string" calcext:value-type="string">
            <text:p>A</text:p>
          </table:table-cell>
          <table:table-cell table:formula="of:=VLOOKUP([.C230];Engl_to_Ital;2)" office:value-type="string" office:string-value="La" calcext:value-type="string">
            <text:p>La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231];&quot; &quot;;[.E231];&quot; &quot;;[.F231])" office:value-type="string" office:string-value="Ab dim 4 / 2" calcext:value-type="string">
            <text:p>Ab dim 4 / 2</text:p>
          </table:table-cell>
          <table:table-cell office:value-type="string" calcext:value-type="string">
            <text:p>Ab</text:p>
          </table:table-cell>
          <table:table-cell table:formula="of:=VLOOKUP([.C231];Engl_to_Ital;2)" office:value-type="string" office:string-value="Lab" calcext:value-type="string">
            <text:p>La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232];&quot; &quot;;[.E232];&quot; &quot;;[.F232])" office:value-type="string" office:string-value="B dim 4 / 2" calcext:value-type="string">
            <text:p>B dim 4 / 2</text:p>
          </table:table-cell>
          <table:table-cell office:value-type="string" calcext:value-type="string">
            <text:p>B</text:p>
          </table:table-cell>
          <table:table-cell table:formula="of:=VLOOKUP([.C232];Engl_to_Ital;2)" office:value-type="string" office:string-value="Si" calcext:value-type="string">
            <text:p>Si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233];&quot; &quot;;[.E233];&quot; &quot;;[.F233])" office:value-type="string" office:string-value="Bb dim 4 / 2" calcext:value-type="string">
            <text:p>Bb dim 4 / 2</text:p>
          </table:table-cell>
          <table:table-cell office:value-type="string" calcext:value-type="string">
            <text:p>Bb</text:p>
          </table:table-cell>
          <table:table-cell table:formula="of:=VLOOKUP([.C233];Engl_to_Ital;2)" office:value-type="string" office:string-value="Sib" calcext:value-type="string">
            <text:p>Si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234];&quot; &quot;;[.E234];&quot; &quot;;[.F234])" office:value-type="string" office:string-value="C dim 4 / 2" calcext:value-type="string">
            <text:p>C dim 4 / 2</text:p>
          </table:table-cell>
          <table:table-cell office:value-type="string" calcext:value-type="string">
            <text:p>C</text:p>
          </table:table-cell>
          <table:table-cell table:formula="of:=VLOOKUP([.C234];Engl_to_Ital;2)" office:value-type="string" office:string-value="Do" calcext:value-type="string">
            <text:p>Do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235];&quot; &quot;;[.E235];&quot; &quot;;[.F235])" office:value-type="string" office:string-value="D dim 4 / 2" calcext:value-type="string">
            <text:p>D dim 4 / 2</text:p>
          </table:table-cell>
          <table:table-cell office:value-type="string" calcext:value-type="string">
            <text:p>D</text:p>
          </table:table-cell>
          <table:table-cell table:formula="of:=VLOOKUP([.C235];Engl_to_Ital;2)" office:value-type="string" office:string-value="Re" calcext:value-type="string">
            <text:p>R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236];&quot; &quot;;[.E236];&quot; &quot;;[.F236])" office:value-type="string" office:string-value="Db dim 4 / 2" calcext:value-type="string">
            <text:p>Db dim 4 / 2</text:p>
          </table:table-cell>
          <table:table-cell office:value-type="string" calcext:value-type="string">
            <text:p>Db</text:p>
          </table:table-cell>
          <table:table-cell table:formula="of:=VLOOKUP([.C236];Engl_to_Ital;2)" office:value-type="string" office:string-value="Reb" calcext:value-type="string">
            <text:p>Re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237];&quot; &quot;;[.E237];&quot; &quot;;[.F237])" office:value-type="string" office:string-value="E dim 4 / 2" calcext:value-type="string">
            <text:p>E dim 4 / 2</text:p>
          </table:table-cell>
          <table:table-cell office:value-type="string" calcext:value-type="string">
            <text:p>E</text:p>
          </table:table-cell>
          <table:table-cell table:formula="of:=VLOOKUP([.C237];Engl_to_Ital;2)" office:value-type="string" office:string-value="Mi" calcext:value-type="string">
            <text:p>Mi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238];&quot; &quot;;[.E238];&quot; &quot;;[.F238])" office:value-type="string" office:string-value="Eb dim 4 / 2" calcext:value-type="string">
            <text:p>Eb dim 4 / 2</text:p>
          </table:table-cell>
          <table:table-cell office:value-type="string" calcext:value-type="string">
            <text:p>Eb</text:p>
          </table:table-cell>
          <table:table-cell table:formula="of:=VLOOKUP([.C238];Engl_to_Ital;2)" office:value-type="string" office:string-value="Mib" calcext:value-type="string">
            <text:p>Mib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239];&quot; &quot;;[.E239];&quot; &quot;;[.F239])" office:value-type="string" office:string-value="F dim 4 / 2" calcext:value-type="string">
            <text:p>F dim 4 / 2</text:p>
          </table:table-cell>
          <table:table-cell office:value-type="string" calcext:value-type="string">
            <text:p>F</text:p>
          </table:table-cell>
          <table:table-cell table:formula="of:=VLOOKUP([.C239];Engl_to_Ital;2)" office:value-type="string" office:string-value="Fa" calcext:value-type="string">
            <text:p>Fa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240];&quot; &quot;;[.E240];&quot; &quot;;[.F240])" office:value-type="string" office:string-value="F # dim 4 / 2" calcext:value-type="string">
            <text:p>F # dim 4 / 2</text:p>
          </table:table-cell>
          <table:table-cell office:value-type="string" calcext:value-type="string">
            <text:p>F #</text:p>
          </table:table-cell>
          <table:table-cell table:formula="of:=VLOOKUP([.C240];Engl_to_Ital;2)" office:value-type="string" office:string-value="Fa" calcext:value-type="string">
            <text:p>Fa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[.C241];&quot; &quot;;[.E241];&quot; &quot;;[.F241])" office:value-type="string" office:string-value="G dim 4 / 2" calcext:value-type="string">
            <text:p>G dim 4 / 2</text:p>
          </table:table-cell>
          <table:table-cell office:value-type="string" calcext:value-type="string">
            <text:p>G</text:p>
          </table:table-cell>
          <table:table-cell table:formula="of:=VLOOKUP([.C241];Engl_to_Ital;2)" office:value-type="string" office:string-value="Sol" calcext:value-type="string">
            <text:p>Sol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4 / 2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formula="of:=&quot; &quot;" office:value-type="string" office:string-value=" " calcext:value-type="string">
            <text:p><text:s/></text:p>
          </table:table-cell>
          <table:table-cell table:number-columns-repeated="16336"/>
        </table:table-row>
      </table:table>
      <table:table table:name="ChordDat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11" table:default-cell-style-name="Default"/>
        <table:table-row table:style-name="ro1">
          <table:table-cell table:style-name="ce2" office:value-type="string" calcext:value-type="string" table:number-columns-spanned="14" table:number-rows-spanned="2">
            <text:p>Intervals table sorted by root</text:p>
          </table:table-cell>
          <table:covered-table-cell table:style-name="ce14"/>
          <table:covered-table-cell table:style-name="ce21"/>
          <table:covered-table-cell table:number-columns-repeated="11" table:style-name="ce14"/>
          <table:table-cell table:style-name="ce25"/>
          <table:table-cell table:number-columns-repeated="5"/>
        </table:table-row>
        <table:table-row table:style-name="ro1">
          <table:covered-table-cell table:style-name="ce49"/>
          <table:covered-table-cell table:number-columns-repeated="2"/>
          <table:covered-table-cell table:number-columns-repeated="2" table:style-name="ce1"/>
          <table:covered-table-cell table:number-columns-repeated="9"/>
          <table:table-cell table:style-name="ce25"/>
          <table:table-cell table:number-columns-repeated="5"/>
        </table:table-row>
        <table:table-row table:style-name="ro1">
          <table:table-cell table:style-name="ce49"/>
          <table:table-cell table:number-columns-repeated="2"/>
          <table:table-cell table:style-name="ce1" office:value-type="string" calcext:value-type="string">
            <text:p>min2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min3</text:p>
          </table:table-cell>
          <table:table-cell table:style-name="ce1" office:value-type="string" calcext:value-type="string">
            <text:p>M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dim5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min6</text:p>
          </table:table-cell>
          <table:table-cell table:style-name="ce1" office:value-type="string" calcext:value-type="string">
            <text:p>M6</text:p>
          </table:table-cell>
          <table:table-cell table:style-name="ce1" office:value-type="string" calcext:value-type="string">
            <text:p>min7</text:p>
          </table:table-cell>
          <table:table-cell table:style-name="ce37" office:value-type="string" calcext:value-type="string">
            <text:p>M7</text:p>
          </table:table-cell>
          <table:table-cell table:style-name="ce40"/>
          <table:table-cell table:number-columns-repeated="5"/>
        </table:table-row>
        <table:table-row table:style-name="ro1">
          <table:table-cell table:style-name="ce49" office:value-type="string" calcext:value-type="string">
            <text:p>Root</text:p>
          </table:table-cell>
          <table:table-cell office:value-type="string" calcext:value-type="string">
            <text:p>d or b</text:p>
          </table:table-cell>
          <table:table-cell office:value-type="string" calcext:value-type="string">
            <text:p>root numbe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D4]+1" office:value-type="float" office:value="2" calcext:value-type="float">
            <text:p>2</text:p>
          </table:table-cell>
          <table:table-cell table:style-name="ce1" table:formula="of:=[.E4]+1" office:value-type="float" office:value="3" calcext:value-type="float">
            <text:p>3</text:p>
          </table:table-cell>
          <table:table-cell table:style-name="ce1" table:formula="of:=[.F4]+1" office:value-type="float" office:value="4" calcext:value-type="float">
            <text:p>4</text:p>
          </table:table-cell>
          <table:table-cell table:style-name="ce1" table:formula="of:=[.G4]+1" office:value-type="float" office:value="5" calcext:value-type="float">
            <text:p>5</text:p>
          </table:table-cell>
          <table:table-cell table:style-name="ce1" table:formula="of:=[.H4]+1" office:value-type="float" office:value="6" calcext:value-type="float">
            <text:p>6</text:p>
          </table:table-cell>
          <table:table-cell table:style-name="ce1" table:formula="of:=[.I4]+1" office:value-type="float" office:value="7" calcext:value-type="float">
            <text:p>7</text:p>
          </table:table-cell>
          <table:table-cell table:style-name="ce1" table:formula="of:=[.J4]+1" office:value-type="float" office:value="8" calcext:value-type="float">
            <text:p>8</text:p>
          </table:table-cell>
          <table:table-cell table:style-name="ce1" table:formula="of:=[.K4]+1" office:value-type="float" office:value="9" calcext:value-type="float">
            <text:p>9</text:p>
          </table:table-cell>
          <table:table-cell table:style-name="ce1" table:formula="of:=[.L4]+1" office:value-type="float" office:value="10" calcext:value-type="float">
            <text:p>10</text:p>
          </table:table-cell>
          <table:table-cell table:style-name="ce37" table:formula="of:=[.M4]+1" office:value-type="float" office:value="11" calcext:value-type="float">
            <text:p>11</text:p>
          </table:table-cell>
          <table:table-cell table:style-name="ce40"/>
          <table:table-cell table:number-columns-repeated="5"/>
        </table:table-row>
        <table:table-row table:style-name="ro1">
          <table:table-cell table:style-name="ce49" office:value-type="string" calcext:value-type="string">
            <text:p>Do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1" table:formula="of:=VLOOKUP((MOD(VLOOKUP(VLOOKUP([.D$3];Int_Solfege_steps;2);Solf_to_int;2)+VLOOKUP([.$A5];Solf_to_int;2);12));Steps_to_notes;2)" office:value-type="string" office:string-value="Reb" calcext:value-type="string">
            <text:p>Reb</text:p>
          </table:table-cell>
          <table:table-cell table:style-name="ce1" table:formula="of:=IF([.$B5]=&quot;b&quot;;VLOOKUP((MOD(VLOOKUP(VLOOKUP([.E$3];Int_Solfege_steps;2);Solf_to_int;2)+VLOOKUP([.$A5];Solf_to_int;2);12));Steps_to_notes;2);VLOOKUP((MOD(VLOOKUP(VLOOKUP([.E$3];Int_Solfege_steps;2);Solf_to_int;2)+VLOOKUP([.$A5];Solf_to_int;2);12));Steps_to_notes;3))" office:value-type="string" office:string-value="Re" calcext:value-type="string">
            <text:p>Re</text:p>
          </table:table-cell>
          <table:table-cell table:style-name="ce1" table:formula="of:=VLOOKUP((MOD(VLOOKUP(VLOOKUP([.F$3];Int_Solfege_steps;2);Solf_to_int;2)+VLOOKUP([.$A5];Solf_to_int;2);12));Steps_to_notes;2)" office:value-type="string" office:string-value="Mib" calcext:value-type="string">
            <text:p>Mib</text:p>
          </table:table-cell>
          <table:table-cell table:style-name="ce1" table:formula="of:=IF([.$B5]=&quot;b&quot;;VLOOKUP((MOD(VLOOKUP(VLOOKUP([.G$3];Int_Solfege_steps;2);Solf_to_int;2)+VLOOKUP([.$A5];Solf_to_int;2);12));Steps_to_notes;2);VLOOKUP((MOD(VLOOKUP(VLOOKUP([.G$3];Int_Solfege_steps;2);Solf_to_int;2)+VLOOKUP([.$A5];Solf_to_int;2);12));Steps_to_notes;3))" office:value-type="string" office:string-value="Mi" calcext:value-type="string">
            <text:p>Mi</text:p>
          </table:table-cell>
          <table:table-cell table:style-name="ce1" table:formula="of:=IF([.$B5]=&quot;b&quot;;VLOOKUP((MOD(VLOOKUP(VLOOKUP([.H$3];Int_Solfege_steps;2);Solf_to_int;2)+VLOOKUP([.$A5];Solf_to_int;2);12));Steps_to_notes;2);VLOOKUP((MOD(VLOOKUP(VLOOKUP([.H$3];Int_Solfege_steps;2);Solf_to_int;2)+VLOOKUP([.$A5];Solf_to_int;2);12));Steps_to_notes;3))" office:value-type="string" office:string-value="Fa" calcext:value-type="string">
            <text:p>Fa</text:p>
          </table:table-cell>
          <table:table-cell table:style-name="ce1" table:formula="of:=VLOOKUP((MOD(VLOOKUP(VLOOKUP([.I$3];Int_Solfege_steps;2);Solf_to_int;2)+VLOOKUP([.$A5];Solf_to_int;2);12));Steps_to_notes;2)" office:value-type="string" office:string-value="Solb" calcext:value-type="string">
            <text:p>Solb</text:p>
          </table:table-cell>
          <table:table-cell table:style-name="ce1" table:formula="of:=IF([.$B5]=&quot;b&quot;;VLOOKUP((MOD(VLOOKUP(VLOOKUP([.J$3];Int_Solfege_steps;2);Solf_to_int;2)+VLOOKUP([.$A5];Solf_to_int;2);12));Steps_to_notes;2);VLOOKUP((MOD(VLOOKUP(VLOOKUP([.J$3];Int_Solfege_steps;2);Solf_to_int;2)+VLOOKUP([.$A5];Solf_to_int;2);12));Steps_to_notes;3))" office:value-type="string" office:string-value="Sol" calcext:value-type="string">
            <text:p>Sol</text:p>
          </table:table-cell>
          <table:table-cell table:style-name="ce1" table:formula="of:=VLOOKUP((MOD(VLOOKUP(VLOOKUP([.K$3];Int_Solfege_steps;2);Solf_to_int;2)+VLOOKUP([.$A5];Solf_to_int;2);12));Steps_to_notes;2)" office:value-type="string" office:string-value="Lab" calcext:value-type="string">
            <text:p>Lab</text:p>
          </table:table-cell>
          <table:table-cell table:style-name="ce1" table:formula="of:=IF([.$B5]=&quot;b&quot;;VLOOKUP((MOD(VLOOKUP(VLOOKUP([.L$3];Int_Solfege_steps;2);Solf_to_int;2)+VLOOKUP([.$A5];Solf_to_int;2);12));Steps_to_notes;2);VLOOKUP((MOD(VLOOKUP(VLOOKUP([.L$3];Int_Solfege_steps;2);Solf_to_int;2)+VLOOKUP([.$A5];Solf_to_int;2);12));Steps_to_notes;3))" office:value-type="string" office:string-value="La" calcext:value-type="string">
            <text:p>La</text:p>
          </table:table-cell>
          <table:table-cell table:style-name="ce1" table:formula="of:=VLOOKUP((MOD(VLOOKUP(VLOOKUP([.M$3];Int_Solfege_steps;2);Solf_to_int;2)+VLOOKUP([.$A5];Solf_to_int;2);12));Steps_to_notes;2)" office:value-type="string" office:string-value="Sib" calcext:value-type="string">
            <text:p>Sib</text:p>
          </table:table-cell>
          <table:table-cell table:style-name="ce37" table:formula="of:=IF([.$B5]=&quot;b&quot;;VLOOKUP((MOD(VLOOKUP(VLOOKUP([.N$3];Int_Solfege_steps;2);Solf_to_int;2)+VLOOKUP([.$A5];Solf_to_int;2);12));Steps_to_notes;2);VLOOKUP((MOD(VLOOKUP(VLOOKUP([.N$3];Int_Solfege_steps;2);Solf_to_int;2)+VLOOKUP([.$A5];Solf_to_int;2);12));Steps_to_notes;3))" office:value-type="string" office:string-value="Si" calcext:value-type="string">
            <text:p>Si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15" office:value-type="string" calcext:value-type="string">
            <text:p>b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VLOOKUP((MOD(VLOOKUP(VLOOKUP([.D$3];Int_Solfege_steps;2);Solf_to_int;2)+VLOOKUP([.$A6];Solf_to_int;2);12));Steps_to_notes;2)" office:value-type="string" office:string-value="Solb" calcext:value-type="string">
            <text:p>Solb</text:p>
          </table:table-cell>
          <table:table-cell table:style-name="ce22" table:formula="of:=IF([.$B6]=&quot;b&quot;;VLOOKUP((MOD(VLOOKUP(VLOOKUP([.E$3];Int_Solfege_steps;2);Solf_to_int;2)+VLOOKUP([.$A6];Solf_to_int;2);12));Steps_to_notes;2);VLOOKUP((MOD(VLOOKUP(VLOOKUP([.E$3];Int_Solfege_steps;2);Solf_to_int;2)+VLOOKUP([.$A6];Solf_to_int;2);12));Steps_to_notes;3))" office:value-type="string" office:string-value="Sol" calcext:value-type="string">
            <text:p>Sol</text:p>
          </table:table-cell>
          <table:table-cell table:style-name="ce22" table:formula="of:=VLOOKUP((MOD(VLOOKUP(VLOOKUP([.F$3];Int_Solfege_steps;2);Solf_to_int;2)+VLOOKUP([.$A6];Solf_to_int;2);12));Steps_to_notes;2)" office:value-type="string" office:string-value="Lab" calcext:value-type="string">
            <text:p>Lab</text:p>
          </table:table-cell>
          <table:table-cell table:style-name="ce22" table:formula="of:=IF([.$B6]=&quot;b&quot;;VLOOKUP((MOD(VLOOKUP(VLOOKUP([.G$3];Int_Solfege_steps;2);Solf_to_int;2)+VLOOKUP([.$A6];Solf_to_int;2);12));Steps_to_notes;2);VLOOKUP((MOD(VLOOKUP(VLOOKUP([.G$3];Int_Solfege_steps;2);Solf_to_int;2)+VLOOKUP([.$A6];Solf_to_int;2);12));Steps_to_notes;3))" office:value-type="string" office:string-value="La" calcext:value-type="string">
            <text:p>La</text:p>
          </table:table-cell>
          <table:table-cell table:style-name="ce22" table:formula="of:=IF([.$B6]=&quot;b&quot;;VLOOKUP((MOD(VLOOKUP(VLOOKUP([.H$3];Int_Solfege_steps;2);Solf_to_int;2)+VLOOKUP([.$A6];Solf_to_int;2);12));Steps_to_notes;2);VLOOKUP((MOD(VLOOKUP(VLOOKUP([.H$3];Int_Solfege_steps;2);Solf_to_int;2)+VLOOKUP([.$A6];Solf_to_int;2);12));Steps_to_notes;3))" office:value-type="string" office:string-value="Sib" calcext:value-type="string">
            <text:p>Sib</text:p>
          </table:table-cell>
          <table:table-cell table:style-name="ce22" table:formula="of:=VLOOKUP((MOD(VLOOKUP(VLOOKUP([.I$3];Int_Solfege_steps;2);Solf_to_int;2)+VLOOKUP([.$A6];Solf_to_int;2);12));Steps_to_notes;2)" office:value-type="string" office:string-value="Si" calcext:value-type="string">
            <text:p>Si</text:p>
          </table:table-cell>
          <table:table-cell table:style-name="ce22" table:formula="of:=IF([.$B6]=&quot;b&quot;;VLOOKUP((MOD(VLOOKUP(VLOOKUP([.J$3];Int_Solfege_steps;2);Solf_to_int;2)+VLOOKUP([.$A6];Solf_to_int;2);12));Steps_to_notes;2);VLOOKUP((MOD(VLOOKUP(VLOOKUP([.J$3];Int_Solfege_steps;2);Solf_to_int;2)+VLOOKUP([.$A6];Solf_to_int;2);12));Steps_to_notes;3))" office:value-type="string" office:string-value="Do" calcext:value-type="string">
            <text:p>Do</text:p>
          </table:table-cell>
          <table:table-cell table:style-name="ce22" table:formula="of:=VLOOKUP((MOD(VLOOKUP(VLOOKUP([.K$3];Int_Solfege_steps;2);Solf_to_int;2)+VLOOKUP([.$A6];Solf_to_int;2);12));Steps_to_notes;2)" office:value-type="string" office:string-value="Reb" calcext:value-type="string">
            <text:p>Reb</text:p>
          </table:table-cell>
          <table:table-cell table:style-name="ce22" table:formula="of:=IF([.$B6]=&quot;b&quot;;VLOOKUP((MOD(VLOOKUP(VLOOKUP([.L$3];Int_Solfege_steps;2);Solf_to_int;2)+VLOOKUP([.$A6];Solf_to_int;2);12));Steps_to_notes;2);VLOOKUP((MOD(VLOOKUP(VLOOKUP([.L$3];Int_Solfege_steps;2);Solf_to_int;2)+VLOOKUP([.$A6];Solf_to_int;2);12));Steps_to_notes;3))" office:value-type="string" office:string-value="Re" calcext:value-type="string">
            <text:p>Re</text:p>
          </table:table-cell>
          <table:table-cell table:style-name="ce22" table:formula="of:=VLOOKUP((MOD(VLOOKUP(VLOOKUP([.M$3];Int_Solfege_steps;2);Solf_to_int;2)+VLOOKUP([.$A6];Solf_to_int;2);12));Steps_to_notes;2)" office:value-type="string" office:string-value="Mib" calcext:value-type="string">
            <text:p>Mib</text:p>
          </table:table-cell>
          <table:table-cell table:style-name="ce38" table:formula="of:=IF([.$B6]=&quot;b&quot;;VLOOKUP((MOD(VLOOKUP(VLOOKUP([.N$3];Int_Solfege_steps;2);Solf_to_int;2)+VLOOKUP([.$A6];Solf_to_int;2);12));Steps_to_notes;2);VLOOKUP((MOD(VLOOKUP(VLOOKUP([.N$3];Int_Solfege_steps;2);Solf_to_int;2)+VLOOKUP([.$A6];Solf_to_int;2);12));Steps_to_notes;3))" office:value-type="string" office:string-value="Mi" calcext:value-type="string">
            <text:p>Mi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49" office:value-type="string" calcext:value-type="string">
            <text:p>Fa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1" table:formula="of:=VLOOKUP((MOD(VLOOKUP(VLOOKUP([.D$3];Int_Solfege_steps;2);Solf_to_int;2)+VLOOKUP([.$A7];Solf_to_int;2);12));Steps_to_notes;2)" office:value-type="string" office:string-value="Sol" calcext:value-type="string">
            <text:p>Sol</text:p>
          </table:table-cell>
          <table:table-cell table:style-name="ce1" table:formula="of:=IF([.$B7]=&quot;b&quot;;VLOOKUP((MOD(VLOOKUP(VLOOKUP([.E$3];Int_Solfege_steps;2);Solf_to_int;2)+VLOOKUP([.$A7];Solf_to_int;2);12));Steps_to_notes;2);VLOOKUP((MOD(VLOOKUP(VLOOKUP([.E$3];Int_Solfege_steps;2);Solf_to_int;2)+VLOOKUP([.$A7];Solf_to_int;2);12));Steps_to_notes;3))" office:value-type="string" office:string-value="Sold" calcext:value-type="string">
            <text:p>Sold</text:p>
          </table:table-cell>
          <table:table-cell table:style-name="ce1" table:formula="of:=VLOOKUP((MOD(VLOOKUP(VLOOKUP([.F$3];Int_Solfege_steps;2);Solf_to_int;2)+VLOOKUP([.$A7];Solf_to_int;2);12));Steps_to_notes;2)" office:value-type="string" office:string-value="La" calcext:value-type="string">
            <text:p>La</text:p>
          </table:table-cell>
          <table:table-cell table:style-name="ce1" table:formula="of:=IF([.$B7]=&quot;b&quot;;VLOOKUP((MOD(VLOOKUP(VLOOKUP([.G$3];Int_Solfege_steps;2);Solf_to_int;2)+VLOOKUP([.$A7];Solf_to_int;2);12));Steps_to_notes;2);VLOOKUP((MOD(VLOOKUP(VLOOKUP([.G$3];Int_Solfege_steps;2);Solf_to_int;2)+VLOOKUP([.$A7];Solf_to_int;2);12));Steps_to_notes;3))" office:value-type="string" office:string-value="Lad" calcext:value-type="string">
            <text:p>Lad</text:p>
          </table:table-cell>
          <table:table-cell table:style-name="ce1" table:formula="of:=IF([.$B7]=&quot;b&quot;;VLOOKUP((MOD(VLOOKUP(VLOOKUP([.H$3];Int_Solfege_steps;2);Solf_to_int;2)+VLOOKUP([.$A7];Solf_to_int;2);12));Steps_to_notes;2);VLOOKUP((MOD(VLOOKUP(VLOOKUP([.H$3];Int_Solfege_steps;2);Solf_to_int;2)+VLOOKUP([.$A7];Solf_to_int;2);12));Steps_to_notes;3))" office:value-type="string" office:string-value="Si" calcext:value-type="string">
            <text:p>Si</text:p>
          </table:table-cell>
          <table:table-cell table:style-name="ce1" table:formula="of:=VLOOKUP((MOD(VLOOKUP(VLOOKUP([.I$3];Int_Solfege_steps;2);Solf_to_int;2)+VLOOKUP([.$A7];Solf_to_int;2);12));Steps_to_notes;2)" office:value-type="string" office:string-value="Do" calcext:value-type="string">
            <text:p>Do</text:p>
          </table:table-cell>
          <table:table-cell table:style-name="ce1" table:formula="of:=IF([.$B7]=&quot;b&quot;;VLOOKUP((MOD(VLOOKUP(VLOOKUP([.J$3];Int_Solfege_steps;2);Solf_to_int;2)+VLOOKUP([.$A7];Solf_to_int;2);12));Steps_to_notes;2);VLOOKUP((MOD(VLOOKUP(VLOOKUP([.J$3];Int_Solfege_steps;2);Solf_to_int;2)+VLOOKUP([.$A7];Solf_to_int;2);12));Steps_to_notes;3))" office:value-type="string" office:string-value="Dod" calcext:value-type="string">
            <text:p>Dod</text:p>
          </table:table-cell>
          <table:table-cell table:style-name="ce1" table:formula="of:=VLOOKUP((MOD(VLOOKUP(VLOOKUP([.K$3];Int_Solfege_steps;2);Solf_to_int;2)+VLOOKUP([.$A7];Solf_to_int;2);12));Steps_to_notes;2)" office:value-type="string" office:string-value="Re" calcext:value-type="string">
            <text:p>Re</text:p>
          </table:table-cell>
          <table:table-cell table:style-name="ce1" table:formula="of:=IF([.$B7]=&quot;b&quot;;VLOOKUP((MOD(VLOOKUP(VLOOKUP([.L$3];Int_Solfege_steps;2);Solf_to_int;2)+VLOOKUP([.$A7];Solf_to_int;2);12));Steps_to_notes;2);VLOOKUP((MOD(VLOOKUP(VLOOKUP([.L$3];Int_Solfege_steps;2);Solf_to_int;2)+VLOOKUP([.$A7];Solf_to_int;2);12));Steps_to_notes;3))" office:value-type="string" office:string-value="Red" calcext:value-type="string">
            <text:p>Red</text:p>
          </table:table-cell>
          <table:table-cell table:style-name="ce1" table:formula="of:=VLOOKUP((MOD(VLOOKUP(VLOOKUP([.M$3];Int_Solfege_steps;2);Solf_to_int;2)+VLOOKUP([.$A7];Solf_to_int;2);12));Steps_to_notes;2)" office:value-type="string" office:string-value="Mi" calcext:value-type="string">
            <text:p>Mi</text:p>
          </table:table-cell>
          <table:table-cell table:style-name="ce37" table:formula="of:=IF([.$B7]=&quot;b&quot;;VLOOKUP((MOD(VLOOKUP(VLOOKUP([.N$3];Int_Solfege_steps;2);Solf_to_int;2)+VLOOKUP([.$A7];Solf_to_int;2);12));Steps_to_notes;2);VLOOKUP((MOD(VLOOKUP(VLOOKUP([.N$3];Int_Solfege_steps;2);Solf_to_int;2)+VLOOKUP([.$A7];Solf_to_int;2);12));Steps_to_notes;3))" office:value-type="string" office:string-value="Fa" calcext:value-type="string">
            <text:p>Fa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49" office:value-type="string" calcext:value-type="string">
            <text:p>La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table:formula="of:=VLOOKUP((MOD(VLOOKUP(VLOOKUP([.D$3];Int_Solfege_steps;2);Solf_to_int;2)+VLOOKUP([.$A8];Solf_to_int;2);12));Steps_to_notes;2)" office:value-type="string" office:string-value="Sib" calcext:value-type="string">
            <text:p>Sib</text:p>
          </table:table-cell>
          <table:table-cell table:style-name="ce1" table:formula="of:=IF([.$B8]=&quot;b&quot;;VLOOKUP((MOD(VLOOKUP(VLOOKUP([.E$3];Int_Solfege_steps;2);Solf_to_int;2)+VLOOKUP([.$A8];Solf_to_int;2);12));Steps_to_notes;2);VLOOKUP((MOD(VLOOKUP(VLOOKUP([.E$3];Int_Solfege_steps;2);Solf_to_int;2)+VLOOKUP([.$A8];Solf_to_int;2);12));Steps_to_notes;3))" office:value-type="string" office:string-value="Si" calcext:value-type="string">
            <text:p>Si</text:p>
          </table:table-cell>
          <table:table-cell table:style-name="ce1" table:formula="of:=VLOOKUP((MOD(VLOOKUP(VLOOKUP([.F$3];Int_Solfege_steps;2);Solf_to_int;2)+VLOOKUP([.$A8];Solf_to_int;2);12));Steps_to_notes;2)" office:value-type="string" office:string-value="Do" calcext:value-type="string">
            <text:p>Do</text:p>
          </table:table-cell>
          <table:table-cell table:style-name="ce1" table:formula="of:=IF([.$B8]=&quot;b&quot;;VLOOKUP((MOD(VLOOKUP(VLOOKUP([.G$3];Int_Solfege_steps;2);Solf_to_int;2)+VLOOKUP([.$A8];Solf_to_int;2);12));Steps_to_notes;2);VLOOKUP((MOD(VLOOKUP(VLOOKUP([.G$3];Int_Solfege_steps;2);Solf_to_int;2)+VLOOKUP([.$A8];Solf_to_int;2);12));Steps_to_notes;3))" office:value-type="string" office:string-value="Dod" calcext:value-type="string">
            <text:p>Dod</text:p>
          </table:table-cell>
          <table:table-cell table:style-name="ce1" table:formula="of:=IF([.$B8]=&quot;b&quot;;VLOOKUP((MOD(VLOOKUP(VLOOKUP([.H$3];Int_Solfege_steps;2);Solf_to_int;2)+VLOOKUP([.$A8];Solf_to_int;2);12));Steps_to_notes;2);VLOOKUP((MOD(VLOOKUP(VLOOKUP([.H$3];Int_Solfege_steps;2);Solf_to_int;2)+VLOOKUP([.$A8];Solf_to_int;2);12));Steps_to_notes;3))" office:value-type="string" office:string-value="Re" calcext:value-type="string">
            <text:p>Re</text:p>
          </table:table-cell>
          <table:table-cell table:style-name="ce1" table:formula="of:=VLOOKUP((MOD(VLOOKUP(VLOOKUP([.I$3];Int_Solfege_steps;2);Solf_to_int;2)+VLOOKUP([.$A8];Solf_to_int;2);12));Steps_to_notes;2)" office:value-type="string" office:string-value="Mib" calcext:value-type="string">
            <text:p>Mib</text:p>
          </table:table-cell>
          <table:table-cell table:style-name="ce1" table:formula="of:=IF([.$B8]=&quot;b&quot;;VLOOKUP((MOD(VLOOKUP(VLOOKUP([.J$3];Int_Solfege_steps;2);Solf_to_int;2)+VLOOKUP([.$A8];Solf_to_int;2);12));Steps_to_notes;2);VLOOKUP((MOD(VLOOKUP(VLOOKUP([.J$3];Int_Solfege_steps;2);Solf_to_int;2)+VLOOKUP([.$A8];Solf_to_int;2);12));Steps_to_notes;3))" office:value-type="string" office:string-value="Mi" calcext:value-type="string">
            <text:p>Mi</text:p>
          </table:table-cell>
          <table:table-cell table:style-name="ce1" table:formula="of:=VLOOKUP((MOD(VLOOKUP(VLOOKUP([.K$3];Int_Solfege_steps;2);Solf_to_int;2)+VLOOKUP([.$A8];Solf_to_int;2);12));Steps_to_notes;2)" office:value-type="string" office:string-value="Fa" calcext:value-type="string">
            <text:p>Fa</text:p>
          </table:table-cell>
          <table:table-cell table:style-name="ce1" table:formula="of:=IF([.$B8]=&quot;b&quot;;VLOOKUP((MOD(VLOOKUP(VLOOKUP([.L$3];Int_Solfege_steps;2);Solf_to_int;2)+VLOOKUP([.$A8];Solf_to_int;2);12));Steps_to_notes;2);VLOOKUP((MOD(VLOOKUP(VLOOKUP([.L$3];Int_Solfege_steps;2);Solf_to_int;2)+VLOOKUP([.$A8];Solf_to_int;2);12));Steps_to_notes;3))" office:value-type="string" office:string-value="Fad" calcext:value-type="string">
            <text:p>Fad</text:p>
          </table:table-cell>
          <table:table-cell table:style-name="ce1" table:formula="of:=VLOOKUP((MOD(VLOOKUP(VLOOKUP([.M$3];Int_Solfege_steps;2);Solf_to_int;2)+VLOOKUP([.$A8];Solf_to_int;2);12));Steps_to_notes;2)" office:value-type="string" office:string-value="Sol" calcext:value-type="string">
            <text:p>Sol</text:p>
          </table:table-cell>
          <table:table-cell table:style-name="ce37" table:formula="of:=IF([.$B8]=&quot;b&quot;;VLOOKUP((MOD(VLOOKUP(VLOOKUP([.N$3];Int_Solfege_steps;2);Solf_to_int;2)+VLOOKUP([.$A8];Solf_to_int;2);12));Steps_to_notes;2);VLOOKUP((MOD(VLOOKUP(VLOOKUP([.N$3];Int_Solfege_steps;2);Solf_to_int;2)+VLOOKUP([.$A8];Solf_to_int;2);12));Steps_to_notes;3))" office:value-type="string" office:string-value="Sold" calcext:value-type="string">
            <text:p>Sold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5" office:value-type="string" calcext:value-type="string">
            <text:p>Lab</text:p>
          </table:table-cell>
          <table:table-cell table:style-name="ce15" office:value-type="string" calcext:value-type="string">
            <text:p>b</text:p>
          </table:table-cell>
          <table:table-cell table:style-name="ce22" office:value-type="float" office:value="9" calcext:value-type="float">
            <text:p>9</text:p>
          </table:table-cell>
          <table:table-cell table:style-name="ce22" table:formula="of:=VLOOKUP((MOD(VLOOKUP(VLOOKUP([.D$3];Int_Solfege_steps;2);Solf_to_int;2)+VLOOKUP([.$A9];Solf_to_int;2);12));Steps_to_notes;2)" office:value-type="string" office:string-value="La" calcext:value-type="string">
            <text:p>La</text:p>
          </table:table-cell>
          <table:table-cell table:style-name="ce22" table:formula="of:=IF([.$B9]=&quot;b&quot;;VLOOKUP((MOD(VLOOKUP(VLOOKUP([.E$3];Int_Solfege_steps;2);Solf_to_int;2)+VLOOKUP([.$A9];Solf_to_int;2);12));Steps_to_notes;2);VLOOKUP((MOD(VLOOKUP(VLOOKUP([.E$3];Int_Solfege_steps;2);Solf_to_int;2)+VLOOKUP([.$A9];Solf_to_int;2);12));Steps_to_notes;3))" office:value-type="string" office:string-value="Sib" calcext:value-type="string">
            <text:p>Sib</text:p>
          </table:table-cell>
          <table:table-cell table:style-name="ce22" table:formula="of:=VLOOKUP((MOD(VLOOKUP(VLOOKUP([.F$3];Int_Solfege_steps;2);Solf_to_int;2)+VLOOKUP([.$A9];Solf_to_int;2);12));Steps_to_notes;2)" office:value-type="string" office:string-value="Si" calcext:value-type="string">
            <text:p>Si</text:p>
          </table:table-cell>
          <table:table-cell table:style-name="ce22" table:formula="of:=IF([.$B9]=&quot;b&quot;;VLOOKUP((MOD(VLOOKUP(VLOOKUP([.G$3];Int_Solfege_steps;2);Solf_to_int;2)+VLOOKUP([.$A9];Solf_to_int;2);12));Steps_to_notes;2);VLOOKUP((MOD(VLOOKUP(VLOOKUP([.G$3];Int_Solfege_steps;2);Solf_to_int;2)+VLOOKUP([.$A9];Solf_to_int;2);12));Steps_to_notes;3))" office:value-type="string" office:string-value="Do" calcext:value-type="string">
            <text:p>Do</text:p>
          </table:table-cell>
          <table:table-cell table:style-name="ce22" table:formula="of:=IF([.$B9]=&quot;b&quot;;VLOOKUP((MOD(VLOOKUP(VLOOKUP([.H$3];Int_Solfege_steps;2);Solf_to_int;2)+VLOOKUP([.$A9];Solf_to_int;2);12));Steps_to_notes;2);VLOOKUP((MOD(VLOOKUP(VLOOKUP([.H$3];Int_Solfege_steps;2);Solf_to_int;2)+VLOOKUP([.$A9];Solf_to_int;2);12));Steps_to_notes;3))" office:value-type="string" office:string-value="Reb" calcext:value-type="string">
            <text:p>Reb</text:p>
          </table:table-cell>
          <table:table-cell table:style-name="ce22" table:formula="of:=VLOOKUP((MOD(VLOOKUP(VLOOKUP([.I$3];Int_Solfege_steps;2);Solf_to_int;2)+VLOOKUP([.$A9];Solf_to_int;2);12));Steps_to_notes;2)" office:value-type="string" office:string-value="Re" calcext:value-type="string">
            <text:p>Re</text:p>
          </table:table-cell>
          <table:table-cell table:style-name="ce22" table:formula="of:=IF([.$B9]=&quot;b&quot;;VLOOKUP((MOD(VLOOKUP(VLOOKUP([.J$3];Int_Solfege_steps;2);Solf_to_int;2)+VLOOKUP([.$A9];Solf_to_int;2);12));Steps_to_notes;2);VLOOKUP((MOD(VLOOKUP(VLOOKUP([.J$3];Int_Solfege_steps;2);Solf_to_int;2)+VLOOKUP([.$A9];Solf_to_int;2);12));Steps_to_notes;3))" office:value-type="string" office:string-value="Mib" calcext:value-type="string">
            <text:p>Mib</text:p>
          </table:table-cell>
          <table:table-cell table:style-name="ce22" table:formula="of:=VLOOKUP((MOD(VLOOKUP(VLOOKUP([.K$3];Int_Solfege_steps;2);Solf_to_int;2)+VLOOKUP([.$A9];Solf_to_int;2);12));Steps_to_notes;2)" office:value-type="string" office:string-value="Mi" calcext:value-type="string">
            <text:p>Mi</text:p>
          </table:table-cell>
          <table:table-cell table:style-name="ce22" table:formula="of:=IF([.$B9]=&quot;b&quot;;VLOOKUP((MOD(VLOOKUP(VLOOKUP([.L$3];Int_Solfege_steps;2);Solf_to_int;2)+VLOOKUP([.$A9];Solf_to_int;2);12));Steps_to_notes;2);VLOOKUP((MOD(VLOOKUP(VLOOKUP([.L$3];Int_Solfege_steps;2);Solf_to_int;2)+VLOOKUP([.$A9];Solf_to_int;2);12));Steps_to_notes;3))" office:value-type="string" office:string-value="Fa" calcext:value-type="string">
            <text:p>Fa</text:p>
          </table:table-cell>
          <table:table-cell table:style-name="ce22" table:formula="of:=VLOOKUP((MOD(VLOOKUP(VLOOKUP([.M$3];Int_Solfege_steps;2);Solf_to_int;2)+VLOOKUP([.$A9];Solf_to_int;2);12));Steps_to_notes;2)" office:value-type="string" office:string-value="Solb" calcext:value-type="string">
            <text:p>Solb</text:p>
          </table:table-cell>
          <table:table-cell table:style-name="ce38" table:formula="of:=IF([.$B9]=&quot;b&quot;;VLOOKUP((MOD(VLOOKUP(VLOOKUP([.N$3];Int_Solfege_steps;2);Solf_to_int;2)+VLOOKUP([.$A9];Solf_to_int;2);12));Steps_to_notes;2);VLOOKUP((MOD(VLOOKUP(VLOOKUP([.N$3];Int_Solfege_steps;2);Solf_to_int;2)+VLOOKUP([.$A9];Solf_to_int;2);12));Steps_to_notes;3))" office:value-type="string" office:string-value="Sol" calcext:value-type="string">
            <text:p>Sol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49" office:value-type="string" calcext:value-type="string">
            <text:p>Mi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table:formula="of:=VLOOKUP((MOD(VLOOKUP(VLOOKUP([.D$3];Int_Solfege_steps;2);Solf_to_int;2)+VLOOKUP([.$A10];Solf_to_int;2);12));Steps_to_notes;2)" office:value-type="string" office:string-value="Fa" calcext:value-type="string">
            <text:p>Fa</text:p>
          </table:table-cell>
          <table:table-cell table:style-name="ce1" table:formula="of:=IF([.$B10]=&quot;b&quot;;VLOOKUP((MOD(VLOOKUP(VLOOKUP([.E$3];Int_Solfege_steps;2);Solf_to_int;2)+VLOOKUP([.$A10];Solf_to_int;2);12));Steps_to_notes;2);VLOOKUP((MOD(VLOOKUP(VLOOKUP([.E$3];Int_Solfege_steps;2);Solf_to_int;2)+VLOOKUP([.$A10];Solf_to_int;2);12));Steps_to_notes;3))" office:value-type="string" office:string-value="Fad" calcext:value-type="string">
            <text:p>Fad</text:p>
          </table:table-cell>
          <table:table-cell table:style-name="ce1" table:formula="of:=VLOOKUP((MOD(VLOOKUP(VLOOKUP([.F$3];Int_Solfege_steps;2);Solf_to_int;2)+VLOOKUP([.$A10];Solf_to_int;2);12));Steps_to_notes;2)" office:value-type="string" office:string-value="Sol" calcext:value-type="string">
            <text:p>Sol</text:p>
          </table:table-cell>
          <table:table-cell table:style-name="ce1" table:formula="of:=IF([.$B10]=&quot;b&quot;;VLOOKUP((MOD(VLOOKUP(VLOOKUP([.G$3];Int_Solfege_steps;2);Solf_to_int;2)+VLOOKUP([.$A10];Solf_to_int;2);12));Steps_to_notes;2);VLOOKUP((MOD(VLOOKUP(VLOOKUP([.G$3];Int_Solfege_steps;2);Solf_to_int;2)+VLOOKUP([.$A10];Solf_to_int;2);12));Steps_to_notes;3))" office:value-type="string" office:string-value="Sold" calcext:value-type="string">
            <text:p>Sold</text:p>
          </table:table-cell>
          <table:table-cell table:style-name="ce1" table:formula="of:=IF([.$B10]=&quot;b&quot;;VLOOKUP((MOD(VLOOKUP(VLOOKUP([.H$3];Int_Solfege_steps;2);Solf_to_int;2)+VLOOKUP([.$A10];Solf_to_int;2);12));Steps_to_notes;2);VLOOKUP((MOD(VLOOKUP(VLOOKUP([.H$3];Int_Solfege_steps;2);Solf_to_int;2)+VLOOKUP([.$A10];Solf_to_int;2);12));Steps_to_notes;3))" office:value-type="string" office:string-value="La" calcext:value-type="string">
            <text:p>La</text:p>
          </table:table-cell>
          <table:table-cell table:style-name="ce1" table:formula="of:=VLOOKUP((MOD(VLOOKUP(VLOOKUP([.I$3];Int_Solfege_steps;2);Solf_to_int;2)+VLOOKUP([.$A10];Solf_to_int;2);12));Steps_to_notes;2)" office:value-type="string" office:string-value="Sib" calcext:value-type="string">
            <text:p>Sib</text:p>
          </table:table-cell>
          <table:table-cell table:style-name="ce1" table:formula="of:=IF([.$B10]=&quot;b&quot;;VLOOKUP((MOD(VLOOKUP(VLOOKUP([.J$3];Int_Solfege_steps;2);Solf_to_int;2)+VLOOKUP([.$A10];Solf_to_int;2);12));Steps_to_notes;2);VLOOKUP((MOD(VLOOKUP(VLOOKUP([.J$3];Int_Solfege_steps;2);Solf_to_int;2)+VLOOKUP([.$A10];Solf_to_int;2);12));Steps_to_notes;3))" office:value-type="string" office:string-value="Si" calcext:value-type="string">
            <text:p>Si</text:p>
          </table:table-cell>
          <table:table-cell table:style-name="ce1" table:formula="of:=VLOOKUP((MOD(VLOOKUP(VLOOKUP([.K$3];Int_Solfege_steps;2);Solf_to_int;2)+VLOOKUP([.$A10];Solf_to_int;2);12));Steps_to_notes;2)" office:value-type="string" office:string-value="Do" calcext:value-type="string">
            <text:p>Do</text:p>
          </table:table-cell>
          <table:table-cell table:style-name="ce1" table:formula="of:=IF([.$B10]=&quot;b&quot;;VLOOKUP((MOD(VLOOKUP(VLOOKUP([.L$3];Int_Solfege_steps;2);Solf_to_int;2)+VLOOKUP([.$A10];Solf_to_int;2);12));Steps_to_notes;2);VLOOKUP((MOD(VLOOKUP(VLOOKUP([.L$3];Int_Solfege_steps;2);Solf_to_int;2)+VLOOKUP([.$A10];Solf_to_int;2);12));Steps_to_notes;3))" office:value-type="string" office:string-value="Dod" calcext:value-type="string">
            <text:p>Dod</text:p>
          </table:table-cell>
          <table:table-cell table:style-name="ce1" table:formula="of:=VLOOKUP((MOD(VLOOKUP(VLOOKUP([.M$3];Int_Solfege_steps;2);Solf_to_int;2)+VLOOKUP([.$A10];Solf_to_int;2);12));Steps_to_notes;2)" office:value-type="string" office:string-value="Re" calcext:value-type="string">
            <text:p>Re</text:p>
          </table:table-cell>
          <table:table-cell table:style-name="ce37" table:formula="of:=IF([.$B10]=&quot;b&quot;;VLOOKUP((MOD(VLOOKUP(VLOOKUP([.N$3];Int_Solfege_steps;2);Solf_to_int;2)+VLOOKUP([.$A10];Solf_to_int;2);12));Steps_to_notes;2);VLOOKUP((MOD(VLOOKUP(VLOOKUP([.N$3];Int_Solfege_steps;2);Solf_to_int;2)+VLOOKUP([.$A10];Solf_to_int;2);12));Steps_to_notes;3))" office:value-type="string" office:string-value="Red" calcext:value-type="string">
            <text:p>Red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4" office:value-type="string" calcext:value-type="string">
            <text:p>Mib</text:p>
          </table:table-cell>
          <table:table-cell table:style-name="ce15" office:value-type="string" calcext:value-type="string">
            <text:p>b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formula="of:=VLOOKUP((MOD(VLOOKUP(VLOOKUP([.D$3];Int_Solfege_steps;2);Solf_to_int;2)+VLOOKUP([.$A11];Solf_to_int;2);12));Steps_to_notes;2)" office:value-type="string" office:string-value="Mi" calcext:value-type="string">
            <text:p>Mi</text:p>
          </table:table-cell>
          <table:table-cell table:style-name="ce22" table:formula="of:=IF([.$B11]=&quot;b&quot;;VLOOKUP((MOD(VLOOKUP(VLOOKUP([.E$3];Int_Solfege_steps;2);Solf_to_int;2)+VLOOKUP([.$A11];Solf_to_int;2);12));Steps_to_notes;2);VLOOKUP((MOD(VLOOKUP(VLOOKUP([.E$3];Int_Solfege_steps;2);Solf_to_int;2)+VLOOKUP([.$A11];Solf_to_int;2);12));Steps_to_notes;3))" office:value-type="string" office:string-value="Fa" calcext:value-type="string">
            <text:p>Fa</text:p>
          </table:table-cell>
          <table:table-cell table:style-name="ce22" table:formula="of:=VLOOKUP((MOD(VLOOKUP(VLOOKUP([.F$3];Int_Solfege_steps;2);Solf_to_int;2)+VLOOKUP([.$A11];Solf_to_int;2);12));Steps_to_notes;2)" office:value-type="string" office:string-value="Solb" calcext:value-type="string">
            <text:p>Solb</text:p>
          </table:table-cell>
          <table:table-cell table:style-name="ce22" table:formula="of:=IF([.$B11]=&quot;b&quot;;VLOOKUP((MOD(VLOOKUP(VLOOKUP([.G$3];Int_Solfege_steps;2);Solf_to_int;2)+VLOOKUP([.$A11];Solf_to_int;2);12));Steps_to_notes;2);VLOOKUP((MOD(VLOOKUP(VLOOKUP([.G$3];Int_Solfege_steps;2);Solf_to_int;2)+VLOOKUP([.$A11];Solf_to_int;2);12));Steps_to_notes;3))" office:value-type="string" office:string-value="Sol" calcext:value-type="string">
            <text:p>Sol</text:p>
          </table:table-cell>
          <table:table-cell table:style-name="ce22" table:formula="of:=IF([.$B11]=&quot;b&quot;;VLOOKUP((MOD(VLOOKUP(VLOOKUP([.H$3];Int_Solfege_steps;2);Solf_to_int;2)+VLOOKUP([.$A11];Solf_to_int;2);12));Steps_to_notes;2);VLOOKUP((MOD(VLOOKUP(VLOOKUP([.H$3];Int_Solfege_steps;2);Solf_to_int;2)+VLOOKUP([.$A11];Solf_to_int;2);12));Steps_to_notes;3))" office:value-type="string" office:string-value="Lab" calcext:value-type="string">
            <text:p>Lab</text:p>
          </table:table-cell>
          <table:table-cell table:style-name="ce22" table:formula="of:=VLOOKUP((MOD(VLOOKUP(VLOOKUP([.I$3];Int_Solfege_steps;2);Solf_to_int;2)+VLOOKUP([.$A11];Solf_to_int;2);12));Steps_to_notes;2)" office:value-type="string" office:string-value="La" calcext:value-type="string">
            <text:p>La</text:p>
          </table:table-cell>
          <table:table-cell table:style-name="ce22" table:formula="of:=IF([.$B11]=&quot;b&quot;;VLOOKUP((MOD(VLOOKUP(VLOOKUP([.J$3];Int_Solfege_steps;2);Solf_to_int;2)+VLOOKUP([.$A11];Solf_to_int;2);12));Steps_to_notes;2);VLOOKUP((MOD(VLOOKUP(VLOOKUP([.J$3];Int_Solfege_steps;2);Solf_to_int;2)+VLOOKUP([.$A11];Solf_to_int;2);12));Steps_to_notes;3))" office:value-type="string" office:string-value="Sib" calcext:value-type="string">
            <text:p>Sib</text:p>
          </table:table-cell>
          <table:table-cell table:style-name="ce22" table:formula="of:=VLOOKUP((MOD(VLOOKUP(VLOOKUP([.K$3];Int_Solfege_steps;2);Solf_to_int;2)+VLOOKUP([.$A11];Solf_to_int;2);12));Steps_to_notes;2)" office:value-type="string" office:string-value="Si" calcext:value-type="string">
            <text:p>Si</text:p>
          </table:table-cell>
          <table:table-cell table:style-name="ce22" table:formula="of:=IF([.$B11]=&quot;b&quot;;VLOOKUP((MOD(VLOOKUP(VLOOKUP([.L$3];Int_Solfege_steps;2);Solf_to_int;2)+VLOOKUP([.$A11];Solf_to_int;2);12));Steps_to_notes;2);VLOOKUP((MOD(VLOOKUP(VLOOKUP([.L$3];Int_Solfege_steps;2);Solf_to_int;2)+VLOOKUP([.$A11];Solf_to_int;2);12));Steps_to_notes;3))" office:value-type="string" office:string-value="Do" calcext:value-type="string">
            <text:p>Do</text:p>
          </table:table-cell>
          <table:table-cell table:style-name="ce22" table:formula="of:=VLOOKUP((MOD(VLOOKUP(VLOOKUP([.M$3];Int_Solfege_steps;2);Solf_to_int;2)+VLOOKUP([.$A11];Solf_to_int;2);12));Steps_to_notes;2)" office:value-type="string" office:string-value="Reb" calcext:value-type="string">
            <text:p>Reb</text:p>
          </table:table-cell>
          <table:table-cell table:style-name="ce38" table:formula="of:=IF([.$B11]=&quot;b&quot;;VLOOKUP((MOD(VLOOKUP(VLOOKUP([.N$3];Int_Solfege_steps;2);Solf_to_int;2)+VLOOKUP([.$A11];Solf_to_int;2);12));Steps_to_notes;2);VLOOKUP((MOD(VLOOKUP(VLOOKUP([.N$3];Int_Solfege_steps;2);Solf_to_int;2)+VLOOKUP([.$A11];Solf_to_int;2);12));Steps_to_notes;3))" office:value-type="string" office:string-value="Re" calcext:value-type="string">
            <text:p>Re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49" office:value-type="string" calcext:value-type="string">
            <text:p>Re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1" table:formula="of:=VLOOKUP((MOD(VLOOKUP(VLOOKUP([.D$3];Int_Solfege_steps;2);Solf_to_int;2)+VLOOKUP([.$A12];Solf_to_int;2);12));Steps_to_notes;2)" office:value-type="string" office:string-value="Mib" calcext:value-type="string">
            <text:p>Mib</text:p>
          </table:table-cell>
          <table:table-cell table:style-name="ce1" table:formula="of:=IF([.$B12]=&quot;b&quot;;VLOOKUP((MOD(VLOOKUP(VLOOKUP([.E$3];Int_Solfege_steps;2);Solf_to_int;2)+VLOOKUP([.$A12];Solf_to_int;2);12));Steps_to_notes;2);VLOOKUP((MOD(VLOOKUP(VLOOKUP([.E$3];Int_Solfege_steps;2);Solf_to_int;2)+VLOOKUP([.$A12];Solf_to_int;2);12));Steps_to_notes;3))" office:value-type="string" office:string-value="Mi" calcext:value-type="string">
            <text:p>Mi</text:p>
          </table:table-cell>
          <table:table-cell table:style-name="ce1" table:formula="of:=VLOOKUP((MOD(VLOOKUP(VLOOKUP([.F$3];Int_Solfege_steps;2);Solf_to_int;2)+VLOOKUP([.$A12];Solf_to_int;2);12));Steps_to_notes;2)" office:value-type="string" office:string-value="Fa" calcext:value-type="string">
            <text:p>Fa</text:p>
          </table:table-cell>
          <table:table-cell table:style-name="ce1" table:formula="of:=IF([.$B12]=&quot;b&quot;;VLOOKUP((MOD(VLOOKUP(VLOOKUP([.G$3];Int_Solfege_steps;2);Solf_to_int;2)+VLOOKUP([.$A12];Solf_to_int;2);12));Steps_to_notes;2);VLOOKUP((MOD(VLOOKUP(VLOOKUP([.G$3];Int_Solfege_steps;2);Solf_to_int;2)+VLOOKUP([.$A12];Solf_to_int;2);12));Steps_to_notes;3))" office:value-type="string" office:string-value="Fad" calcext:value-type="string">
            <text:p>Fad</text:p>
          </table:table-cell>
          <table:table-cell table:style-name="ce1" table:formula="of:=IF([.$B12]=&quot;b&quot;;VLOOKUP((MOD(VLOOKUP(VLOOKUP([.H$3];Int_Solfege_steps;2);Solf_to_int;2)+VLOOKUP([.$A12];Solf_to_int;2);12));Steps_to_notes;2);VLOOKUP((MOD(VLOOKUP(VLOOKUP([.H$3];Int_Solfege_steps;2);Solf_to_int;2)+VLOOKUP([.$A12];Solf_to_int;2);12));Steps_to_notes;3))" office:value-type="string" office:string-value="Sol" calcext:value-type="string">
            <text:p>Sol</text:p>
          </table:table-cell>
          <table:table-cell table:style-name="ce1" table:formula="of:=VLOOKUP((MOD(VLOOKUP(VLOOKUP([.I$3];Int_Solfege_steps;2);Solf_to_int;2)+VLOOKUP([.$A12];Solf_to_int;2);12));Steps_to_notes;2)" office:value-type="string" office:string-value="Lab" calcext:value-type="string">
            <text:p>Lab</text:p>
          </table:table-cell>
          <table:table-cell table:style-name="ce1" table:formula="of:=IF([.$B12]=&quot;b&quot;;VLOOKUP((MOD(VLOOKUP(VLOOKUP([.J$3];Int_Solfege_steps;2);Solf_to_int;2)+VLOOKUP([.$A12];Solf_to_int;2);12));Steps_to_notes;2);VLOOKUP((MOD(VLOOKUP(VLOOKUP([.J$3];Int_Solfege_steps;2);Solf_to_int;2)+VLOOKUP([.$A12];Solf_to_int;2);12));Steps_to_notes;3))" office:value-type="string" office:string-value="La" calcext:value-type="string">
            <text:p>La</text:p>
          </table:table-cell>
          <table:table-cell table:style-name="ce1" table:formula="of:=VLOOKUP((MOD(VLOOKUP(VLOOKUP([.K$3];Int_Solfege_steps;2);Solf_to_int;2)+VLOOKUP([.$A12];Solf_to_int;2);12));Steps_to_notes;2)" office:value-type="string" office:string-value="Sib" calcext:value-type="string">
            <text:p>Sib</text:p>
          </table:table-cell>
          <table:table-cell table:style-name="ce1" table:formula="of:=IF([.$B12]=&quot;b&quot;;VLOOKUP((MOD(VLOOKUP(VLOOKUP([.L$3];Int_Solfege_steps;2);Solf_to_int;2)+VLOOKUP([.$A12];Solf_to_int;2);12));Steps_to_notes;2);VLOOKUP((MOD(VLOOKUP(VLOOKUP([.L$3];Int_Solfege_steps;2);Solf_to_int;2)+VLOOKUP([.$A12];Solf_to_int;2);12));Steps_to_notes;3))" office:value-type="string" office:string-value="Si" calcext:value-type="string">
            <text:p>Si</text:p>
          </table:table-cell>
          <table:table-cell table:style-name="ce1" table:formula="of:=VLOOKUP((MOD(VLOOKUP(VLOOKUP([.M$3];Int_Solfege_steps;2);Solf_to_int;2)+VLOOKUP([.$A12];Solf_to_int;2);12));Steps_to_notes;2)" office:value-type="string" office:string-value="Do" calcext:value-type="string">
            <text:p>Do</text:p>
          </table:table-cell>
          <table:table-cell table:style-name="ce37" table:formula="of:=IF([.$B12]=&quot;b&quot;;VLOOKUP((MOD(VLOOKUP(VLOOKUP([.N$3];Int_Solfege_steps;2);Solf_to_int;2)+VLOOKUP([.$A12];Solf_to_int;2);12));Steps_to_notes;2);VLOOKUP((MOD(VLOOKUP(VLOOKUP([.N$3];Int_Solfege_steps;2);Solf_to_int;2)+VLOOKUP([.$A12];Solf_to_int;2);12));Steps_to_notes;3))" office:value-type="string" office:string-value="Dod" calcext:value-type="string">
            <text:p>Dod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5" office:value-type="string" calcext:value-type="string">
            <text:p>Reb</text:p>
          </table:table-cell>
          <table:table-cell table:style-name="ce15" office:value-type="string" calcext:value-type="string">
            <text:p>b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VLOOKUP((MOD(VLOOKUP(VLOOKUP([.D$3];Int_Solfege_steps;2);Solf_to_int;2)+VLOOKUP([.$A13];Solf_to_int;2);12));Steps_to_notes;2)" office:value-type="string" office:string-value="Re" calcext:value-type="string">
            <text:p>Re</text:p>
          </table:table-cell>
          <table:table-cell table:style-name="ce22" table:formula="of:=IF([.$B13]=&quot;b&quot;;VLOOKUP((MOD(VLOOKUP(VLOOKUP([.E$3];Int_Solfege_steps;2);Solf_to_int;2)+VLOOKUP([.$A13];Solf_to_int;2);12));Steps_to_notes;2);VLOOKUP((MOD(VLOOKUP(VLOOKUP([.E$3];Int_Solfege_steps;2);Solf_to_int;2)+VLOOKUP([.$A13];Solf_to_int;2);12));Steps_to_notes;3))" office:value-type="string" office:string-value="Mib" calcext:value-type="string">
            <text:p>Mib</text:p>
          </table:table-cell>
          <table:table-cell table:style-name="ce22" table:formula="of:=VLOOKUP((MOD(VLOOKUP(VLOOKUP([.F$3];Int_Solfege_steps;2);Solf_to_int;2)+VLOOKUP([.$A13];Solf_to_int;2);12));Steps_to_notes;2)" office:value-type="string" office:string-value="Mi" calcext:value-type="string">
            <text:p>Mi</text:p>
          </table:table-cell>
          <table:table-cell table:style-name="ce22" table:formula="of:=IF([.$B13]=&quot;b&quot;;VLOOKUP((MOD(VLOOKUP(VLOOKUP([.G$3];Int_Solfege_steps;2);Solf_to_int;2)+VLOOKUP([.$A13];Solf_to_int;2);12));Steps_to_notes;2);VLOOKUP((MOD(VLOOKUP(VLOOKUP([.G$3];Int_Solfege_steps;2);Solf_to_int;2)+VLOOKUP([.$A13];Solf_to_int;2);12));Steps_to_notes;3))" office:value-type="string" office:string-value="Fa" calcext:value-type="string">
            <text:p>Fa</text:p>
          </table:table-cell>
          <table:table-cell table:style-name="ce22" table:formula="of:=IF([.$B13]=&quot;b&quot;;VLOOKUP((MOD(VLOOKUP(VLOOKUP([.H$3];Int_Solfege_steps;2);Solf_to_int;2)+VLOOKUP([.$A13];Solf_to_int;2);12));Steps_to_notes;2);VLOOKUP((MOD(VLOOKUP(VLOOKUP([.H$3];Int_Solfege_steps;2);Solf_to_int;2)+VLOOKUP([.$A13];Solf_to_int;2);12));Steps_to_notes;3))" office:value-type="string" office:string-value="Solb" calcext:value-type="string">
            <text:p>Solb</text:p>
          </table:table-cell>
          <table:table-cell table:style-name="ce22" table:formula="of:=VLOOKUP((MOD(VLOOKUP(VLOOKUP([.I$3];Int_Solfege_steps;2);Solf_to_int;2)+VLOOKUP([.$A13];Solf_to_int;2);12));Steps_to_notes;2)" office:value-type="string" office:string-value="Sol" calcext:value-type="string">
            <text:p>Sol</text:p>
          </table:table-cell>
          <table:table-cell table:style-name="ce22" table:formula="of:=IF([.$B13]=&quot;b&quot;;VLOOKUP((MOD(VLOOKUP(VLOOKUP([.J$3];Int_Solfege_steps;2);Solf_to_int;2)+VLOOKUP([.$A13];Solf_to_int;2);12));Steps_to_notes;2);VLOOKUP((MOD(VLOOKUP(VLOOKUP([.J$3];Int_Solfege_steps;2);Solf_to_int;2)+VLOOKUP([.$A13];Solf_to_int;2);12));Steps_to_notes;3))" office:value-type="string" office:string-value="Lab" calcext:value-type="string">
            <text:p>Lab</text:p>
          </table:table-cell>
          <table:table-cell table:style-name="ce22" table:formula="of:=VLOOKUP((MOD(VLOOKUP(VLOOKUP([.K$3];Int_Solfege_steps;2);Solf_to_int;2)+VLOOKUP([.$A13];Solf_to_int;2);12));Steps_to_notes;2)" office:value-type="string" office:string-value="La" calcext:value-type="string">
            <text:p>La</text:p>
          </table:table-cell>
          <table:table-cell table:style-name="ce22" table:formula="of:=IF([.$B13]=&quot;b&quot;;VLOOKUP((MOD(VLOOKUP(VLOOKUP([.L$3];Int_Solfege_steps;2);Solf_to_int;2)+VLOOKUP([.$A13];Solf_to_int;2);12));Steps_to_notes;2);VLOOKUP((MOD(VLOOKUP(VLOOKUP([.L$3];Int_Solfege_steps;2);Solf_to_int;2)+VLOOKUP([.$A13];Solf_to_int;2);12));Steps_to_notes;3))" office:value-type="string" office:string-value="Sib" calcext:value-type="string">
            <text:p>Sib</text:p>
          </table:table-cell>
          <table:table-cell table:style-name="ce22" table:formula="of:=VLOOKUP((MOD(VLOOKUP(VLOOKUP([.M$3];Int_Solfege_steps;2);Solf_to_int;2)+VLOOKUP([.$A13];Solf_to_int;2);12));Steps_to_notes;2)" office:value-type="string" office:string-value="Si" calcext:value-type="string">
            <text:p>Si</text:p>
          </table:table-cell>
          <table:table-cell table:style-name="ce38" table:formula="of:=IF([.$B13]=&quot;b&quot;;VLOOKUP((MOD(VLOOKUP(VLOOKUP([.N$3];Int_Solfege_steps;2);Solf_to_int;2)+VLOOKUP([.$A13];Solf_to_int;2);12));Steps_to_notes;2);VLOOKUP((MOD(VLOOKUP(VLOOKUP([.N$3];Int_Solfege_steps;2);Solf_to_int;2)+VLOOKUP([.$A13];Solf_to_int;2);12));Steps_to_notes;3))" office:value-type="string" office:string-value="Do" calcext:value-type="string">
            <text:p>Do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6" office:value-type="string" calcext:value-type="string">
            <text:p>Si</text:p>
          </table:table-cell>
          <table:table-cell table:style-name="ce16" office:value-type="string" calcext:value-type="string">
            <text:p>d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VLOOKUP((MOD(VLOOKUP(VLOOKUP([.D$3];Int_Solfege_steps;2);Solf_to_int;2)+VLOOKUP([.$A14];Solf_to_int;2);12));Steps_to_notes;2)" office:value-type="string" office:string-value="Do" calcext:value-type="string">
            <text:p>Do</text:p>
          </table:table-cell>
          <table:table-cell table:style-name="ce23" table:formula="of:=IF([.$B14]=&quot;b&quot;;VLOOKUP((MOD(VLOOKUP(VLOOKUP([.E$3];Int_Solfege_steps;2);Solf_to_int;2)+VLOOKUP([.$A14];Solf_to_int;2);12));Steps_to_notes;2);VLOOKUP((MOD(VLOOKUP(VLOOKUP([.E$3];Int_Solfege_steps;2);Solf_to_int;2)+VLOOKUP([.$A14];Solf_to_int;2);12));Steps_to_notes;3))" office:value-type="string" office:string-value="Dod" calcext:value-type="string">
            <text:p>Dod</text:p>
          </table:table-cell>
          <table:table-cell table:style-name="ce23" table:formula="of:=VLOOKUP((MOD(VLOOKUP(VLOOKUP([.F$3];Int_Solfege_steps;2);Solf_to_int;2)+VLOOKUP([.$A14];Solf_to_int;2);12));Steps_to_notes;2)" office:value-type="string" office:string-value="Re" calcext:value-type="string">
            <text:p>Re</text:p>
          </table:table-cell>
          <table:table-cell table:style-name="ce23" table:formula="of:=IF([.$B14]=&quot;b&quot;;VLOOKUP((MOD(VLOOKUP(VLOOKUP([.G$3];Int_Solfege_steps;2);Solf_to_int;2)+VLOOKUP([.$A14];Solf_to_int;2);12));Steps_to_notes;2);VLOOKUP((MOD(VLOOKUP(VLOOKUP([.G$3];Int_Solfege_steps;2);Solf_to_int;2)+VLOOKUP([.$A14];Solf_to_int;2);12));Steps_to_notes;3))" office:value-type="string" office:string-value="Red" calcext:value-type="string">
            <text:p>Red</text:p>
          </table:table-cell>
          <table:table-cell table:style-name="ce23" table:formula="of:=IF([.$B14]=&quot;b&quot;;VLOOKUP((MOD(VLOOKUP(VLOOKUP([.H$3];Int_Solfege_steps;2);Solf_to_int;2)+VLOOKUP([.$A14];Solf_to_int;2);12));Steps_to_notes;2);VLOOKUP((MOD(VLOOKUP(VLOOKUP([.H$3];Int_Solfege_steps;2);Solf_to_int;2)+VLOOKUP([.$A14];Solf_to_int;2);12));Steps_to_notes;3))" office:value-type="string" office:string-value="Mi" calcext:value-type="string">
            <text:p>Mi</text:p>
          </table:table-cell>
          <table:table-cell table:style-name="ce23" table:formula="of:=VLOOKUP((MOD(VLOOKUP(VLOOKUP([.I$3];Int_Solfege_steps;2);Solf_to_int;2)+VLOOKUP([.$A14];Solf_to_int;2);12));Steps_to_notes;2)" office:value-type="string" office:string-value="Fa" calcext:value-type="string">
            <text:p>Fa</text:p>
          </table:table-cell>
          <table:table-cell table:style-name="ce23" table:formula="of:=IF([.$B14]=&quot;b&quot;;VLOOKUP((MOD(VLOOKUP(VLOOKUP([.J$3];Int_Solfege_steps;2);Solf_to_int;2)+VLOOKUP([.$A14];Solf_to_int;2);12));Steps_to_notes;2);VLOOKUP((MOD(VLOOKUP(VLOOKUP([.J$3];Int_Solfege_steps;2);Solf_to_int;2)+VLOOKUP([.$A14];Solf_to_int;2);12));Steps_to_notes;3))" office:value-type="string" office:string-value="Fad" calcext:value-type="string">
            <text:p>Fad</text:p>
          </table:table-cell>
          <table:table-cell table:style-name="ce23" table:formula="of:=VLOOKUP((MOD(VLOOKUP(VLOOKUP([.K$3];Int_Solfege_steps;2);Solf_to_int;2)+VLOOKUP([.$A14];Solf_to_int;2);12));Steps_to_notes;2)" office:value-type="string" office:string-value="Sol" calcext:value-type="string">
            <text:p>Sol</text:p>
          </table:table-cell>
          <table:table-cell table:style-name="ce23" table:formula="of:=IF([.$B14]=&quot;b&quot;;VLOOKUP((MOD(VLOOKUP(VLOOKUP([.L$3];Int_Solfege_steps;2);Solf_to_int;2)+VLOOKUP([.$A14];Solf_to_int;2);12));Steps_to_notes;2);VLOOKUP((MOD(VLOOKUP(VLOOKUP([.L$3];Int_Solfege_steps;2);Solf_to_int;2)+VLOOKUP([.$A14];Solf_to_int;2);12));Steps_to_notes;3))" office:value-type="string" office:string-value="Sold" calcext:value-type="string">
            <text:p>Sold</text:p>
          </table:table-cell>
          <table:table-cell table:style-name="ce23" table:formula="of:=VLOOKUP((MOD(VLOOKUP(VLOOKUP([.M$3];Int_Solfege_steps;2);Solf_to_int;2)+VLOOKUP([.$A14];Solf_to_int;2);12));Steps_to_notes;2)" office:value-type="string" office:string-value="La" calcext:value-type="string">
            <text:p>La</text:p>
          </table:table-cell>
          <table:table-cell table:style-name="ce39" table:formula="of:=IF([.$B14]=&quot;b&quot;;VLOOKUP((MOD(VLOOKUP(VLOOKUP([.N$3];Int_Solfege_steps;2);Solf_to_int;2)+VLOOKUP([.$A14];Solf_to_int;2);12));Steps_to_notes;2);VLOOKUP((MOD(VLOOKUP(VLOOKUP([.N$3];Int_Solfege_steps;2);Solf_to_int;2)+VLOOKUP([.$A14];Solf_to_int;2);12));Steps_to_notes;3))" office:value-type="string" office:string-value="Lad" calcext:value-type="string">
            <text:p>Lad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5" office:value-type="string" calcext:value-type="string">
            <text:p>Sib</text:p>
          </table:table-cell>
          <table:table-cell table:style-name="ce15" office:value-type="string" calcext:value-type="string">
            <text:p>b</text:p>
          </table:table-cell>
          <table:table-cell table:style-name="ce22" office:value-type="float" office:value="11" calcext:value-type="float">
            <text:p>11</text:p>
          </table:table-cell>
          <table:table-cell table:style-name="ce22" table:formula="of:=VLOOKUP((MOD(VLOOKUP(VLOOKUP([.D$3];Int_Solfege_steps;2);Solf_to_int;2)+VLOOKUP([.$A15];Solf_to_int;2);12));Steps_to_notes;2)" office:value-type="string" office:string-value="Si" calcext:value-type="string">
            <text:p>Si</text:p>
          </table:table-cell>
          <table:table-cell table:style-name="ce22" table:formula="of:=IF([.$B15]=&quot;b&quot;;VLOOKUP((MOD(VLOOKUP(VLOOKUP([.E$3];Int_Solfege_steps;2);Solf_to_int;2)+VLOOKUP([.$A15];Solf_to_int;2);12));Steps_to_notes;2);VLOOKUP((MOD(VLOOKUP(VLOOKUP([.E$3];Int_Solfege_steps;2);Solf_to_int;2)+VLOOKUP([.$A15];Solf_to_int;2);12));Steps_to_notes;3))" office:value-type="string" office:string-value="Do" calcext:value-type="string">
            <text:p>Do</text:p>
          </table:table-cell>
          <table:table-cell table:style-name="ce22" table:formula="of:=VLOOKUP((MOD(VLOOKUP(VLOOKUP([.F$3];Int_Solfege_steps;2);Solf_to_int;2)+VLOOKUP([.$A15];Solf_to_int;2);12));Steps_to_notes;2)" office:value-type="string" office:string-value="Reb" calcext:value-type="string">
            <text:p>Reb</text:p>
          </table:table-cell>
          <table:table-cell table:style-name="ce22" table:formula="of:=IF([.$B15]=&quot;b&quot;;VLOOKUP((MOD(VLOOKUP(VLOOKUP([.G$3];Int_Solfege_steps;2);Solf_to_int;2)+VLOOKUP([.$A15];Solf_to_int;2);12));Steps_to_notes;2);VLOOKUP((MOD(VLOOKUP(VLOOKUP([.G$3];Int_Solfege_steps;2);Solf_to_int;2)+VLOOKUP([.$A15];Solf_to_int;2);12));Steps_to_notes;3))" office:value-type="string" office:string-value="Re" calcext:value-type="string">
            <text:p>Re</text:p>
          </table:table-cell>
          <table:table-cell table:style-name="ce22" table:formula="of:=IF([.$B15]=&quot;b&quot;;VLOOKUP((MOD(VLOOKUP(VLOOKUP([.H$3];Int_Solfege_steps;2);Solf_to_int;2)+VLOOKUP([.$A15];Solf_to_int;2);12));Steps_to_notes;2);VLOOKUP((MOD(VLOOKUP(VLOOKUP([.H$3];Int_Solfege_steps;2);Solf_to_int;2)+VLOOKUP([.$A15];Solf_to_int;2);12));Steps_to_notes;3))" office:value-type="string" office:string-value="Mib" calcext:value-type="string">
            <text:p>Mib</text:p>
          </table:table-cell>
          <table:table-cell table:style-name="ce22" table:formula="of:=VLOOKUP((MOD(VLOOKUP(VLOOKUP([.I$3];Int_Solfege_steps;2);Solf_to_int;2)+VLOOKUP([.$A15];Solf_to_int;2);12));Steps_to_notes;2)" office:value-type="string" office:string-value="Mi" calcext:value-type="string">
            <text:p>Mi</text:p>
          </table:table-cell>
          <table:table-cell table:style-name="ce22" table:formula="of:=IF([.$B15]=&quot;b&quot;;VLOOKUP((MOD(VLOOKUP(VLOOKUP([.J$3];Int_Solfege_steps;2);Solf_to_int;2)+VLOOKUP([.$A15];Solf_to_int;2);12));Steps_to_notes;2);VLOOKUP((MOD(VLOOKUP(VLOOKUP([.J$3];Int_Solfege_steps;2);Solf_to_int;2)+VLOOKUP([.$A15];Solf_to_int;2);12));Steps_to_notes;3))" office:value-type="string" office:string-value="Fa" calcext:value-type="string">
            <text:p>Fa</text:p>
          </table:table-cell>
          <table:table-cell table:style-name="ce22" table:formula="of:=VLOOKUP((MOD(VLOOKUP(VLOOKUP([.K$3];Int_Solfege_steps;2);Solf_to_int;2)+VLOOKUP([.$A15];Solf_to_int;2);12));Steps_to_notes;2)" office:value-type="string" office:string-value="Solb" calcext:value-type="string">
            <text:p>Solb</text:p>
          </table:table-cell>
          <table:table-cell table:style-name="ce22" table:formula="of:=IF([.$B15]=&quot;b&quot;;VLOOKUP((MOD(VLOOKUP(VLOOKUP([.L$3];Int_Solfege_steps;2);Solf_to_int;2)+VLOOKUP([.$A15];Solf_to_int;2);12));Steps_to_notes;2);VLOOKUP((MOD(VLOOKUP(VLOOKUP([.L$3];Int_Solfege_steps;2);Solf_to_int;2)+VLOOKUP([.$A15];Solf_to_int;2);12));Steps_to_notes;3))" office:value-type="string" office:string-value="Sol" calcext:value-type="string">
            <text:p>Sol</text:p>
          </table:table-cell>
          <table:table-cell table:style-name="ce22" table:formula="of:=VLOOKUP((MOD(VLOOKUP(VLOOKUP([.M$3];Int_Solfege_steps;2);Solf_to_int;2)+VLOOKUP([.$A15];Solf_to_int;2);12));Steps_to_notes;2)" office:value-type="string" office:string-value="Lab" calcext:value-type="string">
            <text:p>Lab</text:p>
          </table:table-cell>
          <table:table-cell table:style-name="ce38" table:formula="of:=IF([.$B15]=&quot;b&quot;;VLOOKUP((MOD(VLOOKUP(VLOOKUP([.N$3];Int_Solfege_steps;2);Solf_to_int;2)+VLOOKUP([.$A15];Solf_to_int;2);12));Steps_to_notes;2);VLOOKUP((MOD(VLOOKUP(VLOOKUP([.N$3];Int_Solfege_steps;2);Solf_to_int;2)+VLOOKUP([.$A15];Solf_to_int;2);12));Steps_to_notes;3))" office:value-type="string" office:string-value="La" calcext:value-type="string">
            <text:p>La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49" office:value-type="string" calcext:value-type="string">
            <text:p>Sol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table:formula="of:=VLOOKUP((MOD(VLOOKUP(VLOOKUP([.D$3];Int_Solfege_steps;2);Solf_to_int;2)+VLOOKUP([.$A16];Solf_to_int;2);12));Steps_to_notes;2)" office:value-type="string" office:string-value="Lab" calcext:value-type="string">
            <text:p>Lab</text:p>
          </table:table-cell>
          <table:table-cell table:style-name="ce1" table:formula="of:=IF([.$B16]=&quot;b&quot;;VLOOKUP((MOD(VLOOKUP(VLOOKUP([.E$3];Int_Solfege_steps;2);Solf_to_int;2)+VLOOKUP([.$A16];Solf_to_int;2);12));Steps_to_notes;2);VLOOKUP((MOD(VLOOKUP(VLOOKUP([.E$3];Int_Solfege_steps;2);Solf_to_int;2)+VLOOKUP([.$A16];Solf_to_int;2);12));Steps_to_notes;3))" office:value-type="string" office:string-value="La" calcext:value-type="string">
            <text:p>La</text:p>
          </table:table-cell>
          <table:table-cell table:style-name="ce1" table:formula="of:=VLOOKUP((MOD(VLOOKUP(VLOOKUP([.F$3];Int_Solfege_steps;2);Solf_to_int;2)+VLOOKUP([.$A16];Solf_to_int;2);12));Steps_to_notes;2)" office:value-type="string" office:string-value="Sib" calcext:value-type="string">
            <text:p>Sib</text:p>
          </table:table-cell>
          <table:table-cell table:style-name="ce1" table:formula="of:=IF([.$B16]=&quot;b&quot;;VLOOKUP((MOD(VLOOKUP(VLOOKUP([.G$3];Int_Solfege_steps;2);Solf_to_int;2)+VLOOKUP([.$A16];Solf_to_int;2);12));Steps_to_notes;2);VLOOKUP((MOD(VLOOKUP(VLOOKUP([.G$3];Int_Solfege_steps;2);Solf_to_int;2)+VLOOKUP([.$A16];Solf_to_int;2);12));Steps_to_notes;3))" office:value-type="string" office:string-value="Si" calcext:value-type="string">
            <text:p>Si</text:p>
          </table:table-cell>
          <table:table-cell table:style-name="ce1" table:formula="of:=IF([.$B16]=&quot;b&quot;;VLOOKUP((MOD(VLOOKUP(VLOOKUP([.H$3];Int_Solfege_steps;2);Solf_to_int;2)+VLOOKUP([.$A16];Solf_to_int;2);12));Steps_to_notes;2);VLOOKUP((MOD(VLOOKUP(VLOOKUP([.H$3];Int_Solfege_steps;2);Solf_to_int;2)+VLOOKUP([.$A16];Solf_to_int;2);12));Steps_to_notes;3))" office:value-type="string" office:string-value="Do" calcext:value-type="string">
            <text:p>Do</text:p>
          </table:table-cell>
          <table:table-cell table:style-name="ce1" table:formula="of:=VLOOKUP((MOD(VLOOKUP(VLOOKUP([.I$3];Int_Solfege_steps;2);Solf_to_int;2)+VLOOKUP([.$A16];Solf_to_int;2);12));Steps_to_notes;2)" office:value-type="string" office:string-value="Reb" calcext:value-type="string">
            <text:p>Reb</text:p>
          </table:table-cell>
          <table:table-cell table:style-name="ce1" table:formula="of:=IF([.$B16]=&quot;b&quot;;VLOOKUP((MOD(VLOOKUP(VLOOKUP([.J$3];Int_Solfege_steps;2);Solf_to_int;2)+VLOOKUP([.$A16];Solf_to_int;2);12));Steps_to_notes;2);VLOOKUP((MOD(VLOOKUP(VLOOKUP([.J$3];Int_Solfege_steps;2);Solf_to_int;2)+VLOOKUP([.$A16];Solf_to_int;2);12));Steps_to_notes;3))" office:value-type="string" office:string-value="Re" calcext:value-type="string">
            <text:p>Re</text:p>
          </table:table-cell>
          <table:table-cell table:style-name="ce1" table:formula="of:=VLOOKUP((MOD(VLOOKUP(VLOOKUP([.K$3];Int_Solfege_steps;2);Solf_to_int;2)+VLOOKUP([.$A16];Solf_to_int;2);12));Steps_to_notes;2)" office:value-type="string" office:string-value="Mib" calcext:value-type="string">
            <text:p>Mib</text:p>
          </table:table-cell>
          <table:table-cell table:style-name="ce1" table:formula="of:=IF([.$B16]=&quot;b&quot;;VLOOKUP((MOD(VLOOKUP(VLOOKUP([.L$3];Int_Solfege_steps;2);Solf_to_int;2)+VLOOKUP([.$A16];Solf_to_int;2);12));Steps_to_notes;2);VLOOKUP((MOD(VLOOKUP(VLOOKUP([.L$3];Int_Solfege_steps;2);Solf_to_int;2)+VLOOKUP([.$A16];Solf_to_int;2);12));Steps_to_notes;3))" office:value-type="string" office:string-value="Mi" calcext:value-type="string">
            <text:p>Mi</text:p>
          </table:table-cell>
          <table:table-cell table:style-name="ce1" table:formula="of:=VLOOKUP((MOD(VLOOKUP(VLOOKUP([.M$3];Int_Solfege_steps;2);Solf_to_int;2)+VLOOKUP([.$A16];Solf_to_int;2);12));Steps_to_notes;2)" office:value-type="string" office:string-value="Fa" calcext:value-type="string">
            <text:p>Fa</text:p>
          </table:table-cell>
          <table:table-cell table:style-name="ce37" table:formula="of:=IF([.$B16]=&quot;b&quot;;VLOOKUP((MOD(VLOOKUP(VLOOKUP([.N$3];Int_Solfege_steps;2);Solf_to_int;2)+VLOOKUP([.$A16];Solf_to_int;2);12));Steps_to_notes;2);VLOOKUP((MOD(VLOOKUP(VLOOKUP([.N$3];Int_Solfege_steps;2);Solf_to_int;2)+VLOOKUP([.$A16];Solf_to_int;2);12));Steps_to_notes;3))" office:value-type="string" office:string-value="Fad" calcext:value-type="string">
            <text:p>Fad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table:style-name="ce53" table:number-columns-repeated="5"/>
          <table:table-cell table:style-name="ce31" office:value-type="string" calcext:value-type="string" table:number-columns-spanned="8" table:number-rows-spanned="3">
            <text:p>Auxiliary tables</text:p>
          </table:table-cell>
          <table:covered-table-cell table:number-columns-repeated="7" table:style-name="ce53"/>
          <table:table-cell table:style-name="ce53" table:number-columns-repeated="6"/>
          <table:table-cell/>
        </table:table-row>
        <table:table-row table:style-name="ro1">
          <table:table-cell table:style-name="ce53" table:number-columns-repeated="5"/>
          <table:covered-table-cell table:number-columns-repeated="8" table:style-name="ce53"/>
          <table:table-cell table:style-name="ce53" table:number-columns-repeated="6"/>
          <table:table-cell/>
        </table:table-row>
        <table:table-row table:style-name="ro1">
          <table:table-cell table:style-name="ce53" table:number-columns-repeated="5"/>
          <table:covered-table-cell table:number-columns-repeated="8" table:style-name="ce53"/>
          <table:table-cell table:style-name="ce53" table:number-columns-repeated="6"/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7"/>
        </table:table-row>
        <table:table-row table:style-name="ro2">
          <table:table-cell table:style-name="ce8" office:value-type="string" calcext:value-type="string" table:number-columns-spanned="4" table:number-rows-spanned="1">
            <text:p>Intervals to Solfege, steps and columns</text:p>
          </table:table-cell>
          <table:covered-table-cell table:style-name="ce17"/>
          <table:covered-table-cell table:style-name="ce24"/>
          <table:covered-table-cell table:style-name="ce27"/>
          <table:table-cell/>
          <table:table-cell table:style-name="ce32" office:value-type="string" calcext:value-type="string" table:number-columns-spanned="3" table:number-rows-spanned="1">
            <text:p>Steps to notes</text:p>
          </table:table-cell>
          <table:covered-table-cell table:number-columns-repeated="2"/>
          <table:table-cell table:number-columns-repeated="6"/>
          <table:table-cell table:style-name="ce41" office:value-type="string" calcext:value-type="string" table:number-columns-spanned="3" table:number-rows-spanned="2">
            <text:p>English to italian table</text:p>
          </table:table-cell>
          <table:covered-table-cell table:style-name="ce43"/>
          <table:covered-table-cell table:style-name="ce45"/>
          <table:table-cell/>
          <table:table-cell table:style-name="ce47" office:value-type="string" calcext:value-type="string" table:number-columns-spanned="2" table:number-rows-spanned="2">
            <text:p>Intervals to colums</text:p>
          </table:table-cell>
          <table:covered-table-cell table:style-name="ce27"/>
        </table:table-row>
        <table:table-row table:style-name="ro1">
          <table:table-cell table:style-name="ce9" office:value-type="string" calcext:value-type="string">
            <text:p>interval</text:p>
          </table:table-cell>
          <table:table-cell table:style-name="ce18" office:value-type="string" calcext:value-type="string">
            <text:p>Solfege</text:p>
          </table:table-cell>
          <table:table-cell table:style-name="ce18" office:value-type="string" calcext:value-type="string">
            <text:p>3 of steps</text:p>
          </table:table-cell>
          <table:table-cell table:style-name="ce28" office:value-type="string" calcext:value-type="string">
            <text:p>col in table</text:p>
          </table:table-cell>
          <table:table-cell/>
          <table:table-cell table:style-name="ce33" office:value-type="string" calcext:value-type="string">
            <text:p>Steps</text:p>
          </table:table-cell>
          <table:table-cell table:style-name="ce34" office:value-type="string" calcext:value-type="string">
            <text:p>bemolle</text:p>
          </table:table-cell>
          <table:table-cell table:style-name="ce36" office:value-type="string" calcext:value-type="string">
            <text:p>diesis</text:p>
          </table:table-cell>
          <table:table-cell table:number-columns-repeated="2"/>
          <table:table-cell table:style-name="ce32" office:value-type="string" calcext:value-type="string" table:number-columns-spanned="3" table:number-rows-spanned="1">
            <text:p>Solfege to Intervals</text:p>
          </table:table-cell>
          <table:covered-table-cell table:style-name="ce17"/>
          <table:covered-table-cell table:style-name="ce27"/>
          <table:table-cell/>
          <table:covered-table-cell table:style-name="ce42"/>
          <table:covered-table-cell table:style-name="ce44"/>
          <table:covered-table-cell table:style-name="ce46"/>
          <table:table-cell/>
          <table:covered-table-cell table:style-name="ce10"/>
          <table:covered-table-cell table:style-name="ce29"/>
        </table:table-row>
        <table:table-row table:style-name="ro1">
          <table:table-cell table:style-name="ce10" office:value-type="string" calcext:value-type="string">
            <text:p>dim5</text:p>
          </table:table-cell>
          <table:table-cell table:style-name="ce1" office:value-type="string" calcext:value-type="string">
            <text:p>Fad</text:p>
          </table:table-cell>
          <table:table-cell table:style-name="ce25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o</text:p>
          </table:table-cell>
          <table:table-cell table:style-name="ce29" office:value-type="string" calcext:value-type="string">
            <text:p>Do</text:p>
          </table:table-cell>
          <table:table-cell table:number-columns-repeated="2"/>
          <table:table-cell table:style-name="ce10" office:value-type="string" calcext:value-type="string">
            <text:p>Do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d</text:p>
          </table:table-cell>
          <table:table-cell/>
          <table:table-cell table:style-name="ce10"/>
          <table:table-cell office:value-type="string" calcext:value-type="string">
            <text:p>A</text:p>
          </table:table-cell>
          <table:table-cell table:style-name="ce29" office:value-type="string" calcext:value-type="string">
            <text:p>La</text:p>
          </table:table-cell>
          <table:table-cell/>
          <table:table-cell table:style-name="ce10" office:value-type="string" calcext:value-type="string">
            <text:p>dim5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>
          <table:table-cell table:style-name="ce10" office:value-type="string" calcext:value-type="string">
            <text:p>M2</text:p>
          </table:table-cell>
          <table:table-cell table:style-name="ce1" office:value-type="string" calcext:value-type="string">
            <text:p>Re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Reb</text:p>
          </table:table-cell>
          <table:table-cell table:style-name="ce29" office:value-type="string" calcext:value-type="string">
            <text:p>Dod</text:p>
          </table:table-cell>
          <table:table-cell table:number-columns-repeated="2"/>
          <table:table-cell table:style-name="ce10" office:value-type="string" calcext:value-type="string">
            <text:p>Fa</text:p>
          </table:table-cell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b</text:p>
          </table:table-cell>
          <table:table-cell/>
          <table:table-cell table:style-name="ce10"/>
          <table:table-cell office:value-type="string" calcext:value-type="string">
            <text:p>Ab</text:p>
          </table:table-cell>
          <table:table-cell table:style-name="ce29" office:value-type="string" calcext:value-type="string">
            <text:p>Lab</text:p>
          </table:table-cell>
          <table:table-cell/>
          <table:table-cell table:style-name="ce10" office:value-type="string" calcext:value-type="string">
            <text:p>M2</text:p>
          </table:table-cell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M3</text:p>
          </table:table-cell>
          <table:table-cell table:style-name="ce1" office:value-type="string" calcext:value-type="string">
            <text:p>Mi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Re</text:p>
          </table:table-cell>
          <table:table-cell table:style-name="ce29" office:value-type="string" calcext:value-type="string">
            <text:p>Re</text:p>
          </table:table-cell>
          <table:table-cell table:number-columns-repeated="2"/>
          <table:table-cell table:style-name="ce10" office:value-type="string" calcext:value-type="string">
            <text:p>Fad</text:p>
          </table:table-cell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d</text:p>
          </table:table-cell>
          <table:table-cell/>
          <table:table-cell table:style-name="ce10"/>
          <table:table-cell office:value-type="string" calcext:value-type="string">
            <text:p>B</text:p>
          </table:table-cell>
          <table:table-cell table:style-name="ce29" office:value-type="string" calcext:value-type="string">
            <text:p>Si</text:p>
          </table:table-cell>
          <table:table-cell/>
          <table:table-cell table:style-name="ce10" office:value-type="string" calcext:value-type="string">
            <text:p>M3</text:p>
          </table:table-cell>
          <table:table-cell table:style-name="ce29" office:value-type="float" office:value="7" calcext:value-type="float">
            <text:p>7</text:p>
          </table:table-cell>
        </table:table-row>
        <table:table-row table:style-name="ro1">
          <table:table-cell table:style-name="ce10" office:value-type="string" calcext:value-type="string">
            <text:p>M6</text:p>
          </table:table-cell>
          <table:table-cell table:style-name="ce1" office:value-type="string" calcext:value-type="string">
            <text:p>La</text:p>
          </table:table-cell>
          <table:table-cell table:style-name="ce25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Mib</text:p>
          </table:table-cell>
          <table:table-cell table:style-name="ce29" office:value-type="string" calcext:value-type="string">
            <text:p>Red</text:p>
          </table:table-cell>
          <table:table-cell table:number-columns-repeated="2"/>
          <table:table-cell table:style-name="ce10" office:value-type="string" calcext:value-type="string">
            <text:p>La</text:p>
          </table:table-cell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d</text:p>
          </table:table-cell>
          <table:table-cell/>
          <table:table-cell table:style-name="ce10"/>
          <table:table-cell office:value-type="string" calcext:value-type="string">
            <text:p>Bb</text:p>
          </table:table-cell>
          <table:table-cell table:style-name="ce29" office:value-type="string" calcext:value-type="string">
            <text:p>Sib</text:p>
          </table:table-cell>
          <table:table-cell/>
          <table:table-cell table:style-name="ce10" office:value-type="string" calcext:value-type="string">
            <text:p>M6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">
          <table:table-cell table:style-name="ce10" office:value-type="string" calcext:value-type="string">
            <text:p>M7</text:p>
          </table:table-cell>
          <table:table-cell table:style-name="ce1" office:value-type="string" calcext:value-type="string">
            <text:p>Si</text:p>
          </table:table-cell>
          <table:table-cell table:style-name="ce25" office:value-type="float" office:value="11" calcext:value-type="float">
            <text:p>11</text:p>
          </table:table-cell>
          <table:table-cell table:style-name="ce29" office:value-type="float" office:value="14" calcext:value-type="float">
            <text:p>14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Mi</text:p>
          </table:table-cell>
          <table:table-cell table:style-name="ce29" office:value-type="string" calcext:value-type="string">
            <text:p>Mi</text:p>
          </table:table-cell>
          <table:table-cell table:number-columns-repeated="2"/>
          <table:table-cell table:style-name="ce10" office:value-type="string" calcext:value-type="string">
            <text:p>Lab</text:p>
          </table:table-cell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b</text:p>
          </table:table-cell>
          <table:table-cell/>
          <table:table-cell table:style-name="ce10"/>
          <table:table-cell office:value-type="string" calcext:value-type="string">
            <text:p>C</text:p>
          </table:table-cell>
          <table:table-cell table:style-name="ce29" office:value-type="string" calcext:value-type="string">
            <text:p>Do</text:p>
          </table:table-cell>
          <table:table-cell/>
          <table:table-cell table:style-name="ce11" office:value-type="string" calcext:value-type="string">
            <text:p>M7</text:p>
          </table:table-cell>
          <table:table-cell table:style-name="ce30" office:value-type="float" office:value="14" calcext:value-type="float">
            <text:p>14</text:p>
          </table:table-cell>
        </table:table-row>
        <table:table-row table:style-name="ro1">
          <table:table-cell table:style-name="ce10" office:value-type="string" calcext:value-type="string">
            <text:p>min2</text:p>
          </table:table-cell>
          <table:table-cell table:style-name="ce1" office:value-type="string" calcext:value-type="string">
            <text:p>Reb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table:style-name="ce29" office:value-type="string" calcext:value-type="string">
            <text:p>Fa</text:p>
          </table:table-cell>
          <table:table-cell table:number-columns-repeated="2"/>
          <table:table-cell table:style-name="ce10" office:value-type="string" calcext:value-type="string">
            <text:p>Mi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d</text:p>
          </table:table-cell>
          <table:table-cell/>
          <table:table-cell table:style-name="ce10"/>
          <table:table-cell office:value-type="string" calcext:value-type="string">
            <text:p>D</text:p>
          </table:table-cell>
          <table:table-cell table:style-name="ce29" office:value-type="string" calcext:value-type="string">
            <text:p>Re</text:p>
          </table:table-cell>
          <table:table-cell/>
          <table:table-cell table:style-name="ce10" office:value-type="string" calcext:value-type="string">
            <text:p>min2</text:p>
          </table:table-cell>
          <table:table-cell table:style-name="ce29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min3</text:p>
          </table:table-cell>
          <table:table-cell table:style-name="ce1" office:value-type="string" calcext:value-type="string">
            <text:p>Mib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Solb</text:p>
          </table:table-cell>
          <table:table-cell table:style-name="ce29" office:value-type="string" calcext:value-type="string">
            <text:p>Fad</text:p>
          </table:table-cell>
          <table:table-cell table:number-columns-repeated="2"/>
          <table:table-cell table:style-name="ce10" office:value-type="string" calcext:value-type="string">
            <text:p>Mib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b</text:p>
          </table:table-cell>
          <table:table-cell/>
          <table:table-cell table:style-name="ce10"/>
          <table:table-cell office:value-type="string" calcext:value-type="string">
            <text:p>Db</text:p>
          </table:table-cell>
          <table:table-cell table:style-name="ce29" office:value-type="string" calcext:value-type="string">
            <text:p>Reb</text:p>
          </table:table-cell>
          <table:table-cell/>
          <table:table-cell table:style-name="ce10" office:value-type="string" calcext:value-type="string">
            <text:p>min3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1">
          <table:table-cell table:style-name="ce10" office:value-type="string" calcext:value-type="string">
            <text:p>min6</text:p>
          </table:table-cell>
          <table:table-cell table:style-name="ce1" office:value-type="string" calcext:value-type="string">
            <text:p>Lab</text:p>
          </table:table-cell>
          <table:table-cell table:style-name="ce25"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Sol</text:p>
          </table:table-cell>
          <table:table-cell table:style-name="ce29" office:value-type="string" calcext:value-type="string">
            <text:p>Sol</text:p>
          </table:table-cell>
          <table:table-cell table:number-columns-repeated="2"/>
          <table:table-cell table:style-name="ce10"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d</text:p>
          </table:table-cell>
          <table:table-cell/>
          <table:table-cell table:style-name="ce10"/>
          <table:table-cell office:value-type="string" calcext:value-type="string">
            <text:p>E</text:p>
          </table:table-cell>
          <table:table-cell table:style-name="ce29" office:value-type="string" calcext:value-type="string">
            <text:p>Mi</text:p>
          </table:table-cell>
          <table:table-cell/>
          <table:table-cell table:style-name="ce10" office:value-type="string" calcext:value-type="string">
            <text:p>min6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">
          <table:table-cell table:style-name="ce10" office:value-type="string" calcext:value-type="string">
            <text:p>min7</text:p>
          </table:table-cell>
          <table:table-cell table:style-name="ce1" office:value-type="string" calcext:value-type="string">
            <text:p>Sib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table:style-name="ce29" office:value-type="string" calcext:value-type="string">
            <text:p>Sold</text:p>
          </table:table-cell>
          <table:table-cell table:number-columns-repeated="2"/>
          <table:table-cell table:style-name="ce10" office:value-type="string" calcext:value-type="string">
            <text:p>Reb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b</text:p>
          </table:table-cell>
          <table:table-cell/>
          <table:table-cell table:style-name="ce10"/>
          <table:table-cell office:value-type="string" calcext:value-type="string">
            <text:p>Eb</text:p>
          </table:table-cell>
          <table:table-cell table:style-name="ce29" office:value-type="string" calcext:value-type="string">
            <text:p>Mib</text:p>
          </table:table-cell>
          <table:table-cell/>
          <table:table-cell table:style-name="ce10" office:value-type="string" calcext:value-type="string">
            <text:p>min7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1">
          <table:table-cell table:style-name="ce10" office:value-type="string" calcext:value-type="string">
            <text:p>P4</text:p>
          </table:table-cell>
          <table:table-cell table:style-name="ce1" office:value-type="string" calcext:value-type="string">
            <text:p>Fa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La</text:p>
          </table:table-cell>
          <table:table-cell table:style-name="ce29" office:value-type="string" calcext:value-type="string">
            <text:p>La</text:p>
          </table:table-cell>
          <table:table-cell table:number-columns-repeated="2"/>
          <table:table-cell table:style-name="ce10" office:value-type="string" calcext:value-type="string">
            <text:p>Si</text:p>
          </table:table-cell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d</text:p>
          </table:table-cell>
          <table:table-cell/>
          <table:table-cell table:style-name="ce10"/>
          <table:table-cell office:value-type="string" calcext:value-type="string">
            <text:p>F</text:p>
          </table:table-cell>
          <table:table-cell table:style-name="ce29" office:value-type="string" calcext:value-type="string">
            <text:p>Fa</text:p>
          </table:table-cell>
          <table:table-cell/>
          <table:table-cell table:style-name="ce10" office:value-type="string" calcext:value-type="string">
            <text:p>P4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">
          <table:table-cell table:style-name="ce10" office:value-type="string" calcext:value-type="string">
            <text:p>P5</text:p>
          </table:table-cell>
          <table:table-cell table:style-name="ce1" office:value-type="string" calcext:value-type="string">
            <text:p>Sol</text:p>
          </table:table-cell>
          <table:table-cell table:style-name="ce25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ib</text:p>
          </table:table-cell>
          <table:table-cell table:style-name="ce29" office:value-type="string" calcext:value-type="string">
            <text:p>Lad</text:p>
          </table:table-cell>
          <table:table-cell table:number-columns-repeated="2"/>
          <table:table-cell table:style-name="ce10" office:value-type="string" calcext:value-type="string">
            <text:p>Sib</text:p>
          </table:table-cell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b</text:p>
          </table:table-cell>
          <table:table-cell/>
          <table:table-cell table:style-name="ce10"/>
          <table:table-cell office:value-type="string" calcext:value-type="string">
            <text:p>F#</text:p>
          </table:table-cell>
          <table:table-cell table:style-name="ce29" office:value-type="string" calcext:value-type="string">
            <text:p>Fad</text:p>
          </table:table-cell>
          <table:table-cell/>
          <table:table-cell table:style-name="ce10" office:value-type="string" calcext:value-type="string">
            <text:p>P5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 table:style-name="ce11" office:value-type="string" calcext:value-type="string">
            <text:p>root</text:p>
          </table:table-cell>
          <table:table-cell table:style-name="ce19" office:value-type="string" calcext:value-type="string">
            <text:p>Do</text:p>
          </table:table-cell>
          <table:table-cell table:style-name="ce26" office:value-type="float" office:value="0" calcext:value-type="float">
            <text:p>0</text:p>
          </table:table-cell>
          <table:table-cell table:style-name="ce30"/>
          <table:table-cell/>
          <table:table-cell table:style-name="ce11" office:value-type="float" office:value="11" calcext:value-type="float">
            <text:p>11</text:p>
          </table:table-cell>
          <table:table-cell table:style-name="ce26" office:value-type="string" calcext:value-type="string">
            <text:p>Si</text:p>
          </table:table-cell>
          <table:table-cell table:style-name="ce30" office:value-type="string" calcext:value-type="string">
            <text:p>Si</text:p>
          </table:table-cell>
          <table:table-cell table:number-columns-repeated="2"/>
          <table:table-cell table:style-name="ce11" office:value-type="string" calcext:value-type="string">
            <text:p>Sol</text:p>
          </table:table-cell>
          <table:table-cell table:style-name="ce26" office:value-type="float" office:value="7" calcext:value-type="float">
            <text:p>7</text:p>
          </table:table-cell>
          <table:table-cell table:style-name="ce30" office:value-type="string" calcext:value-type="string">
            <text:p>d</text:p>
          </table:table-cell>
          <table:table-cell/>
          <table:table-cell table:style-name="ce11"/>
          <table:table-cell table:style-name="ce26" office:value-type="string" calcext:value-type="string">
            <text:p>G</text:p>
          </table:table-cell>
          <table:table-cell table:style-name="ce30" office:value-type="string" calcext:value-type="string">
            <text:p>Sol</text:p>
          </table:table-cell>
          <table:table-cell/>
          <table:table-cell table:style-name="ce10" office:value-type="string" calcext:value-type="string">
            <text:p>root</text:p>
          </table:table-cell>
          <table:table-cell table:style-name="ce2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53" table:number-columns-repeated="5"/>
          <table:table-cell table:style-name="ce31" office:value-type="string" calcext:value-type="string" table:number-columns-spanned="8" table:number-rows-spanned="3">
            <text:p>Tests</text:p>
          </table:table-cell>
          <table:covered-table-cell table:number-columns-repeated="7" table:style-name="ce53"/>
          <table:table-cell table:style-name="ce53" table:number-columns-repeated="6"/>
          <table:table-cell/>
        </table:table-row>
        <table:table-row table:style-name="ro1">
          <table:table-cell table:style-name="ce53" table:number-columns-repeated="5"/>
          <table:covered-table-cell table:number-columns-repeated="8" table:style-name="ce53"/>
          <table:table-cell table:style-name="ce53" table:number-columns-repeated="6"/>
          <table:table-cell/>
        </table:table-row>
        <table:table-row table:style-name="ro1">
          <table:table-cell table:style-name="ce53" table:number-columns-repeated="5"/>
          <table:covered-table-cell table:number-columns-repeated="8" table:style-name="ce53"/>
          <table:table-cell table:style-name="ce53" table:number-columns-repeated="6"/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Interval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office:value-type="string" calcext:value-type="string">
            <text:p>Do</text:p>
          </table:table-cell>
          <table:table-cell table:style-name="Default" office:value-type="string" calcext:value-type="string">
            <text:p>min2</text:p>
          </table:table-cell>
          <table:table-cell table:number-columns-repeated="3"/>
          <table:table-cell office:value-type="string" calcext:value-type="string">
            <text:p>Final result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3">
          <table:table-cell table:style-name="ce13" office:value-type="string" calcext:value-type="string" table:number-columns-spanned="1" table:number-rows-spanned="2">
            <text:p>results</text:p>
          </table:table-cell>
          <table:table-cell table:style-name="ce20" office:value-type="string" calcext:value-type="string">
            <text:p>Steps above Do</text:p>
          </table:table-cell>
          <table:table-cell table:style-name="ce20" office:value-type="string" calcext:value-type="string">
            <text:p>Interval steps</text:p>
          </table:table-cell>
          <table:table-cell table:style-name="ce20" office:value-type="string" calcext:value-type="string">
            <text:p>total steps</text:p>
          </table:table-cell>
          <table:table-cell table:style-name="ce20" office:value-type="string" calcext:value-type="string">
            <text:p>Total steps mod 12</text:p>
          </table:table-cell>
          <table:table-cell table:style-name="ce20" office:value-type="string" calcext:value-type="string">
            <text:p>Diesis or bemolle</text:p>
          </table:table-cell>
          <table:table-cell table:style-name="ce20" office:value-type="string" calcext:value-type="string">
            <text:p>Chord tone</text:p>
          </table:table-cell>
          <table:table-cell table:number-columns-repeated="13"/>
        </table:table-row>
        <table:table-row table:style-name="ro1">
          <table:covered-table-cell/>
          <table:table-cell table:formula="of:=VLOOKUP([.B50];Solf_to_int;2)" office:value-type="float" office:value="0" calcext:value-type="float">
            <text:p>0</text:p>
          </table:table-cell>
          <table:table-cell table:style-name="Default" table:formula="of:=VLOOKUP([.C50];Int_Solfege_steps;3)" office:value-type="float" office:value="1" calcext:value-type="float">
            <text:p>1</text:p>
          </table:table-cell>
          <table:table-cell table:formula="of:=[.B53]+[.C53]" office:value-type="float" office:value="1" calcext:value-type="float">
            <text:p>1</text:p>
          </table:table-cell>
          <table:table-cell table:formula="of:=MOD([.D53];12)" office:value-type="float" office:value="1" calcext:value-type="float">
            <text:p>1</text:p>
          </table:table-cell>
          <table:table-cell table:formula="of:=IF(VLOOKUP([.B50];[.K27:.M39];3) =&quot;d&quot;;&quot;d&quot;;&quot;b&quot;)" office:value-type="string" office:string-value="d" calcext:value-type="string">
            <text:p>d</text:p>
          </table:table-cell>
          <table:table-cell table:style-name="ce35" table:formula="of:=IF([.F53]=&quot;d&quot;;VLOOKUP([.E53];Steps_to_notes;3);VLOOKUP([.E53];Steps_to_notes;2))" office:value-type="string" office:string-value="Dod" calcext:value-type="string">
            <text:p>Dod</text:p>
          </table:table-cell>
          <table:table-cell table:number-columns-repeated="13"/>
        </table:table-row>
        <table:table-row table:style-name="ro1" table:number-rows-repeated="104852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>
        <table:named-range table:name="Engl_to_Ital" table:base-cell-address="$ChordData.$P$43" table:cell-range-address="$ChordData.$P$28:.$Q$39"/>
        <table:named-range table:name="Int_Solfege_steps" table:base-cell-address="$ChordData.$D$42" table:cell-range-address="$ChordData.$A$28:.$D$39"/>
        <table:named-range table:name="Roots_and_intervals" table:base-cell-address="$ChordData.$A$3" table:cell-range-address="$ChordData.$A$3:.$N$16"/>
        <table:named-range table:name="Solf_to_int" table:base-cell-address="$ChordData.$K$43" table:cell-range-address="$ChordData.$K$28:.$M$39"/>
        <table:named-range table:name="Steps_to_notes" table:base-cell-address="$ChordData.$F$43" table:cell-range-address="$ChordData.$F$28:.$H$39"/>
      </table:named-expressions>
      <table:database-ranges>
        <table:database-range table:name="__Anonymous_Sheet_DB__0" table:target-range-address="'Card data'.A1:'Card data'.AV241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ChordData.S28:ChordData.T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13:59:00.471299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date>2024-03-18T22:02:24.915077464</dc:date>
    <dc:creator>Stefano Franchi</dc:creator>
    <meta:editing-duration>PT10H44M21S</meta:editing-duration>
    <meta:editing-cycles>75</meta:editing-cycles>
    <meta:document-statistic meta:table-count="2" meta:cell-count="1181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efficientPrepareUsedAreaOfSheetForFullyQuotedCSVexport(Optional pSheet)
If IsMissing(pSheet) Then pSheet = ThisComponent.CurrentController.ActiveSheet
cellCursor = pSheet.createCursor()
cellCursor.gotoStartOfUsedArea(False)
cellCursor.gotoEndOfUsedArea(True)
emptyRgs = cellCursor.queryEmptyCells()
For Each emptyRg In emptyRgs
  ra = emptyRg.RangeAddress
  With ra
    topRow = emptyRg.SpreadSheet.getCellRangeByPosition( _
               .StartColumn, .StartRow, .EndColumn, .StartRow)
    topLeftCell = topRow.getCellByPosition(0, 0)
  End With
  topLeftCell.Formula = "="""""
  topRow.fillAuto(1, 1)
  emptyRg.fillAuto(0, 1)
Next emptyRg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